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4429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5398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11"/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0.28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95];[.$J2]&amp;&quot;*&quot;;[.F2:.F95])" office:value-type="percentage" office:value="0.00931217959259259" calcext:value-type="percentage">
            <text:p>0.93%</text:p>
          </table:table-cell>
          <table:table-cell table:style-name="ce2" table:formula="of:=AVERAGEIF([.$A2:.$A95];[.$J2]&amp;&quot;*&quot;;[.G2:.G95])" office:value-type="percentage" office:value="0.00528393422222222" calcext:value-type="percentage">
            <text:p>0.53%</text:p>
          </table:table-cell>
          <table:table-cell table:style-name="ce2" table:formula="of:=AVERAGEIF([.$A2:.$A95];[.$J2]&amp;&quot;*&quot;;[.H2:.H95])" office:value-type="percentage" office:value="0.0138904983703704" calcext:value-type="percentage">
            <text:p>1.39%</text:p>
          </table:table-cell>
          <table:table-cell/>
          <table:table-cell table:formula="of:=COUNTIF([.$G2:.$G110];&quot;=0&quot;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0.59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96];[.$J3]&amp;&quot;*&quot;;[.F3:.F96])" office:value-type="percentage" office:value="0.00790477245" calcext:value-type="percentage">
            <text:p>0.79%</text:p>
          </table:table-cell>
          <table:table-cell table:style-name="ce2" table:formula="of:=AVERAGEIF([.$A3:.$A96];[.$J3]&amp;&quot;*&quot;;[.G3:.G96])" office:value-type="percentage" office:value="0.003751073" calcext:value-type="percentage">
            <text:p>0.38%</text:p>
          </table:table-cell>
          <table:table-cell table:style-name="ce2" table:formula="of:=AVERAGEIF([.$A3:.$A96];[.$J3]&amp;&quot;*&quot;;[.H3:.H96])" office:value-type="percentage" office:value="0.012373529" calcext:value-type="percentage">
            <text:p>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0.52s</text:p>
          </table:table-cell>
          <table:table-cell office:value-type="float" office:value="742.3" calcext:value-type="float">
            <text:p>742.3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percentage" office:value="0.000404313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4771" calcext:value-type="percentage">
            <text:p>0.13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97];[.$J4]&amp;&quot;*&quot;;[.F4:.F97])" office:value-type="percentage" office:value="0.0143816221" calcext:value-type="percentage">
            <text:p>1.44%</text:p>
          </table:table-cell>
          <table:table-cell table:style-name="ce2" table:formula="of:=AVERAGEIF([.$A4:.$A97];[.$J4]&amp;&quot;*&quot;;[.G4:.G97])" office:value-type="percentage" office:value="0.01030629" calcext:value-type="percentage">
            <text:p>1.03%</text:p>
          </table:table-cell>
          <table:table-cell table:style-name="ce2" table:formula="of:=AVERAGEIF([.$A4:.$A97];[.$J4]&amp;&quot;*&quot;;[.H4:.H97])" office:value-type="percentage" office:value="0.018332481" calcext:value-type="percentage">
            <text:p>1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0.49s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98];[.$J5]&amp;&quot;*&quot;;[.F5:.F98])" office:value-type="percentage" office:value="0.061408496" calcext:value-type="percentage">
            <text:p>6.14%</text:p>
          </table:table-cell>
          <table:table-cell table:style-name="ce2" table:formula="of:=AVERAGEIF([.$A5:.$A98];[.$J5]&amp;&quot;*&quot;;[.G5:.G98])" office:value-type="percentage" office:value="0.0525402" calcext:value-type="percentage">
            <text:p>5.25%</text:p>
          </table:table-cell>
          <table:table-cell table:style-name="ce2" table:formula="of:=AVERAGEIF([.$A5:.$A98];[.$J5]&amp;&quot;*&quot;;[.H5:.H98])" office:value-type="percentage" office:value="0.067593398" calcext:value-type="percentage">
            <text:p>6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0.74s</text:p>
          </table:table-cell>
          <table:table-cell office:value-type="float" office:value="809.4" calcext:value-type="float">
            <text:p>809.4</text:p>
          </table:table-cell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percentage" office:value="0.0130163" calcext:value-type="percentage">
            <text:p>1.30%</text:p>
          </table:table-cell>
          <table:table-cell office:value-type="percentage" office:value="0.00876095" calcext:value-type="percentage">
            <text:p>0.88%</text:p>
          </table:table-cell>
          <table:table-cell office:value-type="percentage" office:value="0.020025" calcext:value-type="percentage">
            <text:p>2.00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99];[.$J6]&amp;&quot;*&quot;;[.F6:.F99])" office:value-type="percentage" office:value="0.0089809505" calcext:value-type="percentage">
            <text:p>0.90%</text:p>
          </table:table-cell>
          <table:table-cell table:style-name="ce2" table:formula="of:=AVERAGEIF([.$A6:.$A99];[.$J6]&amp;&quot;*&quot;;[.G6:.G99])" office:value-type="percentage" office:value="0.0048698955" calcext:value-type="percentage">
            <text:p>0.49%</text:p>
          </table:table-cell>
          <table:table-cell table:style-name="ce2" table:formula="of:=AVERAGEIF([.$A6:.$A99];[.$J6]&amp;&quot;*&quot;;[.H6:.H99])" office:value-type="percentage" office:value="0.012667255" calcext:value-type="percentage">
            <text:p>1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0.66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0];[.$J7]&amp;&quot;*&quot;;[.F7:.F100])" office:value-type="string" office:string-value="" calcext:value-type="error">
            <text:p>#DIV/0!</text:p>
          </table:table-cell>
          <table:table-cell table:style-name="ce2" table:formula="of:=AVERAGEIF([.$A7:.$A100];[.$J7]&amp;&quot;*&quot;;[.G7:.G100])" office:value-type="string" office:string-value="" calcext:value-type="error">
            <text:p>#DIV/0!</text:p>
          </table:table-cell>
          <table:table-cell table:style-name="ce2" table:formula="of:=AVERAGEIF([.$A7:.$A100];[.$J7]&amp;&quot;*&quot;;[.H7:.H10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0.91s</text:p>
          </table:table-cell>
          <table:table-cell office:value-type="float" office:value="951.5" calcext:value-type="float">
            <text:p>951.5</text:p>
          </table:table-cell>
          <table:table-cell office:value-type="float" office:value="949" calcext:value-type="float">
            <text:p>949</text:p>
          </table:table-cell>
          <table:table-cell office:value-type="float" office:value="970" calcext:value-type="float">
            <text:p>970</text:p>
          </table:table-cell>
          <table:table-cell office:value-type="percentage" office:value="0.00263435" calcext:value-type="percentage">
            <text:p>0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21286" calcext:value-type="percentage">
            <text:p>2.2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0.80s</text:p>
          </table:table-cell>
          <table:table-cell office:value-type="float" office:value="730.3" calcext:value-type="float">
            <text:p>730.3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percentage" office:value="0.000410959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6986" calcext:value-type="percentage">
            <text:p>0.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0.98s</text:p>
          </table:table-cell>
          <table:table-cell office:value-type="float" office:value="823.5" calcext:value-type="float">
            <text:p>823.5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182482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0.89s</text:p>
          </table:table-cell>
          <table:table-cell office:value-type="float" office:value="832.8" calcext:value-type="float">
            <text:p>832.8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0216606" calcext:value-type="percentage">
            <text:p>0.2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40674" calcext:value-type="percentage">
            <text:p>0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1.40s</text:p>
          </table:table-cell>
          <table:table-cell office:value-type="float" office:value="947.1" calcext:value-type="float">
            <text:p>947.1</text:p>
          </table:table-cell>
          <table:table-cell office:value-type="float" office:value="937" calcext:value-type="float">
            <text:p>937</text:p>
          </table:table-cell>
          <table:table-cell office:value-type="float" office:value="955" calcext:value-type="float">
            <text:p>955</text:p>
          </table:table-cell>
          <table:table-cell office:value-type="percentage" office:value="0.0107791" calcext:value-type="percentage">
            <text:p>1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92102" calcext:value-type="percentage">
            <text:p>1.9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1.84s</text:p>
          </table:table-cell>
          <table:table-cell office:value-type="float" office:value="955.8" calcext:value-type="float">
            <text:p>955.8</text:p>
          </table:table-cell>
          <table:table-cell office:value-type="float" office:value="953" calcext:value-type="float">
            <text:p>953</text:p>
          </table:table-cell>
          <table:table-cell office:value-type="float" office:value="960" calcext:value-type="float">
            <text:p>960</text:p>
          </table:table-cell>
          <table:table-cell office:value-type="percentage" office:value="0.0125" calcext:value-type="percentage">
            <text:p>1.25%</text:p>
          </table:table-cell>
          <table:table-cell office:value-type="percentage" office:value="0.0095339" calcext:value-type="percentage">
            <text:p>0.95%</text:p>
          </table:table-cell>
          <table:table-cell office:value-type="percentage" office:value="0.0169492" calcext:value-type="percentage">
            <text:p>1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1.53s</text:p>
          </table:table-cell>
          <table:table-cell office:value-type="float" office:value="1174.1" calcext:value-type="float">
            <text:p>1174.1</text:p>
          </table:table-cell>
          <table:table-cell office:value-type="float" office:value="1158" calcext:value-type="float">
            <text:p>1158</text:p>
          </table:table-cell>
          <table:table-cell office:value-type="float" office:value="1181" calcext:value-type="float">
            <text:p>1181</text:p>
          </table:table-cell>
          <table:table-cell office:value-type="percentage" office:value="0.0245201" calcext:value-type="percentage">
            <text:p>2.45%</text:p>
          </table:table-cell>
          <table:table-cell office:value-type="percentage" office:value="0.0104712" calcext:value-type="percentage">
            <text:p>1.05%</text:p>
          </table:table-cell>
          <table:table-cell office:value-type="percentage" office:value="0.030541" calcext:value-type="percentage">
            <text:p>3.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1.66s</text:p>
          </table:table-cell>
          <table:table-cell office:value-type="float" office:value="914.3" calcext:value-type="float">
            <text:p>914.3</text:p>
          </table:table-cell>
          <table:table-cell office:value-type="float" office:value="914" calcext:value-type="float">
            <text:p>914</text:p>
          </table:table-cell>
          <table:table-cell office:value-type="float" office:value="917" calcext:value-type="float">
            <text:p>917</text:p>
          </table:table-cell>
          <table:table-cell office:value-type="percentage" office:value="0.000328228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28228" calcext:value-type="percentage">
            <text:p>0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1.45s</text:p>
          </table:table-cell>
          <table:table-cell office:value-type="float" office:value="1073.8" calcext:value-type="float">
            <text:p>1073.8</text:p>
          </table:table-cell>
          <table:table-cell office:value-type="float" office:value="1073" calcext:value-type="float">
            <text:p>1073</text:p>
          </table:table-cell>
          <table:table-cell office:value-type="float" office:value="1077" calcext:value-type="float">
            <text:p>1077</text:p>
          </table:table-cell>
          <table:table-cell office:value-type="percentage" office:value="0.000745573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72787" calcext:value-type="percentage">
            <text:p>0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2.43s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3" office:value-type="percentage" office:value="0.00693069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2.99s</text:p>
          </table:table-cell>
          <table:table-cell office:value-type="float" office:value="1181.7" calcext:value-type="float">
            <text:p>1181.7</text:p>
          </table:table-cell>
          <table:table-cell office:value-type="float" office:value="1174" calcext:value-type="float">
            <text:p>1174</text:p>
          </table:table-cell>
          <table:table-cell office:value-type="float" office:value="1189" calcext:value-type="float">
            <text:p>1189</text:p>
          </table:table-cell>
          <table:table-cell office:value-type="percentage" office:value="0.0125964" calcext:value-type="percentage">
            <text:p>1.26%</text:p>
          </table:table-cell>
          <table:table-cell office:value-type="percentage" office:value="0.00599829" calcext:value-type="percentage">
            <text:p>0.60%</text:p>
          </table:table-cell>
          <table:table-cell office:value-type="percentage" office:value="0.0188518" calcext:value-type="percentage">
            <text:p>1.8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2.94s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3"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3.86s</text:p>
          </table:table-cell>
          <table:table-cell office:value-type="float" office:value="1364.8" calcext:value-type="float">
            <text:p>1364.8</text:p>
          </table:table-cell>
          <table:table-cell office:value-type="float" office:value="1359" calcext:value-type="float">
            <text:p>1359</text:p>
          </table:table-cell>
          <table:table-cell office:value-type="float" office:value="1370" calcext:value-type="float">
            <text:p>1370</text:p>
          </table:table-cell>
          <table:table-cell office:value-type="percentage" office:value="0.00797637" calcext:value-type="percentage">
            <text:p>0.80%</text:p>
          </table:table-cell>
          <table:table-cell office:value-type="percentage" office:value="0.00369276" calcext:value-type="percentage">
            <text:p>0.37%</text:p>
          </table:table-cell>
          <table:table-cell office:value-type="percentage" office:value="0.0118168" calcext:value-type="percentage">
            <text:p>1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4.31s</text:p>
          </table:table-cell>
          <table:table-cell office:value-type="float" office:value="1041.5" calcext:value-type="float">
            <text:p>1041.5</text:p>
          </table:table-cell>
          <table:table-cell office:value-type="float" office:value="1035" calcext:value-type="float">
            <text:p>1035</text:p>
          </table:table-cell>
          <table:table-cell office:value-type="float" office:value="1045" calcext:value-type="float">
            <text:p>1045</text:p>
          </table:table-cell>
          <table:table-cell office:value-type="percentage" office:value="0.00725338" calcext:value-type="percentage">
            <text:p>0.73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106383" calcext:value-type="percentage">
            <text:p>1.0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2.89s</text:p>
          </table:table-cell>
          <table:table-cell office:value-type="float" office:value="1322.4" calcext:value-type="float">
            <text:p>1322.4</text:p>
          </table:table-cell>
          <table:table-cell office:value-type="float" office:value="1308" calcext:value-type="float">
            <text:p>1308</text:p>
          </table:table-cell>
          <table:table-cell office:value-type="float" office:value="1341" calcext:value-type="float">
            <text:p>1341</text:p>
          </table:table-cell>
          <table:table-cell office:value-type="percentage" office:value="0.0267081" calcext:value-type="percentage">
            <text:p>2.67%</text:p>
          </table:table-cell>
          <table:table-cell office:value-type="percentage" office:value="0.015528" calcext:value-type="percentage">
            <text:p>1.55%</text:p>
          </table:table-cell>
          <table:table-cell office:value-type="percentage" office:value="0.0411491" calcext:value-type="percentage">
            <text:p>4.1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4.40s</text:p>
          </table:table-cell>
          <table:table-cell office:value-type="float" office:value="1333.3" calcext:value-type="float">
            <text:p>1333.3</text:p>
          </table:table-cell>
          <table:table-cell office:value-type="float" office:value="1323" calcext:value-type="float">
            <text:p>1323</text:p>
          </table:table-cell>
          <table:table-cell office:value-type="float" office:value="1344" calcext:value-type="float">
            <text:p>1344</text:p>
          </table:table-cell>
          <table:table-cell office:value-type="percentage" office:value="0.014688" calcext:value-type="percentage">
            <text:p>1.47%</text:p>
          </table:table-cell>
          <table:table-cell office:value-type="percentage" office:value="0.00684932" calcext:value-type="percentage">
            <text:p>0.68%</text:p>
          </table:table-cell>
          <table:table-cell office:value-type="percentage" office:value="0.0228311" calcext:value-type="percentage">
            <text:p>2.2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3.03s</text:p>
          </table:table-cell>
          <table:table-cell office:value-type="float" office:value="1655.2" calcext:value-type="float">
            <text:p>1655.2</text:p>
          </table:table-cell>
          <table:table-cell office:value-type="float" office:value="1644" calcext:value-type="float">
            <text:p>1644</text:p>
          </table:table-cell>
          <table:table-cell office:value-type="float" office:value="1662" calcext:value-type="float">
            <text:p>1662</text:p>
          </table:table-cell>
          <table:table-cell office:value-type="percentage" office:value="0.0242574" calcext:value-type="percentage">
            <text:p>2.43%</text:p>
          </table:table-cell>
          <table:table-cell office:value-type="percentage" office:value="0.0173267" calcext:value-type="percentage">
            <text:p>1.73%</text:p>
          </table:table-cell>
          <table:table-cell office:value-type="percentage" office:value="0.0284653" calcext:value-type="percentage">
            <text:p>2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2.95s</text:p>
          </table:table-cell>
          <table:table-cell office:value-type="float" office:value="1434.5" calcext:value-type="float">
            <text:p>1434.5</text:p>
          </table:table-cell>
          <table:table-cell office:value-type="float" office:value="1428" calcext:value-type="float">
            <text:p>1428</text:p>
          </table:table-cell>
          <table:table-cell office:value-type="float" office:value="1443" calcext:value-type="float">
            <text:p>1443</text:p>
          </table:table-cell>
          <table:table-cell office:value-type="percentage" office:value="0.0239115" calcext:value-type="percentage">
            <text:p>2.39%</text:p>
          </table:table-cell>
          <table:table-cell office:value-type="percentage" office:value="0.0192719" calcext:value-type="percentage">
            <text:p>1.93%</text:p>
          </table:table-cell>
          <table:table-cell office:value-type="percentage" office:value="0.0299786" calcext:value-type="percentage">
            <text:p>3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5.19s</text:p>
          </table:table-cell>
          <table:table-cell office:value-type="float" office:value="1183.3" calcext:value-type="float">
            <text:p>1183.3</text:p>
          </table:table-cell>
          <table:table-cell office:value-type="float" office:value="1180" calcext:value-type="float">
            <text:p>1180</text:p>
          </table:table-cell>
          <table:table-cell office:value-type="float" office:value="1187" calcext:value-type="float">
            <text:p>1187</text:p>
          </table:table-cell>
          <table:table-cell office:value-type="percentage" office:value="0.00792164" calcext:value-type="percentage">
            <text:p>0.79%</text:p>
          </table:table-cell>
          <table:table-cell office:value-type="percentage" office:value="0.00511073" calcext:value-type="percentage">
            <text:p>0.51%</text:p>
          </table:table-cell>
          <table:table-cell office:value-type="percentage" office:value="0.0110733" calcext:value-type="percentage">
            <text:p>1.1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5.51s</text:p>
          </table:table-cell>
          <table:table-cell office:value-type="float" office:value="1173.3" calcext:value-type="float">
            <text:p>1173.3</text:p>
          </table:table-cell>
          <table:table-cell office:value-type="float" office:value="1167" calcext:value-type="float">
            <text:p>1167</text:p>
          </table:table-cell>
          <table:table-cell office:value-type="float" office:value="1179" calcext:value-type="float">
            <text:p>1179</text:p>
          </table:table-cell>
          <table:table-cell office:value-type="percentage" office:value="0.0123382" calcext:value-type="percentage">
            <text:p>1.23%</text:p>
          </table:table-cell>
          <table:table-cell office:value-type="percentage" office:value="0.0069025" calcext:value-type="percentage">
            <text:p>0.69%</text:p>
          </table:table-cell>
          <table:table-cell office:value-type="percentage" office:value="0.0172563" calcext:value-type="percentage">
            <text:p>1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9.18s</text:p>
          </table:table-cell>
          <table:table-cell office:value-type="float" office:value="1827.5" calcext:value-type="float">
            <text:p>1827.5</text:p>
          </table:table-cell>
          <table:table-cell office:value-type="float" office:value="1806" calcext:value-type="float">
            <text:p>1806</text:p>
          </table:table-cell>
          <table:table-cell office:value-type="float" office:value="1852" calcext:value-type="float">
            <text:p>1852</text:p>
          </table:table-cell>
          <table:table-cell office:value-type="percentage" office:value="0.0365854" calcext:value-type="percentage">
            <text:p>3.66%</text:p>
          </table:table-cell>
          <table:table-cell office:value-type="percentage" office:value="0.0243902" calcext:value-type="percentage">
            <text:p>2.44%</text:p>
          </table:table-cell>
          <table:table-cell office:value-type="percentage" office:value="0.0504821" calcext:value-type="percentage">
            <text:p>5.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0.46s</text:p>
          </table:table-cell>
          <table:table-cell office:value-type="float" office:value="672.9" calcext:value-type="float">
            <text:p>672.9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percentage" office:value="0.00133929" calcext:value-type="percentage">
            <text:p>0.1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95238" calcext:value-type="percentage">
            <text:p>0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0.55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0.38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0.60s</text:p>
          </table:table-cell>
          <table:table-cell office:value-type="float" office:value="805.5" calcext:value-type="float">
            <text:p>805.5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percentage" office:value="0.000621118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4224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0.59s</text:p>
          </table:table-cell>
          <table:table-cell office:value-type="float" office:value="549.9" calcext:value-type="float">
            <text:p>549.9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0163934" calcext:value-type="percentage">
            <text:p>0.1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82149" calcext:value-type="percentage">
            <text:p>0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1.20s</text:p>
          </table:table-cell>
          <table:table-cell office:value-type="float" office:value="833.1" calcext:value-type="float">
            <text:p>833.1</text:p>
          </table:table-cell>
          <table:table-cell office:value-type="float" office:value="829" calcext:value-type="float">
            <text:p>829</text:p>
          </table:table-cell>
          <table:table-cell office:value-type="float" office:value="838" calcext:value-type="float">
            <text:p>838</text:p>
          </table:table-cell>
          <table:table-cell office:value-type="percentage" office:value="0.00494572" calcext:value-type="percentage">
            <text:p>0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8565" calcext:value-type="percentage">
            <text:p>1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1.24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1.42s</text:p>
          </table:table-cell>
          <table:table-cell office:value-type="float" office:value="909.5" calcext:value-type="float">
            <text:p>909.5</text:p>
          </table:table-cell>
          <table:table-cell office:value-type="float" office:value="909" calcext:value-type="float">
            <text:p>909</text:p>
          </table:table-cell>
          <table:table-cell office:value-type="float" office:value="912" calcext:value-type="float">
            <text:p>912</text:p>
          </table:table-cell>
          <table:table-cell office:value-type="percentage" office:value="0.000550055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30033" calcext:value-type="percentage">
            <text:p>0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1.36s</text:p>
          </table:table-cell>
          <table:table-cell office:value-type="float" office:value="751.1" calcext:value-type="float">
            <text:p>751.1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00133156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3156" calcext:value-type="percentage">
            <text:p>0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1.55s</text:p>
          </table:table-cell>
          <table:table-cell office:value-type="float" office:value="683.7" calcext:value-type="float">
            <text:p>683.7</text:p>
          </table:table-cell>
          <table:table-cell office:value-type="float" office:value="680" calcext:value-type="float">
            <text:p>680</text:p>
          </table:table-cell>
          <table:table-cell office:value-type="float" office:value="695" calcext:value-type="float">
            <text:p>695</text:p>
          </table:table-cell>
          <table:table-cell office:value-type="percentage" office:value="0.00840708" calcext:value-type="percentage">
            <text:p>0.84%</text:p>
          </table:table-cell>
          <table:table-cell office:value-type="percentage" office:value="0.00294985" calcext:value-type="percentage">
            <text:p>0.29%</text:p>
          </table:table-cell>
          <table:table-cell office:value-type="percentage" office:value="0.0250737" calcext:value-type="percentage">
            <text:p>2.5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0.70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2.09s</text:p>
          </table:table-cell>
          <table:table-cell office:value-type="float" office:value="748.1" calcext:value-type="float">
            <text:p>748.1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percentage" office:value="0.00147256" calcext:value-type="percentage">
            <text:p>0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67738" calcext:value-type="percentage">
            <text:p>0.2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2.29s</text:p>
          </table:table-cell>
          <table:table-cell office:value-type="float" office:value="711.6" calcext:value-type="float">
            <text:p>711.6</text:p>
          </table:table-cell>
          <table:table-cell office:value-type="float" office:value="707" calcext:value-type="float">
            <text:p>707</text:p>
          </table:table-cell>
          <table:table-cell office:value-type="float" office:value="715" calcext:value-type="float">
            <text:p>715</text:p>
          </table:table-cell>
          <table:table-cell office:value-type="percentage" office:value="0.00650636" calcext:value-type="percentage">
            <text:p>0.6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13154" calcext:value-type="percentage">
            <text:p>1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2.31s</text:p>
          </table:table-cell>
          <table:table-cell office:value-type="float" office:value="1618.9" calcext:value-type="float">
            <text:p>1618.9</text:p>
          </table:table-cell>
          <table:table-cell office:value-type="float" office:value="1608" calcext:value-type="float">
            <text:p>1608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0130788" calcext:value-type="percentage">
            <text:p>1.31%</text:p>
          </table:table-cell>
          <table:table-cell office:value-type="percentage" office:value="0.00625782" calcext:value-type="percentage">
            <text:p>0.63%</text:p>
          </table:table-cell>
          <table:table-cell office:value-type="percentage" office:value="0.0181477" calcext:value-type="percentage">
            <text:p>1.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3.62s</text:p>
          </table:table-cell>
          <table:table-cell office:value-type="float" office:value="1532.2" calcext:value-type="float">
            <text:p>1532.2</text:p>
          </table:table-cell>
          <table:table-cell office:value-type="float" office:value="1516" calcext:value-type="float">
            <text:p>1516</text:p>
          </table:table-cell>
          <table:table-cell office:value-type="float" office:value="1550" calcext:value-type="float">
            <text:p>1550</text:p>
          </table:table-cell>
          <table:table-cell office:value-type="percentage" office:value="0.0241979" calcext:value-type="percentage">
            <text:p>2.42%</text:p>
          </table:table-cell>
          <table:table-cell office:value-type="percentage" office:value="0.013369" calcext:value-type="percentage">
            <text:p>1.34%</text:p>
          </table:table-cell>
          <table:table-cell office:value-type="percentage" office:value="0.0360963" calcext:value-type="percentage">
            <text:p>3.6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4.28s</text:p>
          </table:table-cell>
          <table:table-cell office:value-type="float" office:value="881.2" calcext:value-type="float">
            <text:p>881.2</text:p>
          </table:table-cell>
          <table:table-cell office:value-type="float" office:value="873" calcext:value-type="float">
            <text:p>873</text:p>
          </table:table-cell>
          <table:table-cell office:value-type="float" office:value="887" calcext:value-type="float">
            <text:p>887</text:p>
          </table:table-cell>
          <table:table-cell office:value-type="percentage" office:value="0.0234611" calcext:value-type="percentage">
            <text:p>2.35%</text:p>
          </table:table-cell>
          <table:table-cell office:value-type="percentage" office:value="0.0139373" calcext:value-type="percentage">
            <text:p>1.39%</text:p>
          </table:table-cell>
          <table:table-cell office:value-type="percentage" office:value="0.0301974" calcext:value-type="percentage">
            <text:p>3.0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3.70s</text:p>
          </table:table-cell>
          <table:table-cell office:value-type="float" office:value="1328.6" calcext:value-type="float">
            <text:p>1328.6</text:p>
          </table:table-cell>
          <table:table-cell office:value-type="float" office:value="1325" calcext:value-type="float">
            <text:p>1325</text:p>
          </table:table-cell>
          <table:table-cell office:value-type="float" office:value="1334" calcext:value-type="float">
            <text:p>1334</text:p>
          </table:table-cell>
          <table:table-cell office:value-type="percentage" office:value="0.00957447" calcext:value-type="percentage">
            <text:p>0.96%</text:p>
          </table:table-cell>
          <table:table-cell office:value-type="percentage" office:value="0.00683891" calcext:value-type="percentage">
            <text:p>0.68%</text:p>
          </table:table-cell>
          <table:table-cell office:value-type="percentage" office:value="0.0136778" calcext:value-type="percentage">
            <text:p>1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4.14s</text:p>
          </table:table-cell>
          <table:table-cell office:value-type="float" office:value="1051.8" calcext:value-type="float">
            <text:p>1051.8</text:p>
          </table:table-cell>
          <table:table-cell office:value-type="float" office:value="1035" calcext:value-type="float">
            <text:p>1035</text:p>
          </table:table-cell>
          <table:table-cell office:value-type="float" office:value="1064" calcext:value-type="float">
            <text:p>1064</text:p>
          </table:table-cell>
          <table:table-cell office:value-type="percentage" office:value="0.019186" calcext:value-type="percentage">
            <text:p>1.92%</text:p>
          </table:table-cell>
          <table:table-cell office:value-type="percentage" office:value="0.00290698" calcext:value-type="percentage">
            <text:p>0.29%</text:p>
          </table:table-cell>
          <table:table-cell office:value-type="percentage" office:value="0.0310078" calcext:value-type="percentage">
            <text:p>3.1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3.59s</text:p>
          </table:table-cell>
          <table:table-cell office:value-type="float" office:value="1297.4" calcext:value-type="float">
            <text:p>1297.4</text:p>
          </table:table-cell>
          <table:table-cell office:value-type="float" office:value="1294" calcext:value-type="float">
            <text:p>1294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0199686" calcext:value-type="percentage">
            <text:p>2.00%</text:p>
          </table:table-cell>
          <table:table-cell office:value-type="percentage" office:value="0.0172956" calcext:value-type="percentage">
            <text:p>1.73%</text:p>
          </table:table-cell>
          <table:table-cell office:value-type="percentage" office:value="0.0220126" calcext:value-type="percentage">
            <text:p>2.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7.33s</text:p>
          </table:table-cell>
          <table:table-cell office:value-type="float" office:value="1249.1" calcext:value-type="float">
            <text:p>1249.1</text:p>
          </table:table-cell>
          <table:table-cell office:value-type="float" office:value="1235" calcext:value-type="float">
            <text:p>1235</text:p>
          </table:table-cell>
          <table:table-cell office:value-type="float" office:value="1261" calcext:value-type="float">
            <text:p>1261</text:p>
          </table:table-cell>
          <table:table-cell office:value-type="percentage" office:value="0.0230139" calcext:value-type="percentage">
            <text:p>2.30%</text:p>
          </table:table-cell>
          <table:table-cell office:value-type="percentage" office:value="0.011466" calcext:value-type="percentage">
            <text:p>1.15%</text:p>
          </table:table-cell>
          <table:table-cell office:value-type="percentage" office:value="0.03276" calcext:value-type="percentage">
            <text:p>3.2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18.83s</text:p>
          </table:table-cell>
          <table:table-cell office:value-type="float" office:value="1108.9" calcext:value-type="float">
            <text:p>1108.9</text:p>
          </table:table-cell>
          <table:table-cell office:value-type="float" office:value="1103" calcext:value-type="float">
            <text:p>1103</text:p>
          </table:table-cell>
          <table:table-cell office:value-type="float" office:value="1118" calcext:value-type="float">
            <text:p>1118</text:p>
          </table:table-cell>
          <table:table-cell office:value-type="percentage" office:value="0.039269" calcext:value-type="percentage">
            <text:p>3.93%</text:p>
          </table:table-cell>
          <table:table-cell office:value-type="percentage" office:value="0.0337395" calcext:value-type="percentage">
            <text:p>3.37%</text:p>
          </table:table-cell>
          <table:table-cell office:value-type="percentage" office:value="0.0477976" calcext:value-type="percentage">
            <text:p>4.7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15.18s</text:p>
          </table:table-cell>
          <table:table-cell office:value-type="float" office:value="829" calcext:value-type="float">
            <text:p>829</text:p>
          </table:table-cell>
          <table:table-cell office:value-type="float" office:value="824" calcext:value-type="float">
            <text:p>824</text:p>
          </table:table-cell>
          <table:table-cell office:value-type="float" office:value="835" calcext:value-type="float">
            <text:p>835</text:p>
          </table:table-cell>
          <table:table-cell office:value-type="percentage" office:value="0.0171779" calcext:value-type="percentage">
            <text:p>1.72%</text:p>
          </table:table-cell>
          <table:table-cell office:value-type="percentage" office:value="0.0110429" calcext:value-type="percentage">
            <text:p>1.10%</text:p>
          </table:table-cell>
          <table:table-cell office:value-type="percentage" office:value="0.0245399" calcext:value-type="percentage">
            <text:p>2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0.23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0.23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0.46s</text:p>
          </table:table-cell>
          <table:table-cell office:value-type="float" office:value="835.2" calcext:value-type="float">
            <text:p>835.2</text:p>
          </table:table-cell>
          <table:table-cell office:value-type="float" office:value="835" calcext:value-type="float">
            <text:p>835</text:p>
          </table:table-cell>
          <table:table-cell office:value-type="float" office:value="837" calcext:value-type="float">
            <text:p>837</text:p>
          </table:table-cell>
          <table:table-cell office:value-type="percentage" office:value="0.000239521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39521" calcext:value-type="percentage">
            <text:p>0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1.97s</text:p>
          </table:table-cell>
          <table:table-cell table:number-columns-repeated="3" office:value-type="float" office:value="521" calcext:value-type="float">
            <text:p>52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9.09s</text:p>
          </table:table-cell>
          <table:table-cell office:value-type="float" office:value="854.6" calcext:value-type="float">
            <text:p>854.6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296386" calcext:value-type="percentage">
            <text:p>2.96%</text:p>
          </table:table-cell>
          <table:table-cell office:value-type="percentage" office:value="0.0204819" calcext:value-type="percentage">
            <text:p>2.05%</text:p>
          </table:table-cell>
          <table:table-cell office:value-type="percentage" office:value="0.0361446" calcext:value-type="percentage">
            <text:p>3.6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9.49s</text:p>
          </table:table-cell>
          <table:table-cell office:value-type="float" office:value="1047.6" calcext:value-type="float">
            <text:p>1047.6</text:p>
          </table:table-cell>
          <table:table-cell office:value-type="float" office:value="1038" calcext:value-type="float">
            <text:p>1038</text:p>
          </table:table-cell>
          <table:table-cell office:value-type="float" office:value="1052" calcext:value-type="float">
            <text:p>1052</text:p>
          </table:table-cell>
          <table:table-cell office:value-type="percentage" office:value="0.0260529" calcext:value-type="percentage">
            <text:p>2.61%</text:p>
          </table:table-cell>
          <table:table-cell office:value-type="percentage" office:value="0.0166503" calcext:value-type="percentage">
            <text:p>1.67%</text:p>
          </table:table-cell>
          <table:table-cell office:value-type="percentage" office:value="0.0303624" calcext:value-type="percentage">
            <text:p>3.0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6.75s</text:p>
          </table:table-cell>
          <table:table-cell office:value-type="float" office:value="691.1" calcext:value-type="float">
            <text:p>691.1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3431" calcext:value-type="percentage">
            <text:p>1.33%</text:p>
          </table:table-cell>
          <table:table-cell office:value-type="percentage" office:value="0.0102639" calcext:value-type="percentage">
            <text:p>1.03%</text:p>
          </table:table-cell>
          <table:table-cell office:value-type="percentage" office:value="0.0175953" calcext:value-type="percentage">
            <text:p>1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7.55s</text:p>
          </table:table-cell>
          <table:table-cell office:value-type="float" office:value="748.3" calcext:value-type="float">
            <text:p>748.3</text:p>
          </table:table-cell>
          <table:table-cell office:value-type="float" office:value="743" calcext:value-type="float">
            <text:p>743</text:p>
          </table:table-cell>
          <table:table-cell office:value-type="float" office:value="753" calcext:value-type="float">
            <text:p>753</text:p>
          </table:table-cell>
          <table:table-cell office:value-type="percentage" office:value="0.0180952" calcext:value-type="percentage">
            <text:p>1.81%</text:p>
          </table:table-cell>
          <table:table-cell office:value-type="percentage" office:value="0.0108844" calcext:value-type="percentage">
            <text:p>1.09%</text:p>
          </table:table-cell>
          <table:table-cell office:value-type="percentage" office:value="0.0244898" calcext:value-type="percentage">
            <text:p>2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18.59s</text:p>
          </table:table-cell>
          <table:table-cell office:value-type="float" office:value="822.7" calcext:value-type="float">
            <text:p>822.7</text:p>
          </table:table-cell>
          <table:table-cell office:value-type="float" office:value="820" calcext:value-type="float">
            <text:p>820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0329268" calcext:value-type="percentage">
            <text:p>0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53659" calcext:value-type="percentage">
            <text:p>0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21.06s</text:p>
          </table:table-cell>
          <table:table-cell office:value-type="float" office:value="1169.4" calcext:value-type="float">
            <text:p>1169.4</text:p>
          </table:table-cell>
          <table:table-cell office:value-type="float" office:value="1142" calcext:value-type="float">
            <text:p>1142</text:p>
          </table:table-cell>
          <table:table-cell office:value-type="float" office:value="1186" calcext:value-type="float">
            <text:p>1186</text:p>
          </table:table-cell>
          <table:table-cell office:value-type="percentage" office:value="0.130948" calcext:value-type="percentage">
            <text:p>13.09%</text:p>
          </table:table-cell>
          <table:table-cell office:value-type="percentage" office:value="0.104449" calcext:value-type="percentage">
            <text:p>10.44%</text:p>
          </table:table-cell>
          <table:table-cell office:value-type="percentage" office:value="0.147002" calcext:value-type="percentage">
            <text:p>14.7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69.40s</text:p>
          </table:table-cell>
          <table:table-cell office:value-type="float" office:value="1056.6" calcext:value-type="float">
            <text:p>1056.6</text:p>
          </table:table-cell>
          <table:table-cell office:value-type="float" office:value="1049" calcext:value-type="float">
            <text:p>1049</text:p>
          </table:table-cell>
          <table:table-cell office:value-type="float" office:value="1060" calcext:value-type="float">
            <text:p>1060</text:p>
          </table:table-cell>
          <table:table-cell office:value-type="percentage" office:value="0.0409852" calcext:value-type="percentage">
            <text:p>4.10%</text:p>
          </table:table-cell>
          <table:table-cell office:value-type="percentage" office:value="0.0334975" calcext:value-type="percentage">
            <text:p>3.35%</text:p>
          </table:table-cell>
          <table:table-cell office:value-type="percentage" office:value="0.044335" calcext:value-type="percentage">
            <text:p>4.4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129.20s</text:p>
          </table:table-cell>
          <table:table-cell office:value-type="float" office:value="1358.2" calcext:value-type="float">
            <text:p>1358.2</text:p>
          </table:table-cell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 office:value-type="percentage" office:value="0.0660911" calcext:value-type="percentage">
            <text:p>6.61%</text:p>
          </table:table-cell>
          <table:table-cell office:value-type="percentage" office:value="0.0620094" calcext:value-type="percentage">
            <text:p>6.20%</text:p>
          </table:table-cell>
          <table:table-cell office:value-type="percentage" office:value="0.0690738" calcext:value-type="percentage">
            <text:p>6.9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159.00s</text:p>
          </table:table-cell>
          <table:table-cell office:value-type="float" office:value="1358.8" calcext:value-type="float">
            <text:p>1358.8</text:p>
          </table:table-cell>
          <table:table-cell office:value-type="float" office:value="1355" calcext:value-type="float">
            <text:p>1355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0657255" calcext:value-type="percentage">
            <text:p>6.57%</text:p>
          </table:table-cell>
          <table:table-cell office:value-type="percentage" office:value="0.0627451" calcext:value-type="percentage">
            <text:p>6.27%</text:p>
          </table:table-cell>
          <table:table-cell office:value-type="percentage" office:value="0.0690196" calcext:value-type="percentage">
            <text:p>6.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14.83s</text:p>
          </table:table-cell>
          <table:table-cell office:value-type="float" office:value="693.1" calcext:value-type="float">
            <text:p>693.1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percentage" office:value="0.017768" calcext:value-type="percentage">
            <text:p>1.78%</text:p>
          </table:table-cell>
          <table:table-cell office:value-type="percentage" office:value="0.0132159" calcext:value-type="percentage">
            <text:p>1.32%</text:p>
          </table:table-cell>
          <table:table-cell office:value-type="percentage" office:value="0.0234949" calcext:value-type="percentage">
            <text:p>2.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14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21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17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17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18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0.23s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percentage" office:value="0.00567108" calcext:value-type="percentage">
            <text:p>0.5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4518" calcext:value-type="percentage">
            <text:p>0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0.62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1.35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1.65s</text:p>
          </table:table-cell>
          <table:table-cell office:value-type="float" office:value="705.1" calcext:value-type="float">
            <text:p>705.1</text:p>
          </table:table-cell>
          <table:table-cell office:value-type="float" office:value="701" calcext:value-type="float">
            <text:p>701</text:p>
          </table:table-cell>
          <table:table-cell office:value-type="float" office:value="710" calcext:value-type="float">
            <text:p>710</text:p>
          </table:table-cell>
          <table:table-cell office:value-type="percentage" office:value="0.0130747" calcext:value-type="percentage">
            <text:p>1.31%</text:p>
          </table:table-cell>
          <table:table-cell office:value-type="percentage" office:value="0.00718391" calcext:value-type="percentage">
            <text:p>0.72%</text:p>
          </table:table-cell>
          <table:table-cell office:value-type="percentage" office:value="0.0201149" calcext:value-type="percentage">
            <text:p>2.0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1.90s</text:p>
          </table:table-cell>
          <table:table-cell office:value-type="float" office:value="556.3" calcext:value-type="float">
            <text:p>556.3</text:p>
          </table:table-cell>
          <table:table-cell office:value-type="float" office:value="554" calcext:value-type="float">
            <text:p>554</text:p>
          </table:table-cell>
          <table:table-cell office:value-type="float" office:value="560" calcext:value-type="float">
            <text:p>560</text:p>
          </table:table-cell>
          <table:table-cell office:value-type="percentage" office:value="0.00415162" calcext:value-type="percentage">
            <text:p>0.4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8303" calcext:value-type="percentage">
            <text:p>1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2.53s</text:p>
          </table:table-cell>
          <table:table-cell office:value-type="float" office:value="748.2" calcext:value-type="float">
            <text:p>748.2</text:p>
          </table:table-cell>
          <table:table-cell office:value-type="float" office:value="746" calcext:value-type="float">
            <text:p>746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097166" calcext:value-type="percentage">
            <text:p>0.97%</text:p>
          </table:table-cell>
          <table:table-cell office:value-type="percentage" office:value="0.00674764" calcext:value-type="percentage">
            <text:p>0.67%</text:p>
          </table:table-cell>
          <table:table-cell office:value-type="percentage" office:value="0.0148448" calcext:value-type="percentage">
            <text:p>1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3.79s</text:p>
          </table:table-cell>
          <table:table-cell office:value-type="float" office:value="701.4" calcext:value-type="float">
            <text:p>701.4</text:p>
          </table:table-cell>
          <table:table-cell office:value-type="float" office:value="696" calcext:value-type="float">
            <text:p>696</text:p>
          </table:table-cell>
          <table:table-cell office:value-type="float" office:value="704" calcext:value-type="float">
            <text:p>704</text:p>
          </table:table-cell>
          <table:table-cell office:value-type="percentage" office:value="0.0106628" calcext:value-type="percentage">
            <text:p>1.07%</text:p>
          </table:table-cell>
          <table:table-cell office:value-type="percentage" office:value="0.00288184" calcext:value-type="percentage">
            <text:p>0.29%</text:p>
          </table:table-cell>
          <table:table-cell office:value-type="percentage" office:value="0.0144092" calcext:value-type="percentage">
            <text:p>1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3.09s</text:p>
          </table:table-cell>
          <table:table-cell office:value-type="float" office:value="573.6" calcext:value-type="float">
            <text:p>573.6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percentage" office:value="0.00985915" calcext:value-type="percentage">
            <text:p>0.99%</text:p>
          </table:table-cell>
          <table:table-cell office:value-type="percentage" office:value="0.00528169" calcext:value-type="percentage">
            <text:p>0.53%</text:p>
          </table:table-cell>
          <table:table-cell office:value-type="percentage" office:value="0.0140845" calcext:value-type="percentage">
            <text:p>1.4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2.45s</text:p>
          </table:table-cell>
          <table:table-cell office:value-type="float" office:value="756.5" calcext:value-type="float">
            <text:p>756.5</text:p>
          </table:table-cell>
          <table:table-cell office:value-type="float" office:value="748" calcext:value-type="float">
            <text:p>748</text:p>
          </table:table-cell>
          <table:table-cell office:value-type="float" office:value="763" calcext:value-type="float">
            <text:p>763</text:p>
          </table:table-cell>
          <table:table-cell office:value-type="percentage" office:value="0.0168011" calcext:value-type="percentage">
            <text:p>1.68%</text:p>
          </table:table-cell>
          <table:table-cell office:value-type="percentage" office:value="0.00537634" calcext:value-type="percentage">
            <text:p>0.54%</text:p>
          </table:table-cell>
          <table:table-cell office:value-type="percentage" office:value="0.0255376" calcext:value-type="percentage">
            <text:p>2.5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4.34s</text:p>
          </table:table-cell>
          <table:table-cell office:value-type="float" office:value="977.6" calcext:value-type="float">
            <text:p>977.6</text:p>
          </table:table-cell>
          <table:table-cell office:value-type="float" office:value="973" calcext:value-type="float">
            <text:p>973</text:p>
          </table:table-cell>
          <table:table-cell office:value-type="float" office:value="980" calcext:value-type="float">
            <text:p>980</text:p>
          </table:table-cell>
          <table:table-cell office:value-type="percentage" office:value="0.00991736" calcext:value-type="percentage">
            <text:p>0.99%</text:p>
          </table:table-cell>
          <table:table-cell office:value-type="percentage" office:value="0.00516529" calcext:value-type="percentage">
            <text:p>0.52%</text:p>
          </table:table-cell>
          <table:table-cell office:value-type="percentage" office:value="0.0123967" calcext:value-type="percentage">
            <text:p>1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4.44s</text:p>
          </table:table-cell>
          <table:table-cell office:value-type="float" office:value="808.1" calcext:value-type="float">
            <text:p>808.1</text:p>
          </table:table-cell>
          <table:table-cell office:value-type="float" office:value="804" calcext:value-type="float">
            <text:p>804</text:p>
          </table:table-cell>
          <table:table-cell office:value-type="float" office:value="814" calcext:value-type="float">
            <text:p>814</text:p>
          </table:table-cell>
          <table:table-cell office:value-type="percentage" office:value="0.0203283" calcext:value-type="percentage">
            <text:p>2.03%</text:p>
          </table:table-cell>
          <table:table-cell office:value-type="percentage" office:value="0.0151515" calcext:value-type="percentage">
            <text:p>1.52%</text:p>
          </table:table-cell>
          <table:table-cell office:value-type="percentage" office:value="0.0277778" calcext:value-type="percentage">
            <text:p>2.7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6.13s</text:p>
          </table:table-cell>
          <table:table-cell office:value-type="float" office:value="847.8" calcext:value-type="float">
            <text:p>847.8</text:p>
          </table:table-cell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office:value-type="percentage" office:value="0.0251511" calcext:value-type="percentage">
            <text:p>2.52%</text:p>
          </table:table-cell>
          <table:table-cell office:value-type="percentage" office:value="0.0217654" calcext:value-type="percentage">
            <text:p>2.18%</text:p>
          </table:table-cell>
          <table:table-cell office:value-type="percentage" office:value="0.0278114" calcext:value-type="percentage">
            <text:p>2.7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7.37s</text:p>
          </table:table-cell>
          <table:table-cell office:value-type="float" office:value="603.4" calcext:value-type="float">
            <text:p>603.4</text:p>
          </table:table-cell>
          <table:table-cell office:value-type="float" office:value="596" calcext:value-type="float">
            <text:p>596</text:p>
          </table:table-cell>
          <table:table-cell office:value-type="float" office:value="610" calcext:value-type="float">
            <text:p>610</text:p>
          </table:table-cell>
          <table:table-cell office:value-type="percentage" office:value="0.0175379" calcext:value-type="percentage">
            <text:p>1.75%</text:p>
          </table:table-cell>
          <table:table-cell office:value-type="percentage" office:value="0.00505902" calcext:value-type="percentage">
            <text:p>0.51%</text:p>
          </table:table-cell>
          <table:table-cell office:value-type="percentage" office:value="0.0286678" calcext:value-type="percentage">
            <text:p>2.8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6.27s</text:p>
          </table:table-cell>
          <table:table-cell office:value-type="float" office:value="638.9" calcext:value-type="float">
            <text:p>638.9</text:p>
          </table:table-cell>
          <table:table-cell office:value-type="float" office:value="633" calcext:value-type="float">
            <text:p>633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89793" calcext:value-type="percentage">
            <text:p>1.90%</text:p>
          </table:table-cell>
          <table:table-cell office:value-type="percentage" office:value="0.00956938" calcext:value-type="percentage">
            <text:p>0.96%</text:p>
          </table:table-cell>
          <table:table-cell office:value-type="percentage" office:value="0.0239234" calcext:value-type="percentage">
            <text:p>2.39%</text:p>
          </table:table-cell>
          <table:table-cell table:number-columns-repeated="7"/>
        </table:table-row>
      </table:table>
      <table:table table:name="aco" table:style-name="ta1">
        <office:forms form:automatic-focus="false" form:apply-design-mode="false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ce2"/>
        <table:table-column table:style-name="co3" table:default-cell-style-name="ce2"/>
        <table:table-column table:style-name="co10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0.27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96];[.$J2]&amp;&quot;*&quot;;[.F2:.F96])" office:value-type="percentage" office:value="0.0057772437962963" calcext:value-type="percentage">
            <text:p>0.58%</text:p>
          </table:table-cell>
          <table:table-cell table:style-name="ce2" table:formula="of:=AVERAGEIF([.$A2:.$A96];[.$J2]&amp;&quot;*&quot;;[.G2:.G96])" office:value-type="percentage" office:value="0.00240795718518519" calcext:value-type="percentage">
            <text:p>0.24%</text:p>
          </table:table-cell>
          <table:table-cell table:style-name="ce2" table:formula="of:=AVERAGEIF([.$A2:.$A96];[.$J2]&amp;&quot;*&quot;;[.H2:.H96])" office:value-type="percentage" office:value="0.00926426340740741" calcext:value-type="percentage">
            <text:p>0.93%</text:p>
          </table:table-cell>
          <table:table-cell/>
          <table:table-cell table:formula="of:=COUNTIF([.$G2:.$G110];&quot;=0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0.33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97];[.$J3]&amp;&quot;*&quot;;[.F3:.F97])" office:value-type="percentage" office:value="0.00587669145" calcext:value-type="percentage">
            <text:p>0.59%</text:p>
          </table:table-cell>
          <table:table-cell table:style-name="ce2" table:formula="of:=AVERAGEIF([.$A3:.$A97];[.$J3]&amp;&quot;*&quot;;[.G3:.G97])" office:value-type="percentage" office:value="0.001777316" calcext:value-type="percentage">
            <text:p>0.18%</text:p>
          </table:table-cell>
          <table:table-cell table:style-name="ce2" table:formula="of:=AVERAGEIF([.$A3:.$A97];[.$J3]&amp;&quot;*&quot;;[.H3:.H97])" office:value-type="percentage" office:value="0.011072327" calcext:value-type="percentage">
            <text:p>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0.35s</text:p>
          </table:table-cell>
          <table:table-cell office:value-type="float" office:value="742.5" calcext:value-type="float">
            <text:p>742.5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percentage" office:value="0.000673854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4771" calcext:value-type="percentage">
            <text:p>0.13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98];[.$J4]&amp;&quot;*&quot;;[.F4:.F98])" office:value-type="percentage" office:value="0.0107316695" calcext:value-type="percentage">
            <text:p>1.07%</text:p>
          </table:table-cell>
          <table:table-cell table:style-name="ce2" table:formula="of:=AVERAGEIF([.$A4:.$A98];[.$J4]&amp;&quot;*&quot;;[.G4:.G98])" office:value-type="percentage" office:value="0.004348902" calcext:value-type="percentage">
            <text:p>0.43%</text:p>
          </table:table-cell>
          <table:table-cell table:style-name="ce2" table:formula="of:=AVERAGEIF([.$A4:.$A98];[.$J4]&amp;&quot;*&quot;;[.H4:.H98])" office:value-type="percentage" office:value="0.01731414" calcext:value-type="percentage">
            <text:p>1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0.38s</text:p>
          </table:table-cell>
          <table:table-cell office:value-type="float" office:value="778.93" calcext:value-type="float">
            <text:p>778.93</text:p>
          </table:table-cell>
          <table:table-cell office:value-type="float" office:value="778" calcext:value-type="float">
            <text:p>778</text:p>
          </table:table-cell>
          <table:table-cell office:value-type="float" office:value="784" calcext:value-type="float">
            <text:p>784</text:p>
          </table:table-cell>
          <table:table-cell office:value-type="percentage" office:value="0.00119966" calcext:value-type="percentage">
            <text:p>0.1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71208" calcext:value-type="percentage">
            <text:p>0.77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99];[.$J5]&amp;&quot;*&quot;;[.F5:.F99])" office:value-type="percentage" office:value="0.0307110064" calcext:value-type="percentage">
            <text:p>3.07%</text:p>
          </table:table-cell>
          <table:table-cell table:style-name="ce2" table:formula="of:=AVERAGEIF([.$A5:.$A99];[.$J5]&amp;&quot;*&quot;;[.G5:.G99])" office:value-type="percentage" office:value="0.0253267636" calcext:value-type="percentage">
            <text:p>2.53%</text:p>
          </table:table-cell>
          <table:table-cell table:style-name="ce2" table:formula="of:=AVERAGEIF([.$A5:.$A99];[.$J5]&amp;&quot;*&quot;;[.H5:.H99])" office:value-type="percentage" office:value="0.035697036" calcext:value-type="percentage">
            <text:p>3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0.57s</text:p>
          </table:table-cell>
          <table:table-cell table:number-columns-repeated="3" office:value-type="float" office:value="799" calcext:value-type="float">
            <text:p>79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100];[.$J6]&amp;&quot;*&quot;;[.F6:.F100])" office:value-type="percentage" office:value="0.005786085" calcext:value-type="percentage">
            <text:p>0.58%</text:p>
          </table:table-cell>
          <table:table-cell table:style-name="ce2" table:formula="of:=AVERAGEIF([.$A6:.$A100];[.$J6]&amp;&quot;*&quot;;[.G6:.G100])" office:value-type="percentage" office:value="0.0019286075" calcext:value-type="percentage">
            <text:p>0.19%</text:p>
          </table:table-cell>
          <table:table-cell table:style-name="ce2" table:formula="of:=AVERAGEIF([.$A6:.$A100];[.$J6]&amp;&quot;*&quot;;[.H6:.H100])" office:value-type="percentage" office:value="0.010209278" calcext:value-type="percentage">
            <text:p>1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0.47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1];[.$J7]&amp;&quot;*&quot;;[.F7:.F101])" office:value-type="string" office:string-value="" calcext:value-type="error">
            <text:p>#DIV/0!</text:p>
          </table:table-cell>
          <table:table-cell table:style-name="ce2" table:formula="of:=AVERAGEIF([.$A7:.$A101];[.$J7]&amp;&quot;*&quot;;[.G7:.G101])" office:value-type="string" office:string-value="" calcext:value-type="error">
            <text:p>#DIV/0!</text:p>
          </table:table-cell>
          <table:table-cell table:style-name="ce2" table:formula="of:=AVERAGEIF([.$A7:.$A101];[.$J7]&amp;&quot;*&quot;;[.H7:.H1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0.67s</text:p>
          </table:table-cell>
          <table:table-cell office:value-type="float" office:value="950.07" calcext:value-type="float">
            <text:p>950.07</text:p>
          </table:table-cell>
          <table:table-cell office:value-type="float" office:value="949" calcext:value-type="float">
            <text:p>949</text:p>
          </table:table-cell>
          <table:table-cell office:value-type="float" office:value="953" calcext:value-type="float">
            <text:p>953</text:p>
          </table:table-cell>
          <table:table-cell office:value-type="percentage" office:value="0.00112399" calcext:value-type="percentage">
            <text:p>0.1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21496" calcext:value-type="percentage">
            <text:p>0.4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0.57s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0.62s</text:p>
          </table:table-cell>
          <table:table-cell office:value-type="float" office:value="823.47" calcext:value-type="float">
            <text:p>823.47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178427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0.65s</text:p>
          </table:table-cell>
          <table:table-cell office:value-type="float" office:value="833" calcext:value-type="float">
            <text:p>833</text:p>
          </table:table-cell>
          <table:table-cell office:value-type="float" office:value="831" calcext:value-type="float">
            <text:p>831</text:p>
          </table:table-cell>
          <table:table-cell office:value-type="float" office:value="834" calcext:value-type="float">
            <text:p>834</text:p>
          </table:table-cell>
          <table:table-cell office:value-type="percentage" office:value="0.00240674" calcext:value-type="percentage">
            <text:p>0.2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1011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0.89s</text:p>
          </table:table-cell>
          <table:table-cell office:value-type="float" office:value="938.77" calcext:value-type="float">
            <text:p>938.77</text:p>
          </table:table-cell>
          <table:table-cell office:value-type="float" office:value="937" calcext:value-type="float">
            <text:p>937</text:p>
          </table:table-cell>
          <table:table-cell office:value-type="float" office:value="951" calcext:value-type="float">
            <text:p>951</text:p>
          </table:table-cell>
          <table:table-cell office:value-type="percentage" office:value="0.00188545" calcext:value-type="percentage">
            <text:p>0.1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9413" calcext:value-type="percentage">
            <text:p>1.4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0.80s</text:p>
          </table:table-cell>
          <table:table-cell office:value-type="float" office:value="956.47" calcext:value-type="float">
            <text:p>956.47</text:p>
          </table:table-cell>
          <table:table-cell office:value-type="float" office:value="948" calcext:value-type="float">
            <text:p>94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132062" calcext:value-type="percentage">
            <text:p>1.32%</text:p>
          </table:table-cell>
          <table:table-cell office:value-type="percentage" office:value="0.00423729" calcext:value-type="percentage">
            <text:p>0.42%</text:p>
          </table:table-cell>
          <table:table-cell office:value-type="percentage" office:value="0.0158898" calcext:value-type="percentage">
            <text:p>1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1.35s</text:p>
          </table:table-cell>
          <table:table-cell office:value-type="float" office:value="1154.73" calcext:value-type="float">
            <text:p>1154.73</text:p>
          </table:table-cell>
          <table:table-cell office:value-type="float" office:value="1148" calcext:value-type="float">
            <text:p>1148</text:p>
          </table:table-cell>
          <table:table-cell office:value-type="float" office:value="1164" calcext:value-type="float">
            <text:p>1164</text:p>
          </table:table-cell>
          <table:table-cell office:value-type="percentage" office:value="0.00762071" calcext:value-type="percentage">
            <text:p>0.76%</text:p>
          </table:table-cell>
          <table:table-cell office:value-type="percentage" office:value="0.0017452" calcext:value-type="percentage">
            <text:p>0.17%</text:p>
          </table:table-cell>
          <table:table-cell office:value-type="percentage" office:value="0.0157068" calcext:value-type="percentage">
            <text:p>1.5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1.64s</text:p>
          </table:table-cell>
          <table:table-cell office:value-type="float" office:value="914.4" calcext:value-type="float">
            <text:p>914.4</text:p>
          </table:table-cell>
          <table:table-cell office:value-type="float" office:value="914" calcext:value-type="float">
            <text:p>914</text:p>
          </table:table-cell>
          <table:table-cell office:value-type="float" office:value="917" calcext:value-type="float">
            <text:p>917</text:p>
          </table:table-cell>
          <table:table-cell office:value-type="percentage" office:value="0.000437637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28228" calcext:value-type="percentage">
            <text:p>0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1.00s</text:p>
          </table:table-cell>
          <table:table-cell office:value-type="float" office:value="1073.03" calcext:value-type="float">
            <text:p>1073.03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000310655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1.47s</text:p>
          </table:table-cell>
          <table:table-cell office:value-type="float" office:value="1017.5" calcext:value-type="float">
            <text:p>1017.5</text:p>
          </table:table-cell>
          <table:table-cell office:value-type="float" office:value="1010" calcext:value-type="float">
            <text:p>1010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0742574" calcext:value-type="percentage">
            <text:p>0.7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8614" calcext:value-type="percentage">
            <text:p>1.3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1.80s</text:p>
          </table:table-cell>
          <table:table-cell office:value-type="float" office:value="1179" calcext:value-type="float">
            <text:p>1179</text:p>
          </table:table-cell>
          <table:table-cell office:value-type="float" office:value="1169" calcext:value-type="float">
            <text:p>1169</text:p>
          </table:table-cell>
          <table:table-cell office:value-type="float" office:value="1186" calcext:value-type="float">
            <text:p>1186</text:p>
          </table:table-cell>
          <table:table-cell office:value-type="percentage" office:value="0.0102828" calcext:value-type="percentage">
            <text:p>1.03%</text:p>
          </table:table-cell>
          <table:table-cell office:value-type="percentage" office:value="0.0017138" calcext:value-type="percentage">
            <text:p>0.17%</text:p>
          </table:table-cell>
          <table:table-cell office:value-type="percentage" office:value="0.0162811" calcext:value-type="percentage">
            <text:p>1.6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2.82s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3"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1.50s</text:p>
          </table:table-cell>
          <table:table-cell office:value-type="float" office:value="1358.3" calcext:value-type="float">
            <text:p>1358.3</text:p>
          </table:table-cell>
          <table:table-cell office:value-type="float" office:value="1354" calcext:value-type="float">
            <text:p>1354</text:p>
          </table:table-cell>
          <table:table-cell office:value-type="float" office:value="1362" calcext:value-type="float">
            <text:p>1362</text:p>
          </table:table-cell>
          <table:table-cell office:value-type="percentage" office:value="0.00317578" calcext:value-type="percentage">
            <text:p>0.3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90842" calcext:value-type="percentage">
            <text:p>0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1.84s</text:p>
          </table:table-cell>
          <table:table-cell office:value-type="float" office:value="1041.4" calcext:value-type="float">
            <text:p>1041.4</text:p>
          </table:table-cell>
          <table:table-cell office:value-type="float" office:value="1035" calcext:value-type="float">
            <text:p>1035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0715667" calcext:value-type="percentage">
            <text:p>0.72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967118" calcext:value-type="percentage">
            <text:p>0.9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2.28s</text:p>
          </table:table-cell>
          <table:table-cell office:value-type="float" office:value="1309.9" calcext:value-type="float">
            <text:p>1309.9</text:p>
          </table:table-cell>
          <table:table-cell office:value-type="float" office:value="1303" calcext:value-type="float">
            <text:p>1303</text:p>
          </table:table-cell>
          <table:table-cell office:value-type="float" office:value="1316" calcext:value-type="float">
            <text:p>1316</text:p>
          </table:table-cell>
          <table:table-cell office:value-type="percentage" office:value="0.0170031" calcext:value-type="percentage">
            <text:p>1.70%</text:p>
          </table:table-cell>
          <table:table-cell office:value-type="percentage" office:value="0.011646" calcext:value-type="percentage">
            <text:p>1.16%</text:p>
          </table:table-cell>
          <table:table-cell office:value-type="percentage" office:value="0.0217391" calcext:value-type="percentage">
            <text:p>2.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2.61s</text:p>
          </table:table-cell>
          <table:table-cell office:value-type="float" office:value="1324.73" calcext:value-type="float">
            <text:p>1324.73</text:p>
          </table:table-cell>
          <table:table-cell office:value-type="float" office:value="1319" calcext:value-type="float">
            <text:p>1319</text:p>
          </table:table-cell>
          <table:table-cell office:value-type="float" office:value="1332" calcext:value-type="float">
            <text:p>1332</text:p>
          </table:table-cell>
          <table:table-cell office:value-type="percentage" office:value="0.00816844" calcext:value-type="percentage">
            <text:p>0.82%</text:p>
          </table:table-cell>
          <table:table-cell office:value-type="percentage" office:value="0.00380518" calcext:value-type="percentage">
            <text:p>0.38%</text:p>
          </table:table-cell>
          <table:table-cell office:value-type="percentage" office:value="0.0136986" calcext:value-type="percentage">
            <text:p>1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2.38s</text:p>
          </table:table-cell>
          <table:table-cell office:value-type="float" office:value="1637.8" calcext:value-type="float">
            <text:p>1637.8</text:p>
          </table:table-cell>
          <table:table-cell office:value-type="float" office:value="1626" calcext:value-type="float">
            <text:p>1626</text:p>
          </table:table-cell>
          <table:table-cell office:value-type="float" office:value="1645" calcext:value-type="float">
            <text:p>1645</text:p>
          </table:table-cell>
          <table:table-cell office:value-type="percentage" office:value="0.0134901" calcext:value-type="percentage">
            <text:p>1.35%</text:p>
          </table:table-cell>
          <table:table-cell office:value-type="percentage" office:value="0.00618812" calcext:value-type="percentage">
            <text:p>0.62%</text:p>
          </table:table-cell>
          <table:table-cell office:value-type="percentage" office:value="0.0179455" calcext:value-type="percentage">
            <text:p>1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2.62s</text:p>
          </table:table-cell>
          <table:table-cell office:value-type="float" office:value="1420.9" calcext:value-type="float">
            <text:p>1420.9</text:p>
          </table:table-cell>
          <table:table-cell office:value-type="float" office:value="1414" calcext:value-type="float">
            <text:p>1414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142041" calcext:value-type="percentage">
            <text:p>1.42%</text:p>
          </table:table-cell>
          <table:table-cell office:value-type="percentage" office:value="0.00927909" calcext:value-type="percentage">
            <text:p>0.93%</text:p>
          </table:table-cell>
          <table:table-cell office:value-type="percentage" office:value="0.0192719" calcext:value-type="percentage">
            <text:p>1.9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2.08s</text:p>
          </table:table-cell>
          <table:table-cell office:value-type="float" office:value="1182.97" calcext:value-type="float">
            <text:p>1182.97</text:p>
          </table:table-cell>
          <table:table-cell office:value-type="float" office:value="1177" calcext:value-type="float">
            <text:p>1177</text:p>
          </table:table-cell>
          <table:table-cell office:value-type="float" office:value="1188" calcext:value-type="float">
            <text:p>1188</text:p>
          </table:table-cell>
          <table:table-cell office:value-type="percentage" office:value="0.00763771" calcext:value-type="percentage">
            <text:p>0.76%</text:p>
          </table:table-cell>
          <table:table-cell office:value-type="percentage" office:value="0.00255537" calcext:value-type="percentage">
            <text:p>0.26%</text:p>
          </table:table-cell>
          <table:table-cell office:value-type="percentage" office:value="0.011925" calcext:value-type="percentage">
            <text:p>1.1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8.52s</text:p>
          </table:table-cell>
          <table:table-cell office:value-type="float" office:value="1173.87" calcext:value-type="float">
            <text:p>1173.87</text:p>
          </table:table-cell>
          <table:table-cell office:value-type="float" office:value="1168" calcext:value-type="float">
            <text:p>1168</text:p>
          </table:table-cell>
          <table:table-cell office:value-type="float" office:value="1180" calcext:value-type="float">
            <text:p>1180</text:p>
          </table:table-cell>
          <table:table-cell office:value-type="percentage" office:value="0.0128271" calcext:value-type="percentage">
            <text:p>1.28%</text:p>
          </table:table-cell>
          <table:table-cell office:value-type="percentage" office:value="0.00776531" calcext:value-type="percentage">
            <text:p>0.78%</text:p>
          </table:table-cell>
          <table:table-cell office:value-type="percentage" office:value="0.0181191" calcext:value-type="percentage">
            <text:p>1.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4.00s</text:p>
          </table:table-cell>
          <table:table-cell office:value-type="float" office:value="1804.1" calcext:value-type="float">
            <text:p>1804.1</text:p>
          </table:table-cell>
          <table:table-cell office:value-type="float" office:value="1788" calcext:value-type="float">
            <text:p>1788</text:p>
          </table:table-cell>
          <table:table-cell office:value-type="float" office:value="1815" calcext:value-type="float">
            <text:p>1815</text:p>
          </table:table-cell>
          <table:table-cell office:value-type="percentage" office:value="0.0233125" calcext:value-type="percentage">
            <text:p>2.33%</text:p>
          </table:table-cell>
          <table:table-cell office:value-type="percentage" office:value="0.0141804" calcext:value-type="percentage">
            <text:p>1.42%</text:p>
          </table:table-cell>
          <table:table-cell office:value-type="percentage" office:value="0.0294952" calcext:value-type="percentage">
            <text:p>2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0.25s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0.31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0.35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0.92s</text:p>
          </table:table-cell>
          <table:table-cell office:value-type="float" office:value="805.17" calcext:value-type="float">
            <text:p>805.17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percentage" office:value="0.000207039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4224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0.59s</text:p>
          </table:table-cell>
          <table:table-cell office:value-type="float" office:value="549.73" calcext:value-type="float">
            <text:p>549.73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0133576" calcext:value-type="percentage">
            <text:p>0.1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82149" calcext:value-type="percentage">
            <text:p>0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0.61s</text:p>
          </table:table-cell>
          <table:table-cell office:value-type="float" office:value="832.33" calcext:value-type="float">
            <text:p>832.33</text:p>
          </table:table-cell>
          <table:table-cell office:value-type="float" office:value="831" calcext:value-type="float">
            <text:p>831</text:p>
          </table:table-cell>
          <table:table-cell office:value-type="float" office:value="834" calcext:value-type="float">
            <text:p>834</text:p>
          </table:table-cell>
          <table:table-cell office:value-type="percentage" office:value="0.00402091" calcext:value-type="percentage">
            <text:p>0.40%</text:p>
          </table:table-cell>
          <table:table-cell office:value-type="percentage" office:value="0.00241255" calcext:value-type="percentage">
            <text:p>0.24%</text:p>
          </table:table-cell>
          <table:table-cell office:value-type="percentage" office:value="0.00603136" calcext:value-type="percentage">
            <text:p>0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0.57s</text:p>
          </table:table-cell>
          <table:table-cell office:value-type="float" office:value="742.37" calcext:value-type="float">
            <text:p>742.37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percentage" office:value="0.00049416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69542" calcext:value-type="percentage">
            <text:p>0.2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0.61s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0.83s</text:p>
          </table:table-cell>
          <table:table-cell office:value-type="float" office:value="751.83" calcext:value-type="float">
            <text:p>751.83</text:p>
          </table:table-cell>
          <table:table-cell office:value-type="float" office:value="751" calcext:value-type="float">
            <text:p>751</text:p>
          </table:table-cell>
          <table:table-cell office:value-type="float" office:value="755" calcext:value-type="float">
            <text:p>755</text:p>
          </table:table-cell>
          <table:table-cell office:value-type="percentage" office:value="0.00110963" calcext:value-type="percentage">
            <text:p>0.1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32623" calcext:value-type="percentage">
            <text:p>0.5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0.90s</text:p>
          </table:table-cell>
          <table:table-cell office:value-type="float" office:value="688.2" calcext:value-type="float">
            <text:p>688.2</text:p>
          </table:table-cell>
          <table:table-cell office:value-type="float" office:value="680" calcext:value-type="float">
            <text:p>680</text:p>
          </table:table-cell>
          <table:table-cell office:value-type="float" office:value="713" calcext:value-type="float">
            <text:p>713</text:p>
          </table:table-cell>
          <table:table-cell office:value-type="percentage" office:value="0.0150442" calcext:value-type="percentage">
            <text:p>1.50%</text:p>
          </table:table-cell>
          <table:table-cell office:value-type="percentage" office:value="0.00294985" calcext:value-type="percentage">
            <text:p>0.29%</text:p>
          </table:table-cell>
          <table:table-cell office:value-type="percentage" office:value="0.0516224" calcext:value-type="percentage">
            <text:p>5.1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0.85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1.10s</text:p>
          </table:table-cell>
          <table:table-cell office:value-type="float" office:value="747.57" calcext:value-type="float">
            <text:p>747.57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0075859" calcext:value-type="percentage">
            <text:p>0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3869" calcext:value-type="percentage">
            <text:p>0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1.47s</text:p>
          </table:table-cell>
          <table:table-cell office:value-type="float" office:value="708.13" calcext:value-type="float">
            <text:p>708.13</text:p>
          </table:table-cell>
          <table:table-cell office:value-type="float" office:value="707" calcext:value-type="float">
            <text:p>707</text:p>
          </table:table-cell>
          <table:table-cell office:value-type="float" office:value="714" calcext:value-type="float">
            <text:p>714</text:p>
          </table:table-cell>
          <table:table-cell office:value-type="percentage" office:value="0.00160302" calcext:value-type="percentage">
            <text:p>0.1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90099" calcext:value-type="percentage">
            <text:p>0.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1.94s</text:p>
          </table:table-cell>
          <table:table-cell office:value-type="float" office:value="1605.13" calcext:value-type="float">
            <text:p>1605.13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percentage" office:value="0.00446391" calcext:value-type="percentage">
            <text:p>0.45%</text:p>
          </table:table-cell>
          <table:table-cell office:value-type="percentage" office:value="0.00250313" calcext:value-type="percentage">
            <text:p>0.25%</text:p>
          </table:table-cell>
          <table:table-cell office:value-type="percentage" office:value="0.00750939" calcext:value-type="percentage">
            <text:p>0.7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2.42s</text:p>
          </table:table-cell>
          <table:table-cell office:value-type="float" office:value="1528.13" calcext:value-type="float">
            <text:p>1528.13</text:p>
          </table:table-cell>
          <table:table-cell office:value-type="float" office:value="1506" calcext:value-type="float">
            <text:p>1506</text:p>
          </table:table-cell>
          <table:table-cell office:value-type="float" office:value="1546" calcext:value-type="float">
            <text:p>1546</text:p>
          </table:table-cell>
          <table:table-cell office:value-type="percentage" office:value="0.0214795" calcext:value-type="percentage">
            <text:p>2.15%</text:p>
          </table:table-cell>
          <table:table-cell office:value-type="percentage" office:value="0.00668449" calcext:value-type="percentage">
            <text:p>0.67%</text:p>
          </table:table-cell>
          <table:table-cell office:value-type="percentage" office:value="0.0334225" calcext:value-type="percentage">
            <text:p>3.3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1.64s</text:p>
          </table:table-cell>
          <table:table-cell office:value-type="float" office:value="884.3" calcext:value-type="float">
            <text:p>884.3</text:p>
          </table:table-cell>
          <table:table-cell office:value-type="float" office:value="865" calcext:value-type="float">
            <text:p>865</text:p>
          </table:table-cell>
          <table:table-cell office:value-type="float" office:value="892" calcext:value-type="float">
            <text:p>892</text:p>
          </table:table-cell>
          <table:table-cell office:value-type="percentage" office:value="0.0270616" calcext:value-type="percentage">
            <text:p>2.71%</text:p>
          </table:table-cell>
          <table:table-cell office:value-type="percentage" office:value="0.00464576" calcext:value-type="percentage">
            <text:p>0.46%</text:p>
          </table:table-cell>
          <table:table-cell office:value-type="percentage" office:value="0.0360046" calcext:value-type="percentage">
            <text:p>3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2.52s</text:p>
          </table:table-cell>
          <table:table-cell office:value-type="float" office:value="1320.57" calcext:value-type="float">
            <text:p>1320.57</text:p>
          </table:table-cell>
          <table:table-cell office:value-type="float" office:value="1318" calcext:value-type="float">
            <text:p>1318</text:p>
          </table:table-cell>
          <table:table-cell office:value-type="float" office:value="1324" calcext:value-type="float">
            <text:p>1324</text:p>
          </table:table-cell>
          <table:table-cell office:value-type="percentage" office:value="0.00347011" calcext:value-type="percentage">
            <text:p>0.35%</text:p>
          </table:table-cell>
          <table:table-cell office:value-type="percentage" office:value="0.00151976" calcext:value-type="percentage">
            <text:p>0.15%</text:p>
          </table:table-cell>
          <table:table-cell office:value-type="percentage" office:value="0.00607903" calcext:value-type="percentage">
            <text:p>0.6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2.65s</text:p>
          </table:table-cell>
          <table:table-cell office:value-type="float" office:value="1043.4" calcext:value-type="float">
            <text:p>1043.4</text:p>
          </table:table-cell>
          <table:table-cell office:value-type="float" office:value="1035" calcext:value-type="float">
            <text:p>1035</text:p>
          </table:table-cell>
          <table:table-cell office:value-type="float" office:value="1055" calcext:value-type="float">
            <text:p>1055</text:p>
          </table:table-cell>
          <table:table-cell office:value-type="percentage" office:value="0.0110465" calcext:value-type="percentage">
            <text:p>1.10%</text:p>
          </table:table-cell>
          <table:table-cell office:value-type="percentage" office:value="0.00290698" calcext:value-type="percentage">
            <text:p>0.29%</text:p>
          </table:table-cell>
          <table:table-cell office:value-type="percentage" office:value="0.0222868" calcext:value-type="percentage">
            <text:p>2.2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4.74s</text:p>
          </table:table-cell>
          <table:table-cell office:value-type="float" office:value="1290.43" calcext:value-type="float">
            <text:p>1290.43</text:p>
          </table:table-cell>
          <table:table-cell office:value-type="float" office:value="1283" calcext:value-type="float">
            <text:p>1283</text:p>
          </table:table-cell>
          <table:table-cell office:value-type="float" office:value="1293" calcext:value-type="float">
            <text:p>1293</text:p>
          </table:table-cell>
          <table:table-cell office:value-type="percentage" office:value="0.0144916" calcext:value-type="percentage">
            <text:p>1.45%</text:p>
          </table:table-cell>
          <table:table-cell office:value-type="percentage" office:value="0.0086478" calcext:value-type="percentage">
            <text:p>0.86%</text:p>
          </table:table-cell>
          <table:table-cell office:value-type="percentage" office:value="0.0165094" calcext:value-type="percentage">
            <text:p>1.6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2.94s</text:p>
          </table:table-cell>
          <table:table-cell office:value-type="float" office:value="1234.37" calcext:value-type="float">
            <text:p>1234.37</text:p>
          </table:table-cell>
          <table:table-cell office:value-type="float" office:value="1225" calcext:value-type="float">
            <text:p>1225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0109473" calcext:value-type="percentage">
            <text:p>1.09%</text:p>
          </table:table-cell>
          <table:table-cell office:value-type="percentage" office:value="0.003276" calcext:value-type="percentage">
            <text:p>0.33%</text:p>
          </table:table-cell>
          <table:table-cell office:value-type="percentage" office:value="0.019656" calcext:value-type="percentage">
            <text:p>1.9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6.37s</text:p>
          </table:table-cell>
          <table:table-cell office:value-type="float" office:value="1096.07" calcext:value-type="float">
            <text:p>1096.07</text:p>
          </table:table-cell>
          <table:table-cell office:value-type="float" office:value="1085" calcext:value-type="float">
            <text:p>1085</text:p>
          </table:table-cell>
          <table:table-cell office:value-type="float" office:value="1107" calcext:value-type="float">
            <text:p>1107</text:p>
          </table:table-cell>
          <table:table-cell office:value-type="percentage" office:value="0.0272415" calcext:value-type="percentage">
            <text:p>2.72%</text:p>
          </table:table-cell>
          <table:table-cell office:value-type="percentage" office:value="0.0168697" calcext:value-type="percentage">
            <text:p>1.69%</text:p>
          </table:table-cell>
          <table:table-cell office:value-type="percentage" office:value="0.0374883" calcext:value-type="percentage">
            <text:p>3.7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10.32s</text:p>
          </table:table-cell>
          <table:table-cell office:value-type="float" office:value="824.5" calcext:value-type="float">
            <text:p>824.5</text:p>
          </table:table-cell>
          <table:table-cell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office:value-type="percentage" office:value="0.0116564" calcext:value-type="percentage">
            <text:p>1.17%</text:p>
          </table:table-cell>
          <table:table-cell office:value-type="percentage" office:value="0.00368098" calcext:value-type="percentage">
            <text:p>0.37%</text:p>
          </table:table-cell>
          <table:table-cell office:value-type="percentage" office:value="0.0233129" calcext:value-type="percentage">
            <text:p>2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0.18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0.42s</text:p>
          </table:table-cell>
          <table:table-cell table:number-columns-repeated="3" office:value-type="float" office:value="835" calcext:value-type="float">
            <text:p>83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1.50s</text:p>
          </table:table-cell>
          <table:table-cell office:value-type="float" office:value="521.33" calcext:value-type="float">
            <text:p>521.33</text:p>
          </table:table-cell>
          <table:table-cell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percentage" office:value="0.000639795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15163" calcext:value-type="percentage">
            <text:p>1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5.42s</text:p>
          </table:table-cell>
          <table:table-cell office:value-type="float" office:value="849.77" calcext:value-type="float">
            <text:p>849.77</text:p>
          </table:table-cell>
          <table:table-cell office:value-type="float" office:value="835" calcext:value-type="float">
            <text:p>835</text:p>
          </table:table-cell>
          <table:table-cell office:value-type="float" office:value="861" calcext:value-type="float">
            <text:p>861</text:p>
          </table:table-cell>
          <table:table-cell office:value-type="percentage" office:value="0.0238153" calcext:value-type="percentage">
            <text:p>2.38%</text:p>
          </table:table-cell>
          <table:table-cell office:value-type="percentage" office:value="0.0060241" calcext:value-type="percentage">
            <text:p>0.60%</text:p>
          </table:table-cell>
          <table:table-cell office:value-type="percentage" office:value="0.0373494" calcext:value-type="percentage">
            <text:p>3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3.23s</text:p>
          </table:table-cell>
          <table:table-cell office:value-type="float" office:value="1041.53" calcext:value-type="float">
            <text:p>1041.53</text:p>
          </table:table-cell>
          <table:table-cell office:value-type="float" office:value="1031" calcext:value-type="float">
            <text:p>1031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111" calcext:value-type="percentage">
            <text:p>2.01%</text:p>
          </table:table-cell>
          <table:table-cell office:value-type="percentage" office:value="0.00979432" calcext:value-type="percentage">
            <text:p>0.98%</text:p>
          </table:table-cell>
          <table:table-cell office:value-type="percentage" office:value="0.0284035" calcext:value-type="percentage">
            <text:p>2.8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3.86s</text:p>
          </table:table-cell>
          <table:table-cell office:value-type="float" office:value="689.7" calcext:value-type="float">
            <text:p>689.7</text:p>
          </table:table-cell>
          <table:table-cell office:value-type="float" office:value="685" calcext:value-type="float">
            <text:p>685</text:p>
          </table:table-cell>
          <table:table-cell office:value-type="float" office:value="692" calcext:value-type="float">
            <text:p>692</text:p>
          </table:table-cell>
          <table:table-cell office:value-type="percentage" office:value="0.0112903" calcext:value-type="percentage">
            <text:p>1.13%</text:p>
          </table:table-cell>
          <table:table-cell office:value-type="percentage" office:value="0.00439883" calcext:value-type="percentage">
            <text:p>0.44%</text:p>
          </table:table-cell>
          <table:table-cell office:value-type="percentage" office:value="0.0146628" calcext:value-type="percentage">
            <text:p>1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3.00s</text:p>
          </table:table-cell>
          <table:table-cell office:value-type="float" office:value="744.23" calcext:value-type="float">
            <text:p>744.23</text:p>
          </table:table-cell>
          <table:table-cell office:value-type="float" office:value="737" calcext:value-type="float">
            <text:p>737</text:p>
          </table:table-cell>
          <table:table-cell office:value-type="float" office:value="750" calcext:value-type="float">
            <text:p>750</text:p>
          </table:table-cell>
          <table:table-cell office:value-type="percentage" office:value="0.0125624" calcext:value-type="percentage">
            <text:p>1.26%</text:p>
          </table:table-cell>
          <table:table-cell office:value-type="percentage" office:value="0.00272109" calcext:value-type="percentage">
            <text:p>0.27%</text:p>
          </table:table-cell>
          <table:table-cell office:value-type="percentage" office:value="0.0204082" calcext:value-type="percentage">
            <text:p>2.0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3.35s</text:p>
          </table:table-cell>
          <table:table-cell office:value-type="float" office:value="820.17" calcext:value-type="float">
            <text:p>820.17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percentage" office:value="0.000203252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1951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24.59s</text:p>
          </table:table-cell>
          <table:table-cell office:value-type="float" office:value="1036.4" calcext:value-type="float">
            <text:p>1036.4</text:p>
          </table:table-cell>
          <table:table-cell office:value-type="float" office:value="1035" calcext:value-type="float">
            <text:p>1035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00232108" calcext:value-type="percentage">
            <text:p>0.23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386847" calcext:value-type="percentage">
            <text:p>0.3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21.91s</text:p>
          </table:table-cell>
          <table:table-cell office:value-type="float" office:value="1051.07" calcext:value-type="float">
            <text:p>1051.07</text:p>
          </table:table-cell>
          <table:table-cell office:value-type="float" office:value="1043" calcext:value-type="float">
            <text:p>1043</text:p>
          </table:table-cell>
          <table:table-cell office:value-type="float" office:value="1058" calcext:value-type="float">
            <text:p>1058</text:p>
          </table:table-cell>
          <table:table-cell office:value-type="percentage" office:value="0.0355337" calcext:value-type="percentage">
            <text:p>3.55%</text:p>
          </table:table-cell>
          <table:table-cell office:value-type="percentage" office:value="0.0275862" calcext:value-type="percentage">
            <text:p>2.76%</text:p>
          </table:table-cell>
          <table:table-cell office:value-type="percentage" office:value="0.0423645" calcext:value-type="percentage">
            <text:p>4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46.36s</text:p>
          </table:table-cell>
          <table:table-cell office:value-type="float" office:value="1348.87" calcext:value-type="float">
            <text:p>1348.87</text:p>
          </table:table-cell>
          <table:table-cell office:value-type="float" office:value="1341" calcext:value-type="float">
            <text:p>1341</text:p>
          </table:table-cell>
          <table:table-cell office:value-type="float" office:value="1359" calcext:value-type="float">
            <text:p>1359</text:p>
          </table:table-cell>
          <table:table-cell office:value-type="percentage" office:value="0.058765" calcext:value-type="percentage">
            <text:p>5.88%</text:p>
          </table:table-cell>
          <table:table-cell office:value-type="percentage" office:value="0.0525903" calcext:value-type="percentage">
            <text:p>5.26%</text:p>
          </table:table-cell>
          <table:table-cell office:value-type="percentage" office:value="0.066719" calcext:value-type="percentage">
            <text:p>6.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50.34s</text:p>
          </table:table-cell>
          <table:table-cell office:value-type="float" office:value="1347.33" calcext:value-type="float">
            <text:p>1347.33</text:p>
          </table:table-cell>
          <table:table-cell office:value-type="float" office:value="1333" calcext:value-type="float">
            <text:p>1333</text:p>
          </table:table-cell>
          <table:table-cell office:value-type="float" office:value="1357" calcext:value-type="float">
            <text:p>1357</text:p>
          </table:table-cell>
          <table:table-cell office:value-type="percentage" office:value="0.056732" calcext:value-type="percentage">
            <text:p>5.67%</text:p>
          </table:table-cell>
          <table:table-cell office:value-type="percentage" office:value="0.0454902" calcext:value-type="percentage">
            <text:p>4.55%</text:p>
          </table:table-cell>
          <table:table-cell office:value-type="percentage" office:value="0.0643137" calcext:value-type="percentage">
            <text:p>6.4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28.73s</text:p>
          </table:table-cell>
          <table:table-cell office:value-type="float" office:value="682.8" calcext:value-type="float">
            <text:p>682.8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percentage" office:value="0.00264317" calcext:value-type="percentage">
            <text:p>0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34214" calcext:value-type="percentage">
            <text:p>0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10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12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12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14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16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0.20s</text:p>
          </table:table-cell>
          <table:table-cell office:value-type="float" office:value="529.5" calcext:value-type="float">
            <text:p>529.5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percentage" office:value="0.00094518" calcext:value-type="percentage">
            <text:p>0.0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4518" calcext:value-type="percentage">
            <text:p>0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1.43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0.90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1.43s</text:p>
          </table:table-cell>
          <table:table-cell office:value-type="float" office:value="704.77" calcext:value-type="float">
            <text:p>704.77</text:p>
          </table:table-cell>
          <table:table-cell office:value-type="float" office:value="699" calcext:value-type="float">
            <text:p>699</text:p>
          </table:table-cell>
          <table:table-cell office:value-type="float" office:value="709" calcext:value-type="float">
            <text:p>709</text:p>
          </table:table-cell>
          <table:table-cell office:value-type="percentage" office:value="0.0125958" calcext:value-type="percentage">
            <text:p>1.26%</text:p>
          </table:table-cell>
          <table:table-cell office:value-type="percentage" office:value="0.00431034" calcext:value-type="percentage">
            <text:p>0.43%</text:p>
          </table:table-cell>
          <table:table-cell office:value-type="percentage" office:value="0.0186782" calcext:value-type="percentage">
            <text:p>1.8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1.27s</text:p>
          </table:table-cell>
          <table:table-cell office:value-type="float" office:value="554.57" calcext:value-type="float">
            <text:p>554.57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percentage" office:value="0.00102286" calcext:value-type="percentage">
            <text:p>0.1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22022" calcext:value-type="percentage">
            <text:p>0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1.30s</text:p>
          </table:table-cell>
          <table:table-cell office:value-type="float" office:value="745.87" calcext:value-type="float">
            <text:p>745.87</text:p>
          </table:table-cell>
          <table:table-cell office:value-type="float" office:value="742" calcext:value-type="float">
            <text:p>742</text:p>
          </table:table-cell>
          <table:table-cell office:value-type="float" office:value="749" calcext:value-type="float">
            <text:p>749</text:p>
          </table:table-cell>
          <table:table-cell office:value-type="percentage" office:value="0.0065677" calcext:value-type="percentage">
            <text:p>0.66%</text:p>
          </table:table-cell>
          <table:table-cell office:value-type="percentage" office:value="0.00134953" calcext:value-type="percentage">
            <text:p>0.13%</text:p>
          </table:table-cell>
          <table:table-cell office:value-type="percentage" office:value="0.0107962" calcext:value-type="percentage">
            <text:p>1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1.62s</text:p>
          </table:table-cell>
          <table:table-cell office:value-type="float" office:value="700.87" calcext:value-type="float">
            <text:p>700.87</text:p>
          </table:table-cell>
          <table:table-cell office:value-type="float" office:value="695" calcext:value-type="float">
            <text:p>695</text:p>
          </table:table-cell>
          <table:table-cell office:value-type="float" office:value="704" calcext:value-type="float">
            <text:p>704</text:p>
          </table:table-cell>
          <table:table-cell office:value-type="percentage" office:value="0.00989433" calcext:value-type="percentage">
            <text:p>0.99%</text:p>
          </table:table-cell>
          <table:table-cell office:value-type="percentage" office:value="0.00144092" calcext:value-type="percentage">
            <text:p>0.14%</text:p>
          </table:table-cell>
          <table:table-cell office:value-type="percentage" office:value="0.0144092" calcext:value-type="percentage">
            <text:p>1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1.48s</text:p>
          </table:table-cell>
          <table:table-cell office:value-type="float" office:value="573.9" calcext:value-type="float">
            <text:p>573.9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percentage" office:value="0.0103873" calcext:value-type="percentage">
            <text:p>1.04%</text:p>
          </table:table-cell>
          <table:table-cell office:value-type="percentage" office:value="0.00528169" calcext:value-type="percentage">
            <text:p>0.53%</text:p>
          </table:table-cell>
          <table:table-cell office:value-type="percentage" office:value="0.0140845" calcext:value-type="percentage">
            <text:p>1.4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1.59s</text:p>
          </table:table-cell>
          <table:table-cell office:value-type="float" office:value="755.03" calcext:value-type="float">
            <text:p>755.03</text:p>
          </table:table-cell>
          <table:table-cell office:value-type="float" office:value="750" calcext:value-type="float">
            <text:p>750</text:p>
          </table:table-cell>
          <table:table-cell office:value-type="float" office:value="762" calcext:value-type="float">
            <text:p>762</text:p>
          </table:table-cell>
          <table:table-cell office:value-type="percentage" office:value="0.0148297" calcext:value-type="percentage">
            <text:p>1.48%</text:p>
          </table:table-cell>
          <table:table-cell office:value-type="percentage" office:value="0.00806452" calcext:value-type="percentage">
            <text:p>0.81%</text:p>
          </table:table-cell>
          <table:table-cell office:value-type="percentage" office:value="0.0241935" calcext:value-type="percentage">
            <text:p>2.4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2.02s</text:p>
          </table:table-cell>
          <table:table-cell office:value-type="float" office:value="974.03" calcext:value-type="float">
            <text:p>974.03</text:p>
          </table:table-cell>
          <table:table-cell office:value-type="float" office:value="968" calcext:value-type="float">
            <text:p>968</text:p>
          </table:table-cell>
          <table:table-cell office:value-type="float" office:value="982" calcext:value-type="float">
            <text:p>982</text:p>
          </table:table-cell>
          <table:table-cell office:value-type="percentage" office:value="0.00623278" calcext:value-type="percentage">
            <text:p>0.6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4628" calcext:value-type="percentage">
            <text:p>1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2.02s</text:p>
          </table:table-cell>
          <table:table-cell office:value-type="float" office:value="796.87" calcext:value-type="float">
            <text:p>796.87</text:p>
          </table:table-cell>
          <table:table-cell office:value-type="float" office:value="792" calcext:value-type="float">
            <text:p>792</text:p>
          </table:table-cell>
          <table:table-cell office:value-type="float" office:value="804" calcext:value-type="float">
            <text:p>804</text:p>
          </table:table-cell>
          <table:table-cell office:value-type="percentage" office:value="0.00614478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1515" calcext:value-type="percentage">
            <text:p>1.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3.04s</text:p>
          </table:table-cell>
          <table:table-cell office:value-type="float" office:value="843.9" calcext:value-type="float">
            <text:p>843.9</text:p>
          </table:table-cell>
          <table:table-cell office:value-type="float" office:value="834" calcext:value-type="float">
            <text:p>834</text:p>
          </table:table-cell>
          <table:table-cell office:value-type="float" office:value="851" calcext:value-type="float">
            <text:p>851</text:p>
          </table:table-cell>
          <table:table-cell office:value-type="percentage" office:value="0.0204353" calcext:value-type="percentage">
            <text:p>2.04%</text:p>
          </table:table-cell>
          <table:table-cell office:value-type="percentage" office:value="0.00846433" calcext:value-type="percentage">
            <text:p>0.85%</text:p>
          </table:table-cell>
          <table:table-cell office:value-type="percentage" office:value="0.0290206" calcext:value-type="percentage">
            <text:p>2.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8.59s</text:p>
          </table:table-cell>
          <table:table-cell office:value-type="float" office:value="599.9" calcext:value-type="float">
            <text:p>599.9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percentage" office:value="0.0116358" calcext:value-type="percentage">
            <text:p>1.16%</text:p>
          </table:table-cell>
          <table:table-cell office:value-type="percentage" office:value="0.00168634" calcext:value-type="percentage">
            <text:p>0.17%</text:p>
          </table:table-cell>
          <table:table-cell office:value-type="percentage" office:value="0.0202361" calcext:value-type="percentage">
            <text:p>2.0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6.25s</text:p>
          </table:table-cell>
          <table:table-cell office:value-type="float" office:value="634.77" calcext:value-type="float">
            <text:p>634.77</text:p>
          </table:table-cell>
          <table:table-cell office:value-type="float" office:value="632" calcext:value-type="float">
            <text:p>632</text:p>
          </table:table-cell>
          <table:table-cell office:value-type="float" office:value="639" calcext:value-type="float">
            <text:p>639</text:p>
          </table:table-cell>
          <table:table-cell office:value-type="percentage" office:value="0.012387" calcext:value-type="percentage">
            <text:p>1.24%</text:p>
          </table:table-cell>
          <table:table-cell office:value-type="percentage" office:value="0.00797448" calcext:value-type="percentage">
            <text:p>0.80%</text:p>
          </table:table-cell>
          <table:table-cell office:value-type="percentage" office:value="0.0191388" calcext:value-type="percentage">
            <text:p>1.91%</text:p>
          </table:table-cell>
          <table:table-cell table:number-columns-repeated="7"/>
        </table:table-row>
      </table:table>
      <table:table table:name="ps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default-cell-style-name="ce2"/>
        <table:table-column table:style-name="co3" table:default-cell-style-name="ce2"/>
        <table:table-column table:style-name="co10" table:default-cell-style-name="ce2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table:style-name="Default"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0.37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101];[.$J2]&amp;&quot;*&quot;;[.F2:.F101])" office:value-type="percentage" office:value="0.00488852004074074" calcext:value-type="percentage">
            <text:p>0.49%</text:p>
          </table:table-cell>
          <table:table-cell table:style-name="ce2" table:formula="of:=AVERAGEIF([.$A2:.$A101];[.$J2]&amp;&quot;*&quot;;[.G2:.G101])" office:value-type="percentage" office:value="0.00249325844444444" calcext:value-type="percentage">
            <text:p>0.25%</text:p>
          </table:table-cell>
          <table:table-cell table:style-name="ce2" table:formula="of:=AVERAGEIF([.$A2:.$A101];[.$J2]&amp;&quot;*&quot;;[.H2:.H101])" office:value-type="percentage" office:value="0.00842402096296296" calcext:value-type="percentage">
            <text:p>0.84%</text:p>
          </table:table-cell>
          <table:table-cell/>
          <table:table-cell table:formula="of:=COUNTIF([.$G2:.$G110];&quot;=0&quot;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0.46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102];[.$J3]&amp;&quot;*&quot;;[.F3:.F102])" office:value-type="percentage" office:value="0.002965840645" calcext:value-type="percentage">
            <text:p>0.30%</text:p>
          </table:table-cell>
          <table:table-cell table:style-name="ce2" table:formula="of:=AVERAGEIF([.$A3:.$A102];[.$J3]&amp;&quot;*&quot;;[.G3:.G102])" office:value-type="percentage" office:value="0.000652059" calcext:value-type="percentage">
            <text:p>0.07%</text:p>
          </table:table-cell>
          <table:table-cell table:style-name="ce2" table:formula="of:=AVERAGEIF([.$A3:.$A102];[.$J3]&amp;&quot;*&quot;;[.H3:.H102])" office:value-type="percentage" office:value="0.0083872805" calcext:value-type="percentage">
            <text:p>0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0.51s</text:p>
          </table:table-cell>
          <table:table-cell office:value-type="float" office:value="742.2" calcext:value-type="float">
            <text:p>742.2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percentage" office:value="0.000269542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4771" calcext:value-type="percentage">
            <text:p>0.13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103];[.$J4]&amp;&quot;*&quot;;[.F4:.F103])" office:value-type="percentage" office:value="0.006236303" calcext:value-type="percentage">
            <text:p>0.62%</text:p>
          </table:table-cell>
          <table:table-cell table:style-name="ce2" table:formula="of:=AVERAGEIF([.$A4:.$A103];[.$J4]&amp;&quot;*&quot;;[.G4:.G103])" office:value-type="percentage" office:value="0.002059339" calcext:value-type="percentage">
            <text:p>0.21%</text:p>
          </table:table-cell>
          <table:table-cell table:style-name="ce2" table:formula="of:=AVERAGEIF([.$A4:.$A103];[.$J4]&amp;&quot;*&quot;;[.H4:.H103])" office:value-type="percentage" office:value="0.01375927" calcext:value-type="percentage">
            <text:p>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0.46s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104];[.$J5]&amp;&quot;*&quot;;[.F5:.F104])" office:value-type="percentage" office:value="0.02150922" calcext:value-type="percentage">
            <text:p>2.15%</text:p>
          </table:table-cell>
          <table:table-cell table:style-name="ce2" table:formula="of:=AVERAGEIF([.$A5:.$A104];[.$J5]&amp;&quot;*&quot;;[.G5:.G104])" office:value-type="percentage" office:value="0.01342948" calcext:value-type="percentage">
            <text:p>1.34%</text:p>
          </table:table-cell>
          <table:table-cell table:style-name="ce2" table:formula="of:=AVERAGEIF([.$A5:.$A104];[.$J5]&amp;&quot;*&quot;;[.H5:.H104])" office:value-type="percentage" office:value="0.03605954" calcext:value-type="percentage">
            <text:p>3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0.85s</text:p>
          </table:table-cell>
          <table:table-cell office:value-type="float" office:value="805.93" calcext:value-type="float">
            <text:p>805.93</text:p>
          </table:table-cell>
          <table:table-cell office:value-type="float" office:value="799" calcext:value-type="float">
            <text:p>799</text:p>
          </table:table-cell>
          <table:table-cell office:value-type="float" office:value="813" calcext:value-type="float">
            <text:p>813</text:p>
          </table:table-cell>
          <table:table-cell office:value-type="percentage" office:value="0.00867751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5219" calcext:value-type="percentage">
            <text:p>1.75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105];[.$J6]&amp;&quot;*&quot;;[.F6:.F105])" office:value-type="percentage" office:value="0.00346801805" calcext:value-type="percentage">
            <text:p>0.35%</text:p>
          </table:table-cell>
          <table:table-cell table:style-name="ce2" table:formula="of:=AVERAGEIF([.$A6:.$A105];[.$J6]&amp;&quot;*&quot;;[.G6:.G105])" office:value-type="percentage" office:value="0.0005158345" calcext:value-type="percentage">
            <text:p>0.05%</text:p>
          </table:table-cell>
          <table:table-cell table:style-name="ce2" table:formula="of:=AVERAGEIF([.$A6:.$A105];[.$J6]&amp;&quot;*&quot;;[.H6:.H105])" office:value-type="percentage" office:value="0.0083714595" calcext:value-type="percentage">
            <text:p>0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0.68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6];[.$J7]&amp;&quot;*&quot;;[.F7:.F106])" office:value-type="percentage" office:value="0.0378616777777778" calcext:value-type="percentage">
            <text:p>3.79%</text:p>
          </table:table-cell>
          <table:table-cell table:style-name="ce2" table:formula="of:=AVERAGEIF([.$A7:.$A106];[.$J7]&amp;&quot;*&quot;;[.G7:.G106])" office:value-type="percentage" office:value="0.0329620483333333" calcext:value-type="percentage">
            <text:p>3.30%</text:p>
          </table:table-cell>
          <table:table-cell table:style-name="ce2" table:formula="of:=AVERAGEIF([.$A7:.$A106];[.$J7]&amp;&quot;*&quot;;[.H7:.H106])" office:value-type="percentage" office:value="0.04358365" calcext:value-type="percentage">
            <text:p>4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1.13s</text:p>
          </table:table-cell>
          <table:table-cell office:value-type="float" office:value="949.2" calcext:value-type="float">
            <text:p>949.2</text:p>
          </table:table-cell>
          <table:table-cell office:value-type="float" office:value="949" calcext:value-type="float">
            <text:p>949</text:p>
          </table:table-cell>
          <table:table-cell office:value-type="float" office:value="953" calcext:value-type="float">
            <text:p>953</text:p>
          </table:table-cell>
          <table:table-cell office:value-type="percentage" office:value="0.000210748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21496" calcext:value-type="percentage">
            <text:p>0.42%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0.90s</text:p>
          </table:table-cell>
          <table:table-cell office:value-type="float" office:value="730.03" calcext:value-type="float">
            <text:p>730.03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percentage" office:value="0.000045662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6986" calcext:value-type="percentage">
            <text:p>0.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2.47s</text:p>
          </table:table-cell>
          <table:table-cell office:value-type="float" office:value="823.6" calcext:value-type="float">
            <text:p>823.6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194647" calcext:value-type="percentage">
            <text:p>0.1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0.75s</text:p>
          </table:table-cell>
          <table:table-cell office:value-type="float" office:value="832.93" calcext:value-type="float">
            <text:p>832.93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0232651" calcext:value-type="percentage">
            <text:p>0.2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40674" calcext:value-type="percentage">
            <text:p>0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2.08s</text:p>
          </table:table-cell>
          <table:table-cell office:value-type="float" office:value="938.43" calcext:value-type="float">
            <text:p>938.43</text:p>
          </table:table-cell>
          <table:table-cell office:value-type="float" office:value="937" calcext:value-type="float">
            <text:p>937</text:p>
          </table:table-cell>
          <table:table-cell office:value-type="float" office:value="947" calcext:value-type="float">
            <text:p>947</text:p>
          </table:table-cell>
          <table:table-cell office:value-type="percentage" office:value="0.0015297" calcext:value-type="percentage">
            <text:p>0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6724" calcext:value-type="percentage">
            <text:p>1.0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1.58s</text:p>
          </table:table-cell>
          <table:table-cell office:value-type="float" office:value="955.6" calcext:value-type="float">
            <text:p>955.6</text:p>
          </table:table-cell>
          <table:table-cell office:value-type="float" office:value="953" calcext:value-type="float">
            <text:p>953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122881" calcext:value-type="percentage">
            <text:p>1.23%</text:p>
          </table:table-cell>
          <table:table-cell office:value-type="percentage" office:value="0.0095339" calcext:value-type="percentage">
            <text:p>0.95%</text:p>
          </table:table-cell>
          <table:table-cell office:value-type="percentage" office:value="0.0158898" calcext:value-type="percentage">
            <text:p>1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2.74s</text:p>
          </table:table-cell>
          <table:table-cell office:value-type="float" office:value="1152.97" calcext:value-type="float">
            <text:p>1152.97</text:p>
          </table:table-cell>
          <table:table-cell office:value-type="float" office:value="1146" calcext:value-type="float">
            <text:p>1146</text:p>
          </table:table-cell>
          <table:table-cell office:value-type="float" office:value="1167" calcext:value-type="float">
            <text:p>1167</text:p>
          </table:table-cell>
          <table:table-cell office:value-type="percentage" office:value="0.00607912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83246" calcext:value-type="percentage">
            <text:p>1.8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1.51s</text:p>
          </table:table-cell>
          <table:table-cell table:number-columns-repeated="3" office:value-type="float" office:value="914" calcext:value-type="float">
            <text:p>914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1.55s</text:p>
          </table:table-cell>
          <table:table-cell table:number-columns-repeated="3" office:value-type="float" office:value="1073" calcext:value-type="float">
            <text:p>1073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4.53s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3" office:value-type="percentage" office:value="0.00693069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5.38s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167" calcext:value-type="float">
            <text:p>1167</text:p>
          </table:table-cell>
          <table:table-cell office:value-type="float" office:value="1179" calcext:value-type="float">
            <text:p>1179</text:p>
          </table:table-cell>
          <table:table-cell office:value-type="percentage" office:value="0.0027992" calcext:value-type="percentage">
            <text:p>0.2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2828" calcext:value-type="percentage">
            <text:p>1.0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2.44s</text:p>
          </table:table-cell>
          <table:table-cell office:value-type="float" office:value="1073.83" calcext:value-type="float">
            <text:p>1073.83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00776639" calcext:value-type="percentage">
            <text:p>0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6.54s</text:p>
          </table:table-cell>
          <table:table-cell office:value-type="float" office:value="1358.23" calcext:value-type="float">
            <text:p>1358.23</text:p>
          </table:table-cell>
          <table:table-cell office:value-type="float" office:value="1354" calcext:value-type="float">
            <text:p>1354</text:p>
          </table:table-cell>
          <table:table-cell office:value-type="float" office:value="1362" calcext:value-type="float">
            <text:p>1362</text:p>
          </table:table-cell>
          <table:table-cell office:value-type="percentage" office:value="0.00312654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90842" calcext:value-type="percentage">
            <text:p>0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6.19s</text:p>
          </table:table-cell>
          <table:table-cell office:value-type="float" office:value="1036.07" calcext:value-type="float">
            <text:p>1036.07</text:p>
          </table:table-cell>
          <table:table-cell office:value-type="float" office:value="1035" calcext:value-type="float">
            <text:p>1035</text:p>
          </table:table-cell>
          <table:table-cell office:value-type="float" office:value="1039" calcext:value-type="float">
            <text:p>1039</text:p>
          </table:table-cell>
          <table:table-cell office:value-type="percentage" office:value="0.00199871" calcext:value-type="percentage">
            <text:p>0.20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483559" calcext:value-type="percentage">
            <text:p>0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8.12s</text:p>
          </table:table-cell>
          <table:table-cell office:value-type="float" office:value="1309.4" calcext:value-type="float">
            <text:p>1309.4</text:p>
          </table:table-cell>
          <table:table-cell office:value-type="float" office:value="1301" calcext:value-type="float">
            <text:p>1301</text:p>
          </table:table-cell>
          <table:table-cell office:value-type="float" office:value="1315" calcext:value-type="float">
            <text:p>1315</text:p>
          </table:table-cell>
          <table:table-cell office:value-type="percentage" office:value="0.0166149" calcext:value-type="percentage">
            <text:p>1.66%</text:p>
          </table:table-cell>
          <table:table-cell office:value-type="percentage" office:value="0.0100932" calcext:value-type="percentage">
            <text:p>1.01%</text:p>
          </table:table-cell>
          <table:table-cell office:value-type="percentage" office:value="0.0209627" calcext:value-type="percentage">
            <text:p>2.1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8.55s</text:p>
          </table:table-cell>
          <table:table-cell office:value-type="float" office:value="1322.3" calcext:value-type="float">
            <text:p>1322.3</text:p>
          </table:table-cell>
          <table:table-cell office:value-type="float" office:value="1318" calcext:value-type="float">
            <text:p>1318</text:p>
          </table:table-cell>
          <table:table-cell office:value-type="float" office:value="1332" calcext:value-type="float">
            <text:p>1332</text:p>
          </table:table-cell>
          <table:table-cell office:value-type="percentage" office:value="0.00631659" calcext:value-type="percentage">
            <text:p>0.63%</text:p>
          </table:table-cell>
          <table:table-cell office:value-type="percentage" office:value="0.00304414" calcext:value-type="percentage">
            <text:p>0.30%</text:p>
          </table:table-cell>
          <table:table-cell office:value-type="percentage" office:value="0.0136986" calcext:value-type="percentage">
            <text:p>1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8.23s</text:p>
          </table:table-cell>
          <table:table-cell office:value-type="float" office:value="1635.77" calcext:value-type="float">
            <text:p>1635.77</text:p>
          </table:table-cell>
          <table:table-cell office:value-type="float" office:value="1629" calcext:value-type="float">
            <text:p>1629</text:p>
          </table:table-cell>
          <table:table-cell office:value-type="float" office:value="1644" calcext:value-type="float">
            <text:p>1644</text:p>
          </table:table-cell>
          <table:table-cell office:value-type="percentage" office:value="0.0122318" calcext:value-type="percentage">
            <text:p>1.22%</text:p>
          </table:table-cell>
          <table:table-cell office:value-type="percentage" office:value="0.00804455" calcext:value-type="percentage">
            <text:p>0.80%</text:p>
          </table:table-cell>
          <table:table-cell office:value-type="percentage" office:value="0.0173267" calcext:value-type="percentage">
            <text:p>1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14.59s</text:p>
          </table:table-cell>
          <table:table-cell office:value-type="float" office:value="1421.87" calcext:value-type="float">
            <text:p>1421.87</text:p>
          </table:table-cell>
          <table:table-cell office:value-type="float" office:value="1413" calcext:value-type="float">
            <text:p>1413</text:p>
          </table:table-cell>
          <table:table-cell office:value-type="float" office:value="1438" calcext:value-type="float">
            <text:p>1438</text:p>
          </table:table-cell>
          <table:table-cell office:value-type="percentage" office:value="0.0148941" calcext:value-type="percentage">
            <text:p>1.49%</text:p>
          </table:table-cell>
          <table:table-cell office:value-type="percentage" office:value="0.00856531" calcext:value-type="percentage">
            <text:p>0.86%</text:p>
          </table:table-cell>
          <table:table-cell office:value-type="percentage" office:value="0.0264097" calcext:value-type="percentage">
            <text:p>2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4.86s</text:p>
          </table:table-cell>
          <table:table-cell office:value-type="float" office:value="1181.67" calcext:value-type="float">
            <text:p>1181.67</text:p>
          </table:table-cell>
          <table:table-cell office:value-type="float" office:value="1177" calcext:value-type="float">
            <text:p>1177</text:p>
          </table:table-cell>
          <table:table-cell office:value-type="float" office:value="1184" calcext:value-type="float">
            <text:p>1184</text:p>
          </table:table-cell>
          <table:table-cell office:value-type="percentage" office:value="0.00653038" calcext:value-type="percentage">
            <text:p>0.65%</text:p>
          </table:table-cell>
          <table:table-cell office:value-type="percentage" office:value="0.00255537" calcext:value-type="percentage">
            <text:p>0.26%</text:p>
          </table:table-cell>
          <table:table-cell office:value-type="percentage" office:value="0.00851789" calcext:value-type="percentage">
            <text:p>0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10.46s</text:p>
          </table:table-cell>
          <table:table-cell office:value-type="float" office:value="1167.9" calcext:value-type="float">
            <text:p>1167.9</text:p>
          </table:table-cell>
          <table:table-cell office:value-type="float" office:value="1159" calcext:value-type="float">
            <text:p>1159</text:p>
          </table:table-cell>
          <table:table-cell office:value-type="float" office:value="1178" calcext:value-type="float">
            <text:p>1178</text:p>
          </table:table-cell>
          <table:table-cell office:value-type="percentage" office:value="0.00767903" calcext:value-type="percentage">
            <text:p>0.7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3934" calcext:value-type="percentage">
            <text:p>1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19.14s</text:p>
          </table:table-cell>
          <table:table-cell office:value-type="float" office:value="1796" calcext:value-type="float">
            <text:p>1796</text:p>
          </table:table-cell>
          <table:table-cell office:value-type="float" office:value="1794" calcext:value-type="float">
            <text:p>1794</text:p>
          </table:table-cell>
          <table:table-cell office:value-type="float" office:value="1798" calcext:value-type="float">
            <text:p>1798</text:p>
          </table:table-cell>
          <table:table-cell office:value-type="percentage" office:value="0.0187181" calcext:value-type="percentage">
            <text:p>1.87%</text:p>
          </table:table-cell>
          <table:table-cell office:value-type="percentage" office:value="0.0175837" calcext:value-type="percentage">
            <text:p>1.76%</text:p>
          </table:table-cell>
          <table:table-cell office:value-type="percentage" office:value="0.0198525" calcext:value-type="percentage">
            <text:p>1.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0.97s</text:p>
          </table:table-cell>
          <table:table-cell office:value-type="float" office:value="672.37" calcext:value-type="float">
            <text:p>672.37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percentage" office:value="0.000545635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95238" calcext:value-type="percentage">
            <text:p>0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0.50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0.47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0.78s</text:p>
          </table:table-cell>
          <table:table-cell office:value-type="float" office:value="805.03" calcext:value-type="float">
            <text:p>805.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percentage" office:value="0.0000414079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4224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0.89s</text:p>
          </table:table-cell>
          <table:table-cell office:value-type="float" office:value="549.23" calcext:value-type="float">
            <text:p>549.23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00425015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82149" calcext:value-type="percentage">
            <text:p>0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1.27s</text:p>
          </table:table-cell>
          <table:table-cell office:value-type="float" office:value="830.5" calcext:value-type="float">
            <text:p>830.5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0180941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82509" calcext:value-type="percentage">
            <text:p>0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2.21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1.62s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1.53s</text:p>
          </table:table-cell>
          <table:table-cell table:number-columns-repeated="3" office:value-type="float" office:value="751" calcext:value-type="float">
            <text:p>75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1.93s</text:p>
          </table:table-cell>
          <table:table-cell office:value-type="float" office:value="680.37" calcext:value-type="float">
            <text:p>680.37</text:p>
          </table:table-cell>
          <table:table-cell office:value-type="float" office:value="678" calcext:value-type="float">
            <text:p>678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0349066" calcext:value-type="percentage">
            <text:p>0.3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35988" calcext:value-type="percentage">
            <text:p>2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1.12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4.64s</text:p>
          </table:table-cell>
          <table:table-cell office:value-type="float" office:value="747.17" calcext:value-type="float">
            <text:p>747.17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00223115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3869" calcext:value-type="percentage">
            <text:p>0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4.41s</text:p>
          </table:table-cell>
          <table:table-cell office:value-type="float" office:value="708.3" calcext:value-type="float">
            <text:p>708.3</text:p>
          </table:table-cell>
          <table:table-cell office:value-type="float" office:value="707" calcext:value-type="float">
            <text:p>707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0183876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65771" calcext:value-type="percentage">
            <text:p>0.5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5.63s</text:p>
          </table:table-cell>
          <table:table-cell office:value-type="float" office:value="1605.77" calcext:value-type="float">
            <text:p>1605.77</text:p>
          </table:table-cell>
          <table:table-cell office:value-type="float" office:value="1598" calcext:value-type="float">
            <text:p>1598</text:p>
          </table:table-cell>
          <table:table-cell office:value-type="float" office:value="1614" calcext:value-type="float">
            <text:p>1614</text:p>
          </table:table-cell>
          <table:table-cell office:value-type="percentage" office:value="0.00486024" calcext:value-type="percentage">
            <text:p>0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0125" calcext:value-type="percentage">
            <text:p>1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6.40s</text:p>
          </table:table-cell>
          <table:table-cell office:value-type="float" office:value="1510.6" calcext:value-type="float">
            <text:p>1510.6</text:p>
          </table:table-cell>
          <table:table-cell office:value-type="float" office:value="1498" calcext:value-type="float">
            <text:p>1498</text:p>
          </table:table-cell>
          <table:table-cell office:value-type="float" office:value="1537" calcext:value-type="float">
            <text:p>1537</text:p>
          </table:table-cell>
          <table:table-cell office:value-type="percentage" office:value="0.00975936" calcext:value-type="percentage">
            <text:p>0.98%</text:p>
          </table:table-cell>
          <table:table-cell office:value-type="percentage" office:value="0.0013369" calcext:value-type="percentage">
            <text:p>0.13%</text:p>
          </table:table-cell>
          <table:table-cell office:value-type="percentage" office:value="0.0274064" calcext:value-type="percentage">
            <text:p>2.7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7.35s</text:p>
          </table:table-cell>
          <table:table-cell office:value-type="float" office:value="867.77" calcext:value-type="float">
            <text:p>867.77</text:p>
          </table:table-cell>
          <table:table-cell office:value-type="float" office:value="863" calcext:value-type="float">
            <text:p>863</text:p>
          </table:table-cell>
          <table:table-cell office:value-type="float" office:value="884" calcext:value-type="float">
            <text:p>884</text:p>
          </table:table-cell>
          <table:table-cell office:value-type="percentage" office:value="0.00785908" calcext:value-type="percentage">
            <text:p>0.79%</text:p>
          </table:table-cell>
          <table:table-cell office:value-type="percentage" office:value="0.00232288" calcext:value-type="percentage">
            <text:p>0.23%</text:p>
          </table:table-cell>
          <table:table-cell office:value-type="percentage" office:value="0.0267131" calcext:value-type="percentage">
            <text:p>2.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8.39s</text:p>
          </table:table-cell>
          <table:table-cell office:value-type="float" office:value="1320.73" calcext:value-type="float">
            <text:p>1320.73</text:p>
          </table:table-cell>
          <table:table-cell office:value-type="float" office:value="1318" calcext:value-type="float">
            <text:p>1318</text:p>
          </table:table-cell>
          <table:table-cell office:value-type="float" office:value="1325" calcext:value-type="float">
            <text:p>1325</text:p>
          </table:table-cell>
          <table:table-cell office:value-type="percentage" office:value="0.00359676" calcext:value-type="percentage">
            <text:p>0.36%</text:p>
          </table:table-cell>
          <table:table-cell office:value-type="percentage" office:value="0.00151976" calcext:value-type="percentage">
            <text:p>0.15%</text:p>
          </table:table-cell>
          <table:table-cell office:value-type="percentage" office:value="0.00683891" calcext:value-type="percentage">
            <text:p>0.6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8.21s</text:p>
          </table:table-cell>
          <table:table-cell office:value-type="float" office:value="1037.1" calcext:value-type="float">
            <text:p>1037.1</text:p>
          </table:table-cell>
          <table:table-cell office:value-type="float" office:value="1032" calcext:value-type="float">
            <text:p>1032</text:p>
          </table:table-cell>
          <table:table-cell office:value-type="float" office:value="1047" calcext:value-type="float">
            <text:p>1047</text:p>
          </table:table-cell>
          <table:table-cell office:value-type="percentage" office:value="0.00494186" calcext:value-type="percentage">
            <text:p>0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5349" calcext:value-type="percentage">
            <text:p>1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8.19s</text:p>
          </table:table-cell>
          <table:table-cell office:value-type="float" office:value="1288.73" calcext:value-type="float">
            <text:p>1288.73</text:p>
          </table:table-cell>
          <table:table-cell office:value-type="float" office:value="1282" calcext:value-type="float">
            <text:p>1282</text:p>
          </table:table-cell>
          <table:table-cell office:value-type="float" office:value="1293" calcext:value-type="float">
            <text:p>1293</text:p>
          </table:table-cell>
          <table:table-cell office:value-type="percentage" office:value="0.0131551" calcext:value-type="percentage">
            <text:p>1.32%</text:p>
          </table:table-cell>
          <table:table-cell office:value-type="percentage" office:value="0.00786164" calcext:value-type="percentage">
            <text:p>0.79%</text:p>
          </table:table-cell>
          <table:table-cell office:value-type="percentage" office:value="0.0165094" calcext:value-type="percentage">
            <text:p>1.6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16.93s</text:p>
          </table:table-cell>
          <table:table-cell office:value-type="float" office:value="1229.27" calcext:value-type="float">
            <text:p>1229.27</text:p>
          </table:table-cell>
          <table:table-cell office:value-type="float" office:value="1221" calcext:value-type="float">
            <text:p>1221</text:p>
          </table:table-cell>
          <table:table-cell office:value-type="float" office:value="1247" calcext:value-type="float">
            <text:p>1247</text:p>
          </table:table-cell>
          <table:table-cell office:value-type="percentage" office:value="0.00677041" calcext:value-type="percentage">
            <text:p>0.6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1294" calcext:value-type="percentage">
            <text:p>2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42.61s</text:p>
          </table:table-cell>
          <table:table-cell office:value-type="float" office:value="1085.63" calcext:value-type="float">
            <text:p>1085.63</text:p>
          </table:table-cell>
          <table:table-cell office:value-type="float" office:value="1077" calcext:value-type="float">
            <text:p>1077</text:p>
          </table:table-cell>
          <table:table-cell office:value-type="float" office:value="1096" calcext:value-type="float">
            <text:p>1096</text:p>
          </table:table-cell>
          <table:table-cell office:value-type="percentage" office:value="0.0174633" calcext:value-type="percentage">
            <text:p>1.75%</text:p>
          </table:table-cell>
          <table:table-cell office:value-type="percentage" office:value="0.00937207" calcext:value-type="percentage">
            <text:p>0.94%</text:p>
          </table:table-cell>
          <table:table-cell office:value-type="percentage" office:value="0.027179" calcext:value-type="percentage">
            <text:p>2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40.74s</text:p>
          </table:table-cell>
          <table:table-cell office:value-type="float" office:value="820.8" calcext:value-type="float">
            <text:p>820.8</text:p>
          </table:table-cell>
          <table:table-cell office:value-type="float" office:value="817" calcext:value-type="float">
            <text:p>817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0711656" calcext:value-type="percentage">
            <text:p>0.71%</text:p>
          </table:table-cell>
          <table:table-cell office:value-type="percentage" office:value="0.00245399" calcext:value-type="percentage">
            <text:p>0.25%</text:p>
          </table:table-cell>
          <table:table-cell office:value-type="percentage" office:value="0.0147239" calcext:value-type="percentage">
            <text:p>1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0.19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0.35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0.71s</text:p>
          </table:table-cell>
          <table:table-cell table:number-columns-repeated="3" office:value-type="float" office:value="835" calcext:value-type="float">
            <text:p>83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1.99s</text:p>
          </table:table-cell>
          <table:table-cell table:number-columns-repeated="3" office:value-type="float" office:value="521" calcext:value-type="float">
            <text:p>52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14.42s</text:p>
          </table:table-cell>
          <table:table-cell office:value-type="float" office:value="839.23" calcext:value-type="float">
            <text:p>839.23</text:p>
          </table:table-cell>
          <table:table-cell office:value-type="float" office:value="832" calcext:value-type="float">
            <text:p>832</text:p>
          </table:table-cell>
          <table:table-cell office:value-type="float" office:value="858" calcext:value-type="float">
            <text:p>858</text:p>
          </table:table-cell>
          <table:table-cell office:value-type="percentage" office:value="0.0111245" calcext:value-type="percentage">
            <text:p>1.11%</text:p>
          </table:table-cell>
          <table:table-cell office:value-type="percentage" office:value="0.00240964" calcext:value-type="percentage">
            <text:p>0.24%</text:p>
          </table:table-cell>
          <table:table-cell office:value-type="percentage" office:value="0.0337349" calcext:value-type="percentage">
            <text:p>3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16.00s</text:p>
          </table:table-cell>
          <table:table-cell office:value-type="float" office:value="1032.03" calcext:value-type="float">
            <text:p>1032.03</text:p>
          </table:table-cell>
          <table:table-cell office:value-type="float" office:value="1023" calcext:value-type="float">
            <text:p>1023</text:p>
          </table:table-cell>
          <table:table-cell office:value-type="float" office:value="1043" calcext:value-type="float">
            <text:p>1043</text:p>
          </table:table-cell>
          <table:table-cell office:value-type="percentage" office:value="0.0108064" calcext:value-type="percentage">
            <text:p>1.08%</text:p>
          </table:table-cell>
          <table:table-cell office:value-type="percentage" office:value="0.00195886" calcext:value-type="percentage">
            <text:p>0.20%</text:p>
          </table:table-cell>
          <table:table-cell office:value-type="percentage" office:value="0.0215475" calcext:value-type="percentage">
            <text:p>2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9.95s</text:p>
          </table:table-cell>
          <table:table-cell office:value-type="float" office:value="688.67" calcext:value-type="float">
            <text:p>688.67</text:p>
          </table:table-cell>
          <table:table-cell office:value-type="float" office:value="685" calcext:value-type="float">
            <text:p>685</text:p>
          </table:table-cell>
          <table:table-cell office:value-type="float" office:value="691" calcext:value-type="float">
            <text:p>691</text:p>
          </table:table-cell>
          <table:table-cell office:value-type="percentage" office:value="0.00977517" calcext:value-type="percentage">
            <text:p>0.98%</text:p>
          </table:table-cell>
          <table:table-cell office:value-type="percentage" office:value="0.00439883" calcext:value-type="percentage">
            <text:p>0.44%</text:p>
          </table:table-cell>
          <table:table-cell office:value-type="percentage" office:value="0.0131965" calcext:value-type="percentage">
            <text:p>1.3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14.67s</text:p>
          </table:table-cell>
          <table:table-cell office:value-type="float" office:value="739.47" calcext:value-type="float">
            <text:p>739.47</text:p>
          </table:table-cell>
          <table:table-cell office:value-type="float" office:value="735" calcext:value-type="float">
            <text:p>735</text:p>
          </table:table-cell>
          <table:table-cell office:value-type="float" office:value="755" calcext:value-type="float">
            <text:p>755</text:p>
          </table:table-cell>
          <table:table-cell office:value-type="percentage" office:value="0.0060771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72109" calcext:value-type="percentage">
            <text:p>2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16.70s</text:p>
          </table:table-cell>
          <table:table-cell table:number-columns-repeated="3" office:value-type="float" office:value="820" calcext:value-type="float">
            <text:p>82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163.09s</text:p>
          </table:table-cell>
          <table:table-cell office:value-type="float" office:value="1046.03" calcext:value-type="float">
            <text:p>1046.03</text:p>
          </table:table-cell>
          <table:table-cell office:value-type="float" office:value="1034" calcext:value-type="float">
            <text:p>1034</text:p>
          </table:table-cell>
          <table:table-cell office:value-type="float" office:value="1085" calcext:value-type="float">
            <text:p>1085</text:p>
          </table:table-cell>
          <table:table-cell office:value-type="percentage" office:value="0.0116377" calcext:value-type="percentage">
            <text:p>1.1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9323" calcext:value-type="percentage">
            <text:p>4.9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166.75s</text:p>
          </table:table-cell>
          <table:table-cell office:value-type="float" office:value="1036" calcext:value-type="float">
            <text:p>1036</text:p>
          </table:table-cell>
          <table:table-cell office:value-type="float" office:value="1029" calcext:value-type="float">
            <text:p>1029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0206897" calcext:value-type="percentage">
            <text:p>2.07%</text:p>
          </table:table-cell>
          <table:table-cell office:value-type="percentage" office:value="0.0137931" calcext:value-type="percentage">
            <text:p>1.38%</text:p>
          </table:table-cell>
          <table:table-cell office:value-type="percentage" office:value="0.0305419" calcext:value-type="percentage">
            <text:p>3.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386.91s</text:p>
          </table:table-cell>
          <table:table-cell office:value-type="float" office:value="1321.37" calcext:value-type="float">
            <text:p>1321.37</text:p>
          </table:table-cell>
          <table:table-cell office:value-type="float" office:value="1308" calcext:value-type="float">
            <text:p>1308</text:p>
          </table:table-cell>
          <table:table-cell office:value-type="float" office:value="1340" calcext:value-type="float">
            <text:p>1340</text:p>
          </table:table-cell>
          <table:table-cell office:value-type="percentage" office:value="0.0371795" calcext:value-type="percentage">
            <text:p>3.72%</text:p>
          </table:table-cell>
          <table:table-cell office:value-type="percentage" office:value="0.0266876" calcext:value-type="percentage">
            <text:p>2.67%</text:p>
          </table:table-cell>
          <table:table-cell office:value-type="percentage" office:value="0.0518053" calcext:value-type="percentage">
            <text:p>5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359.02s</text:p>
          </table:table-cell>
          <table:table-cell office:value-type="float" office:value="1323.5" calcext:value-type="float">
            <text:p>1323.5</text:p>
          </table:table-cell>
          <table:table-cell office:value-type="float" office:value="1309" calcext:value-type="float">
            <text:p>1309</text:p>
          </table:table-cell>
          <table:table-cell office:value-type="float" office:value="1337" calcext:value-type="float">
            <text:p>1337</text:p>
          </table:table-cell>
          <table:table-cell office:value-type="percentage" office:value="0.0380392" calcext:value-type="percentage">
            <text:p>3.80%</text:p>
          </table:table-cell>
          <table:table-cell office:value-type="percentage" office:value="0.0266667" calcext:value-type="percentage">
            <text:p>2.67%</text:p>
          </table:table-cell>
          <table:table-cell office:value-type="percentage" office:value="0.0486275" calcext:value-type="percentage">
            <text:p>4.8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128.04s</text:p>
          </table:table-cell>
          <table:table-cell office:value-type="float" office:value="682.17" calcext:value-type="float">
            <text:p>682.17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percentage" office:value="0.00171317" calcext:value-type="percentage">
            <text:p>0.1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34214" calcext:value-type="percentage">
            <text:p>0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10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15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17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20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22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0.27s</text:p>
          </table:table-cell>
          <table:table-cell table:number-columns-repeated="3" office:value-type="float" office:value="529" calcext:value-type="float">
            <text:p>52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0.75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1.31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2.92s</text:p>
          </table:table-cell>
          <table:table-cell office:value-type="float" office:value="700.27" calcext:value-type="float">
            <text:p>700.27</text:p>
          </table:table-cell>
          <table:table-cell office:value-type="float" office:value="697" calcext:value-type="float">
            <text:p>697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0613027" calcext:value-type="percentage">
            <text:p>0.61%</text:p>
          </table:table-cell>
          <table:table-cell office:value-type="percentage" office:value="0.00143678" calcext:value-type="percentage">
            <text:p>0.14%</text:p>
          </table:table-cell>
          <table:table-cell office:value-type="percentage" office:value="0.012931" calcext:value-type="percentage">
            <text:p>1.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2.58s</text:p>
          </table:table-cell>
          <table:table-cell office:value-type="float" office:value="554.2" calcext:value-type="float">
            <text:p>554.2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percentage" office:value="0.000361011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1011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2.87s</text:p>
          </table:table-cell>
          <table:table-cell office:value-type="float" office:value="746.87" calcext:value-type="float">
            <text:p>746.87</text:p>
          </table:table-cell>
          <table:table-cell office:value-type="float" office:value="743" calcext:value-type="float">
            <text:p>743</text:p>
          </table:table-cell>
          <table:table-cell office:value-type="float" office:value="750" calcext:value-type="float">
            <text:p>750</text:p>
          </table:table-cell>
          <table:table-cell office:value-type="percentage" office:value="0.00791723" calcext:value-type="percentage">
            <text:p>0.79%</text:p>
          </table:table-cell>
          <table:table-cell office:value-type="percentage" office:value="0.00269906" calcext:value-type="percentage">
            <text:p>0.27%</text:p>
          </table:table-cell>
          <table:table-cell office:value-type="percentage" office:value="0.0121457" calcext:value-type="percentage">
            <text:p>1.2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4.09s</text:p>
          </table:table-cell>
          <table:table-cell office:value-type="float" office:value="698.87" calcext:value-type="float">
            <text:p>698.87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0701249" calcext:value-type="percentage">
            <text:p>0.7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8501" calcext:value-type="percentage">
            <text:p>1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6.39s</text:p>
          </table:table-cell>
          <table:table-cell office:value-type="float" office:value="572.4" calcext:value-type="float">
            <text:p>572.4</text:p>
          </table:table-cell>
          <table:table-cell office:value-type="float" office:value="568" calcext:value-type="float">
            <text:p>568</text:p>
          </table:table-cell>
          <table:table-cell office:value-type="float" office:value="577" calcext:value-type="float">
            <text:p>577</text:p>
          </table:table-cell>
          <table:table-cell office:value-type="percentage" office:value="0.00774648" calcext:value-type="percentage">
            <text:p>0.7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8451" calcext:value-type="percentage">
            <text:p>1.5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7.42s</text:p>
          </table:table-cell>
          <table:table-cell office:value-type="float" office:value="749.27" calcext:value-type="float">
            <text:p>749.27</text:p>
          </table:table-cell>
          <table:table-cell office:value-type="float" office:value="745" calcext:value-type="float">
            <text:p>745</text:p>
          </table:table-cell>
          <table:table-cell office:value-type="float" office:value="764" calcext:value-type="float">
            <text:p>764</text:p>
          </table:table-cell>
          <table:table-cell office:value-type="percentage" office:value="0.00707885" calcext:value-type="percentage">
            <text:p>0.71%</text:p>
          </table:table-cell>
          <table:table-cell office:value-type="percentage" office:value="0.00134409" calcext:value-type="percentage">
            <text:p>0.13%</text:p>
          </table:table-cell>
          <table:table-cell office:value-type="percentage" office:value="0.0268817" calcext:value-type="percentage">
            <text:p>2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14.28s</text:p>
          </table:table-cell>
          <table:table-cell office:value-type="float" office:value="971.77" calcext:value-type="float">
            <text:p>971.77</text:p>
          </table:table-cell>
          <table:table-cell office:value-type="float" office:value="968" calcext:value-type="float">
            <text:p>968</text:p>
          </table:table-cell>
          <table:table-cell office:value-type="float" office:value="976" calcext:value-type="float">
            <text:p>976</text:p>
          </table:table-cell>
          <table:table-cell office:value-type="percentage" office:value="0.00389118" calcext:value-type="percentage">
            <text:p>0.3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26446" calcext:value-type="percentage">
            <text:p>0.8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8.40s</text:p>
          </table:table-cell>
          <table:table-cell office:value-type="float" office:value="796.87" calcext:value-type="float">
            <text:p>796.87</text:p>
          </table:table-cell>
          <table:table-cell office:value-type="float" office:value="792" calcext:value-type="float">
            <text:p>792</text:p>
          </table:table-cell>
          <table:table-cell office:value-type="float" office:value="804" calcext:value-type="float">
            <text:p>804</text:p>
          </table:table-cell>
          <table:table-cell office:value-type="percentage" office:value="0.00614478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1515" calcext:value-type="percentage">
            <text:p>1.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11.34s</text:p>
          </table:table-cell>
          <table:table-cell office:value-type="float" office:value="836.57" calcext:value-type="float">
            <text:p>836.57</text:p>
          </table:table-cell>
          <table:table-cell office:value-type="float" office:value="831" calcext:value-type="float">
            <text:p>831</text:p>
          </table:table-cell>
          <table:table-cell office:value-type="float" office:value="846" calcext:value-type="float">
            <text:p>846</text:p>
          </table:table-cell>
          <table:table-cell office:value-type="percentage" office:value="0.0115679" calcext:value-type="percentage">
            <text:p>1.16%</text:p>
          </table:table-cell>
          <table:table-cell office:value-type="percentage" office:value="0.00483676" calcext:value-type="percentage">
            <text:p>0.48%</text:p>
          </table:table-cell>
          <table:table-cell office:value-type="percentage" office:value="0.0229746" calcext:value-type="percentage">
            <text:p>2.3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25.37s</text:p>
          </table:table-cell>
          <table:table-cell office:value-type="float" office:value="597.23" calcext:value-type="float">
            <text:p>597.23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  <table:table-cell office:value-type="percentage" office:value="0.00713884" calcext:value-type="percentage">
            <text:p>0.7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8634" calcext:value-type="percentage">
            <text:p>1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18.26s</text:p>
          </table:table-cell>
          <table:table-cell office:value-type="float" office:value="628.67" calcext:value-type="float">
            <text:p>628.67</text:p>
          </table:table-cell>
          <table:table-cell office:value-type="float" office:value="627" calcext:value-type="float">
            <text:p>627</text:p>
          </table:table-cell>
          <table:table-cell office:value-type="float" office:value="633" calcext:value-type="float">
            <text:p>633</text:p>
          </table:table-cell>
          <table:table-cell office:value-type="percentage" office:value="0.00265816" calcext:value-type="percentage">
            <text:p>0.2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56938" calcext:value-type="percentage">
            <text:p>0.9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01-k25.out</text:p>
          </table:table-cell>
          <table:table-cell office:value-type="string" calcext:value-type="string">
            <text:p>53.84s</text:p>
          </table:table-cell>
          <table:table-cell office:value-type="float" office:value="28066.7" calcext:value-type="float">
            <text:p>28066.7</text:p>
          </table:table-cell>
          <table:table-cell office:value-type="float" office:value="27903" calcext:value-type="float">
            <text:p>27903</text:p>
          </table:table-cell>
          <table:table-cell office:value-type="float" office:value="28175" calcext:value-type="float">
            <text:p>28175</text:p>
          </table:table-cell>
          <table:table-cell office:value-type="percentage" office:value="0.0172411" calcext:value-type="percentage">
            <text:p>1.72%</text:p>
          </table:table-cell>
          <table:table-cell office:value-type="percentage" office:value="0.011308" calcext:value-type="percentage">
            <text:p>1.13%</text:p>
          </table:table-cell>
          <table:table-cell office:value-type="percentage" office:value="0.0211663" calcext:value-type="percentage">
            <text:p>2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0-k6.out</text:p>
          </table:table-cell>
          <table:table-cell office:value-type="string" calcext:value-type="string">
            <text:p>84.24s</text:p>
          </table:table-cell>
          <table:table-cell office:value-type="float" office:value="13670.9" calcext:value-type="float">
            <text:p>13670.9</text:p>
          </table:table-cell>
          <table:table-cell office:value-type="float" office:value="13604" calcext:value-type="float">
            <text:p>13604</text:p>
          </table:table-cell>
          <table:table-cell office:value-type="float" office:value="13754" calcext:value-type="float">
            <text:p>13754</text:p>
          </table:table-cell>
          <table:table-cell office:value-type="percentage" office:value="0.02542" calcext:value-type="percentage">
            <text:p>2.54%</text:p>
          </table:table-cell>
          <table:table-cell office:value-type="percentage" office:value="0.020402" calcext:value-type="percentage">
            <text:p>2.04%</text:p>
          </table:table-cell>
          <table:table-cell office:value-type="percentage" office:value="0.0316532" calcext:value-type="percentage">
            <text:p>3.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5-k30.out</text:p>
          </table:table-cell>
          <table:table-cell office:value-type="string" calcext:value-type="string">
            <text:p>128.87s</text:p>
          </table:table-cell>
          <table:table-cell office:value-type="float" office:value="56803.6" calcext:value-type="float">
            <text:p>56803.6</text:p>
          </table:table-cell>
          <table:table-cell office:value-type="float" office:value="56450" calcext:value-type="float">
            <text:p>56450</text:p>
          </table:table-cell>
          <table:table-cell office:value-type="float" office:value="57163" calcext:value-type="float">
            <text:p>57163</text:p>
          </table:table-cell>
          <table:table-cell office:value-type="percentage" office:value="0.0227696" calcext:value-type="percentage">
            <text:p>2.28%</text:p>
          </table:table-cell>
          <table:table-cell office:value-type="percentage" office:value="0.0164029" calcext:value-type="percentage">
            <text:p>1.64%</text:p>
          </table:table-cell>
          <table:table-cell office:value-type="percentage" office:value="0.0292407" calcext:value-type="percentage">
            <text:p>2.9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34-k13.out</text:p>
          </table:table-cell>
          <table:table-cell office:value-type="string" calcext:value-type="string">
            <text:p>41.46s</text:p>
          </table:table-cell>
          <table:table-cell office:value-type="float" office:value="11312.7" calcext:value-type="float">
            <text:p>11312.7</text:p>
          </table:table-cell>
          <table:table-cell office:value-type="float" office:value="11236" calcext:value-type="float">
            <text:p>11236</text:p>
          </table:table-cell>
          <table:table-cell office:value-type="float" office:value="11422" calcext:value-type="float">
            <text:p>11422</text:p>
          </table:table-cell>
          <table:table-cell office:value-type="percentage" office:value="0.0363412" calcext:value-type="percentage">
            <text:p>3.63%</text:p>
          </table:table-cell>
          <table:table-cell office:value-type="percentage" office:value="0.0293148" calcext:value-type="percentage">
            <text:p>2.93%</text:p>
          </table:table-cell>
          <table:table-cell office:value-type="percentage" office:value="0.046354" calcext:value-type="percentage">
            <text:p>4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48-k46.out</text:p>
          </table:table-cell>
          <table:table-cell office:value-type="string" calcext:value-type="string">
            <text:p>383.57s</text:p>
          </table:table-cell>
          <table:table-cell office:value-type="float" office:value="43925.7" calcext:value-type="float">
            <text:p>43925.7</text:p>
          </table:table-cell>
          <table:table-cell office:value-type="float" office:value="43777" calcext:value-type="float">
            <text:p>43777</text:p>
          </table:table-cell>
          <table:table-cell office:value-type="float" office:value="44074" calcext:value-type="float">
            <text:p>44074</text:p>
          </table:table-cell>
          <table:table-cell office:value-type="percentage" office:value="0.0109948" calcext:value-type="percentage">
            <text:p>1.10%</text:p>
          </table:table-cell>
          <table:table-cell office:value-type="percentage" office:value="0.00757227" calcext:value-type="percentage">
            <text:p>0.76%</text:p>
          </table:table-cell>
          <table:table-cell office:value-type="percentage" office:value="0.014408" calcext:value-type="percentage">
            <text:p>1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53-k22.out</text:p>
          </table:table-cell>
          <table:table-cell office:value-type="string" calcext:value-type="string">
            <text:p>549.07s</text:p>
          </table:table-cell>
          <table:table-cell office:value-type="float" office:value="21668.6" calcext:value-type="float">
            <text:p>21668.6</text:p>
          </table:table-cell>
          <table:table-cell office:value-type="float" office:value="21604" calcext:value-type="float">
            <text:p>21604</text:p>
          </table:table-cell>
          <table:table-cell office:value-type="float" office:value="21747" calcext:value-type="float">
            <text:p>21747</text:p>
          </table:table-cell>
          <table:table-cell office:value-type="percentage" office:value="0.0211404" calcext:value-type="percentage">
            <text:p>2.11%</text:p>
          </table:table-cell>
          <table:table-cell office:value-type="percentage" office:value="0.0180961" calcext:value-type="percentage">
            <text:p>1.81%</text:p>
          </table:table-cell>
          <table:table-cell office:value-type="percentage" office:value="0.0248351" calcext:value-type="percentage">
            <text:p>2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86-k15.out</text:p>
          </table:table-cell>
          <table:table-cell office:value-type="string" calcext:value-type="string">
            <text:p>246.81s</text:p>
          </table:table-cell>
          <table:table-cell office:value-type="float" office:value="25206.6" calcext:value-type="float">
            <text:p>25206.6</text:p>
          </table:table-cell>
          <table:table-cell office:value-type="float" office:value="24991" calcext:value-type="float">
            <text:p>24991</text:p>
          </table:table-cell>
          <table:table-cell office:value-type="float" office:value="25393" calcext:value-type="float">
            <text:p>25393</text:p>
          </table:table-cell>
          <table:table-cell office:value-type="percentage" office:value="0.0439677" calcext:value-type="percentage">
            <text:p>4.40%</text:p>
          </table:table-cell>
          <table:table-cell office:value-type="percentage" office:value="0.0350383" calcext:value-type="percentage">
            <text:p>3.50%</text:p>
          </table:table-cell>
          <table:table-cell office:value-type="percentage" office:value="0.0516877" calcext:value-type="percentage">
            <text:p>5.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270-k35.out</text:p>
          </table:table-cell>
          <table:table-cell office:value-type="string" calcext:value-type="string">
            <text:p>746.67s</text:p>
          </table:table-cell>
          <table:table-cell office:value-type="float" office:value="36505.4" calcext:value-type="float">
            <text:p>36505.4</text:p>
          </table:table-cell>
          <table:table-cell office:value-type="float" office:value="36277" calcext:value-type="float">
            <text:p>36277</text:p>
          </table:table-cell>
          <table:table-cell office:value-type="float" office:value="36701" calcext:value-type="float">
            <text:p>36701</text:p>
          </table:table-cell>
          <table:table-cell office:value-type="percentage" office:value="0.034411" calcext:value-type="percentage">
            <text:p>3.44%</text:p>
          </table:table-cell>
          <table:table-cell office:value-type="percentage" office:value="0.0279391" calcext:value-type="percentage">
            <text:p>2.79%</text:p>
          </table:table-cell>
          <table:table-cell office:value-type="percentage" office:value="0.0399535" calcext:value-type="percentage">
            <text:p>4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13-k71.out</text:p>
          </table:table-cell>
          <table:table-cell office:value-type="string" calcext:value-type="string">
            <text:p>1662.07s</text:p>
          </table:table-cell>
          <table:table-cell office:value-type="float" office:value="97355.9" calcext:value-type="float">
            <text:p>97355.9</text:p>
          </table:table-cell>
          <table:table-cell office:value-type="float" office:value="97172" calcext:value-type="float">
            <text:p>97172</text:p>
          </table:table-cell>
          <table:table-cell office:value-type="float" office:value="97754" calcext:value-type="float">
            <text:p>97754</text:p>
          </table:table-cell>
          <table:table-cell office:value-type="percentage" office:value="0.0352165" calcext:value-type="percentage">
            <text:p>3.52%</text:p>
          </table:table-cell>
          <table:table-cell office:value-type="percentage" office:value="0.033261" calcext:value-type="percentage">
            <text:p>3.33%</text:p>
          </table:table-cell>
          <table:table-cell office:value-type="percentage" office:value="0.0394496" calcext:value-type="percentage">
            <text:p>3.9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36-k84.out</text:p>
          </table:table-cell>
          <table:table-cell office:value-type="string" calcext:value-type="string">
            <text:p>1181.67s</text:p>
          </table:table-cell>
          <table:table-cell office:value-type="float" office:value="143880.2" calcext:value-type="float">
            <text:p>143880.2</text:p>
          </table:table-cell>
          <table:table-cell office:value-type="float" office:value="143365" calcext:value-type="float">
            <text:p>143365</text:p>
          </table:table-cell>
          <table:table-cell office:value-type="float" office:value="144316" calcext:value-type="float">
            <text:p>144316</text:p>
          </table:table-cell>
          <table:table-cell office:value-type="percentage" office:value="0.034105" calcext:value-type="percentage">
            <text:p>3.41%</text:p>
          </table:table-cell>
          <table:table-cell office:value-type="percentage" office:value="0.0304021" calcext:value-type="percentage">
            <text:p>3.04%</text:p>
          </table:table-cell>
          <table:table-cell office:value-type="percentage" office:value="0.0372372" calcext:value-type="percentage">
            <text:p>3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59-k29.out</text:p>
          </table:table-cell>
          <table:table-cell office:value-type="string" calcext:value-type="string">
            <text:p>1007.44s</text:p>
          </table:table-cell>
          <table:table-cell office:value-type="float" office:value="55151.7" calcext:value-type="float">
            <text:p>55151.7</text:p>
          </table:table-cell>
          <table:table-cell office:value-type="float" office:value="54849" calcext:value-type="float">
            <text:p>54849</text:p>
          </table:table-cell>
          <table:table-cell office:value-type="float" office:value="55606" calcext:value-type="float">
            <text:p>55606</text:p>
          </table:table-cell>
          <table:table-cell office:value-type="percentage" office:value="0.0708028" calcext:value-type="percentage">
            <text:p>7.08%</text:p>
          </table:table-cell>
          <table:table-cell office:value-type="percentage" office:value="0.0649257" calcext:value-type="percentage">
            <text:p>6.49%</text:p>
          </table:table-cell>
          <table:table-cell office:value-type="percentage" office:value="0.0796233" calcext:value-type="percentage">
            <text:p>7.9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39-k37.out</text:p>
          </table:table-cell>
          <table:table-cell office:value-type="string" calcext:value-type="string">
            <text:p>4038.70s</text:p>
          </table:table-cell>
          <table:table-cell office:value-type="float" office:value="37599.73" calcext:value-type="float">
            <text:p>37599.73</text:p>
          </table:table-cell>
          <table:table-cell office:value-type="float" office:value="37414" calcext:value-type="float">
            <text:p>37414</text:p>
          </table:table-cell>
          <table:table-cell office:value-type="float" office:value="37830" calcext:value-type="float">
            <text:p>37830</text:p>
          </table:table-cell>
          <table:table-cell office:value-type="percentage" office:value="0.0331014" calcext:value-type="percentage">
            <text:p>3.31%</text:p>
          </table:table-cell>
          <table:table-cell office:value-type="percentage" office:value="0.0279984" calcext:value-type="percentage">
            <text:p>2.80%</text:p>
          </table:table-cell>
          <table:table-cell office:value-type="percentage" office:value="0.0394285" calcext:value-type="percentage">
            <text:p>3.9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59-k26.out</text:p>
          </table:table-cell>
          <table:table-cell office:value-type="string" calcext:value-type="string">
            <text:p>3531.63s</text:p>
          </table:table-cell>
          <table:table-cell office:value-type="float" office:value="25698.3" calcext:value-type="float">
            <text:p>25698.3</text:p>
          </table:table-cell>
          <table:table-cell office:value-type="float" office:value="25536" calcext:value-type="float">
            <text:p>25536</text:p>
          </table:table-cell>
          <table:table-cell office:value-type="float" office:value="26033" calcext:value-type="float">
            <text:p>26033</text:p>
          </table:table-cell>
          <table:table-cell office:value-type="percentage" office:value="0.0643322" calcext:value-type="percentage">
            <text:p>6.43%</text:p>
          </table:table-cell>
          <table:table-cell office:value-type="percentage" office:value="0.0576103" calcext:value-type="percentage">
            <text:p>5.76%</text:p>
          </table:table-cell>
          <table:table-cell office:value-type="percentage" office:value="0.0781942" calcext:value-type="percentage">
            <text:p>7.8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69-k138.out</text:p>
          </table:table-cell>
          <table:table-cell office:value-type="string" calcext:value-type="string">
            <text:p>3229.18s</text:p>
          </table:table-cell>
          <table:table-cell office:value-type="float" office:value="230254.9" calcext:value-type="float">
            <text:p>230254.9</text:p>
          </table:table-cell>
          <table:table-cell office:value-type="float" office:value="229760" calcext:value-type="float">
            <text:p>229760</text:p>
          </table:table-cell>
          <table:table-cell office:value-type="float" office:value="231211" calcext:value-type="float">
            <text:p>231211</text:p>
          </table:table-cell>
          <table:table-cell office:value-type="percentage" office:value="0.0376096" calcext:value-type="percentage">
            <text:p>3.76%</text:p>
          </table:table-cell>
          <table:table-cell office:value-type="percentage" office:value="0.0353794" calcext:value-type="percentage">
            <text:p>3.54%</text:p>
          </table:table-cell>
          <table:table-cell office:value-type="percentage" office:value="0.0419181" calcext:value-type="percentage">
            <text:p>4.1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02-k39.out</text:p>
          </table:table-cell>
          <table:table-cell office:value-type="string" calcext:value-type="string">
            <text:p>2782.60s</text:p>
          </table:table-cell>
          <table:table-cell office:value-type="float" office:value="70479.3" calcext:value-type="float">
            <text:p>70479.3</text:p>
          </table:table-cell>
          <table:table-cell office:value-type="float" office:value="70369" calcext:value-type="float">
            <text:p>70369</text:p>
          </table:table-cell>
          <table:table-cell office:value-type="float" office:value="70560" calcext:value-type="float">
            <text:p>70560</text:p>
          </table:table-cell>
          <table:table-cell office:value-type="percentage" office:value="0.0180456" calcext:value-type="percentage">
            <text:p>1.80%</text:p>
          </table:table-cell>
          <table:table-cell office:value-type="percentage" office:value="0.0164524" calcext:value-type="percentage">
            <text:p>1.65%</text:p>
          </table:table-cell>
          <table:table-cell office:value-type="percentage" office:value="0.0192113" calcext:value-type="percentage">
            <text:p>1.9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99-k92.out</text:p>
          </table:table-cell>
          <table:table-cell office:value-type="string" calcext:value-type="string">
            <text:p>8308.10s</text:p>
          </table:table-cell>
          <table:table-cell office:value-type="float" office:value="115497.25" calcext:value-type="float">
            <text:p>115497.25</text:p>
          </table:table-cell>
          <table:table-cell office:value-type="float" office:value="115286" calcext:value-type="float">
            <text:p>115286</text:p>
          </table:table-cell>
          <table:table-cell office:value-type="float" office:value="115860" calcext:value-type="float">
            <text:p>115860</text:p>
          </table:table-cell>
          <table:table-cell office:value-type="percentage" office:value="0.0645987" calcext:value-type="percentage">
            <text:p>6.46%</text:p>
          </table:table-cell>
          <table:table-cell office:value-type="percentage" office:value="0.0626515" calcext:value-type="percentage">
            <text:p>6.27%</text:p>
          </table:table-cell>
          <table:table-cell office:value-type="percentage" office:value="0.0679424" calcext:value-type="percentage">
            <text:p>6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685-k75.out</text:p>
          </table:table-cell>
          <table:table-cell office:value-type="string" calcext:value-type="string">
            <text:p>5530.16s</text:p>
          </table:table-cell>
          <table:table-cell office:value-type="float" office:value="72609.2" calcext:value-type="float">
            <text:p>72609.2</text:p>
          </table:table-cell>
          <table:table-cell office:value-type="float" office:value="72238" calcext:value-type="float">
            <text:p>72238</text:p>
          </table:table-cell>
          <table:table-cell office:value-type="float" office:value="73005" calcext:value-type="float">
            <text:p>73005</text:p>
          </table:table-cell>
          <table:table-cell office:value-type="percentage" office:value="0.0636996" calcext:value-type="percentage">
            <text:p>6.37%</text:p>
          </table:table-cell>
          <table:table-cell office:value-type="percentage" office:value="0.0582617" calcext:value-type="percentage">
            <text:p>5.83%</text:p>
          </table:table-cell>
          <table:table-cell office:value-type="percentage" office:value="0.069498" calcext:value-type="percentage">
            <text:p>6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733-k159.out</text:p>
          </table:table-cell>
          <table:table-cell office:value-type="string" calcext:value-type="string">
            <text:p>9491.74s</text:p>
          </table:table-cell>
          <table:table-cell office:value-type="float" office:value="142750.9" calcext:value-type="float">
            <text:p>142750.9</text:p>
          </table:table-cell>
          <table:table-cell office:value-type="float" office:value="141741" calcext:value-type="float">
            <text:p>141741</text:p>
          </table:table-cell>
          <table:table-cell office:value-type="float" office:value="143431" calcext:value-type="float">
            <text:p>143431</text:p>
          </table:table-cell>
          <table:table-cell office:value-type="percentage" office:value="0.047713" calcext:value-type="percentage">
            <text:p>4.77%</text:p>
          </table:table-cell>
          <table:table-cell office:value-type="percentage" office:value="0.0403009" calcext:value-type="percentage">
            <text:p>4.03%</text:p>
          </table:table-cell>
          <table:table-cell office:value-type="percentage" office:value="0.0527046" calcext:value-type="percentage">
            <text:p>5.27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formula="of:=AVERAGE([.F2:.F101])" office:value-type="percentage" office:value="0.01112086545" calcext:value-type="percentage">
            <text:p>1.11%</text:p>
          </table:table-cell>
          <table:table-cell table:formula="of:=AVERAGE([.G2:.G101])" office:value-type="percentage" office:value="0.00771733508" calcext:value-type="percentage">
            <text:p>0.77%</text:p>
          </table:table-cell>
          <table:table-cell table:formula="of:=AVERAGE([.H2:.H101])" office:value-type="percentage" office:value="0.01665019466" calcext:value-type="percentage">
            <text:p>1.67%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style-name="Default" table:number-columns-repeated="3"/>
          <table:table-cell table:number-columns-repeated="7"/>
        </table:table-row>
      </table:table>
      <table:table table:name="ga" table:style-name="ta1">
        <office:forms form:automatic-focus="false" form:apply-design-mode="false"/>
        <table:table-column table:style-name="co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0" table:default-cell-style-name="ce2"/>
        <table:table-column table:style-name="co3" table:default-cell-style-name="ce2"/>
        <table:table-column table:style-name="co10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0.23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96];[.$J2]&amp;&quot;*&quot;;[.F2:.F96])" office:value-type="percentage" office:value="0.00405800151851852" calcext:value-type="percentage">
            <text:p>0.41%</text:p>
          </table:table-cell>
          <table:table-cell table:style-name="ce2" table:formula="of:=AVERAGEIF([.$A2:.$A96];[.$J2]&amp;&quot;*&quot;;[.G2:.G96])" office:value-type="percentage" office:value="0.00203243607407407" calcext:value-type="percentage">
            <text:p>0.20%</text:p>
          </table:table-cell>
          <table:table-cell table:style-name="ce2" table:formula="of:=AVERAGEIF([.$A2:.$A96];[.$J2]&amp;&quot;*&quot;;[.H2:.H96])" office:value-type="percentage" office:value="0.006675098" calcext:value-type="percentage">
            <text:p>0.67%</text:p>
          </table:table-cell>
          <table:table-cell/>
          <table:table-cell table:formula="of:=COUNTIF([.$G2:.$G110];&quot;=0&quot;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0.25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97];[.$J3]&amp;&quot;*&quot;;[.F3:.F97])" office:value-type="percentage" office:value="0.00411780565" calcext:value-type="percentage">
            <text:p>0.41%</text:p>
          </table:table-cell>
          <table:table-cell table:style-name="ce2" table:formula="of:=AVERAGEIF([.$A3:.$A97];[.$J3]&amp;&quot;*&quot;;[.G3:.G97])" office:value-type="percentage" office:value="0.00074817305" calcext:value-type="percentage">
            <text:p>0.07%</text:p>
          </table:table-cell>
          <table:table-cell table:style-name="ce2" table:formula="of:=AVERAGEIF([.$A3:.$A97];[.$J3]&amp;&quot;*&quot;;[.H3:.H97])" office:value-type="percentage" office:value="0.010698849" calcext:value-type="percentage">
            <text:p>1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0.26s</text:p>
          </table:table-cell>
          <table:table-cell office:value-type="float" office:value="742.6" calcext:value-type="float">
            <text:p>742.6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percentage" office:value="0.000808625" calcext:value-type="percentage">
            <text:p>0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4771" calcext:value-type="percentage">
            <text:p>0.13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98];[.$J4]&amp;&quot;*&quot;;[.F4:.F98])" office:value-type="percentage" office:value="0.005748336" calcext:value-type="percentage">
            <text:p>0.57%</text:p>
          </table:table-cell>
          <table:table-cell table:style-name="ce2" table:formula="of:=AVERAGEIF([.$A4:.$A98];[.$J4]&amp;&quot;*&quot;;[.G4:.G98])" office:value-type="percentage" office:value="0.002953736" calcext:value-type="percentage">
            <text:p>0.30%</text:p>
          </table:table-cell>
          <table:table-cell table:style-name="ce2" table:formula="of:=AVERAGEIF([.$A4:.$A98];[.$J4]&amp;&quot;*&quot;;[.H4:.H98])" office:value-type="percentage" office:value="0.010331635" calcext:value-type="percentage">
            <text:p>1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99];[.$J5]&amp;&quot;*&quot;;[.F5:.F99])" office:value-type="percentage" office:value="0.014779586" calcext:value-type="percentage">
            <text:p>1.48%</text:p>
          </table:table-cell>
          <table:table-cell table:style-name="ce2" table:formula="of:=AVERAGEIF([.$A5:.$A99];[.$J5]&amp;&quot;*&quot;;[.G5:.G99])" office:value-type="percentage" office:value="0.00953925" calcext:value-type="percentage">
            <text:p>0.95%</text:p>
          </table:table-cell>
          <table:table-cell table:style-name="ce2" table:formula="of:=AVERAGEIF([.$A5:.$A99];[.$J5]&amp;&quot;*&quot;;[.H5:.H99])" office:value-type="percentage" office:value="0.020450198" calcext:value-type="percentage">
            <text:p>2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0.33s</text:p>
          </table:table-cell>
          <table:table-cell office:value-type="float" office:value="806.2" calcext:value-type="float">
            <text:p>806.2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percentage" office:value="0.00901126" calcext:value-type="percentage">
            <text:p>0.9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0025" calcext:value-type="percentage">
            <text:p>2.00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100];[.$J6]&amp;&quot;*&quot;;[.F6:.F100])" office:value-type="percentage" office:value="0.0035831497" calcext:value-type="percentage">
            <text:p>0.36%</text:p>
          </table:table-cell>
          <table:table-cell table:style-name="ce2" table:formula="of:=AVERAGEIF([.$A6:.$A100];[.$J6]&amp;&quot;*&quot;;[.G6:.G100])" office:value-type="percentage" office:value="0.0008770715" calcext:value-type="percentage">
            <text:p>0.09%</text:p>
          </table:table-cell>
          <table:table-cell table:style-name="ce2" table:formula="of:=AVERAGEIF([.$A6:.$A100];[.$J6]&amp;&quot;*&quot;;[.H6:.H100])" office:value-type="percentage" office:value="0.0070029245" calcext:value-type="percentage">
            <text:p>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0.29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1];[.$J7]&amp;&quot;*&quot;;[.F7:.F101])" office:value-type="string" office:string-value="" calcext:value-type="error">
            <text:p>#DIV/0!</text:p>
          </table:table-cell>
          <table:table-cell table:style-name="ce2" table:formula="of:=AVERAGEIF([.$A7:.$A101];[.$J7]&amp;&quot;*&quot;;[.G7:.G101])" office:value-type="string" office:string-value="" calcext:value-type="error">
            <text:p>#DIV/0!</text:p>
          </table:table-cell>
          <table:table-cell table:style-name="ce2" table:formula="of:=AVERAGEIF([.$A7:.$A101];[.$J7]&amp;&quot;*&quot;;[.H7:.H1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0.31s</text:p>
          </table:table-cell>
          <table:table-cell office:value-type="float" office:value="949.4" calcext:value-type="float">
            <text:p>949.4</text:p>
          </table:table-cell>
          <table:table-cell office:value-type="float" office:value="949" calcext:value-type="float">
            <text:p>949</text:p>
          </table:table-cell>
          <table:table-cell office:value-type="float" office:value="953" calcext:value-type="float">
            <text:p>953</text:p>
          </table:table-cell>
          <table:table-cell office:value-type="percentage" office:value="0.000421496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21496" calcext:value-type="percentage">
            <text:p>0.4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0.30s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0.32s</text:p>
          </table:table-cell>
          <table:table-cell office:value-type="float" office:value="822.3" calcext:value-type="float">
            <text:p>822.3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036496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0.31s</text:p>
          </table:table-cell>
          <table:table-cell office:value-type="float" office:value="833.1" calcext:value-type="float">
            <text:p>833.1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percentage" office:value="0.00252708" calcext:value-type="percentage">
            <text:p>0.25%</text:p>
          </table:table-cell>
          <table:table-cell office:value-type="percentage" office:value="0.00240674" calcext:value-type="percentage">
            <text:p>0.24%</text:p>
          </table:table-cell>
          <table:table-cell office:value-type="percentage" office:value="0.00361011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0.36s</text:p>
          </table:table-cell>
          <table:table-cell office:value-type="float" office:value="940.1" calcext:value-type="float">
            <text:p>940.1</text:p>
          </table:table-cell>
          <table:table-cell office:value-type="float" office:value="937" calcext:value-type="float">
            <text:p>937</text:p>
          </table:table-cell>
          <table:table-cell office:value-type="float" office:value="947" calcext:value-type="float">
            <text:p>947</text:p>
          </table:table-cell>
          <table:table-cell office:value-type="percentage" office:value="0.00330843" calcext:value-type="percentage">
            <text:p>0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6724" calcext:value-type="percentage">
            <text:p>1.0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0.36s</text:p>
          </table:table-cell>
          <table:table-cell office:value-type="float" office:value="955.4" calcext:value-type="float">
            <text:p>955.4</text:p>
          </table:table-cell>
          <table:table-cell office:value-type="float" office:value="953" calcext:value-type="float">
            <text:p>953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120763" calcext:value-type="percentage">
            <text:p>1.21%</text:p>
          </table:table-cell>
          <table:table-cell office:value-type="percentage" office:value="0.0095339" calcext:value-type="percentage">
            <text:p>0.95%</text:p>
          </table:table-cell>
          <table:table-cell office:value-type="percentage" office:value="0.0158898" calcext:value-type="percentage">
            <text:p>1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0.57s</text:p>
          </table:table-cell>
          <table:table-cell office:value-type="float" office:value="1146.4" calcext:value-type="float">
            <text:p>1146.4</text:p>
          </table:table-cell>
          <table:table-cell office:value-type="float" office:value="1146" calcext:value-type="float">
            <text:p>1146</text:p>
          </table:table-cell>
          <table:table-cell office:value-type="float" office:value="1150" calcext:value-type="float">
            <text:p>1150</text:p>
          </table:table-cell>
          <table:table-cell office:value-type="percentage" office:value="0.00034904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4904" calcext:value-type="percentage">
            <text:p>0.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0.32s</text:p>
          </table:table-cell>
          <table:table-cell table:number-columns-repeated="3" office:value-type="float" office:value="914" calcext:value-type="float">
            <text:p>914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0.44s</text:p>
          </table:table-cell>
          <table:table-cell table:number-columns-repeated="3" office:value-type="float" office:value="1073" calcext:value-type="float">
            <text:p>1073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0.39s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3" office:value-type="percentage" office:value="0.00693069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0.56s</text:p>
          </table:table-cell>
          <table:table-cell office:value-type="float" office:value="1168.8" calcext:value-type="float">
            <text:p>1168.8</text:p>
          </table:table-cell>
          <table:table-cell office:value-type="float" office:value="1167" calcext:value-type="float">
            <text:p>1167</text:p>
          </table:table-cell>
          <table:table-cell office:value-type="float" office:value="1177" calcext:value-type="float">
            <text:p>1177</text:p>
          </table:table-cell>
          <table:table-cell office:value-type="percentage" office:value="0.00154242" calcext:value-type="percentage">
            <text:p>0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56898" calcext:value-type="percentage">
            <text:p>0.8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0.38s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3"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0.59s</text:p>
          </table:table-cell>
          <table:table-cell office:value-type="float" office:value="1358.4" calcext:value-type="float">
            <text:p>1358.4</text:p>
          </table:table-cell>
          <table:table-cell office:value-type="float" office:value="1358" calcext:value-type="float">
            <text:p>1358</text:p>
          </table:table-cell>
          <table:table-cell office:value-type="float" office:value="1359" calcext:value-type="float">
            <text:p>1359</text:p>
          </table:table-cell>
          <table:table-cell office:value-type="percentage" office:value="0.00324963" calcext:value-type="percentage">
            <text:p>0.32%</text:p>
          </table:table-cell>
          <table:table-cell office:value-type="percentage" office:value="0.00295421" calcext:value-type="percentage">
            <text:p>0.30%</text:p>
          </table:table-cell>
          <table:table-cell office:value-type="percentage" office:value="0.00369276" calcext:value-type="percentage">
            <text:p>0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0.64s</text:p>
          </table:table-cell>
          <table:table-cell office:value-type="float" office:value="1036.2" calcext:value-type="float">
            <text:p>1036.2</text:p>
          </table:table-cell>
          <table:table-cell office:value-type="float" office:value="1035" calcext:value-type="float">
            <text:p>1035</text:p>
          </table:table-cell>
          <table:table-cell office:value-type="float" office:value="1037" calcext:value-type="float">
            <text:p>1037</text:p>
          </table:table-cell>
          <table:table-cell office:value-type="percentage" office:value="0.00212766" calcext:value-type="percentage">
            <text:p>0.21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290135" calcext:value-type="percentage">
            <text:p>0.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0.71s</text:p>
          </table:table-cell>
          <table:table-cell office:value-type="float" office:value="1303.6" calcext:value-type="float">
            <text:p>1303.6</text:p>
          </table:table-cell>
          <table:table-cell office:value-type="float" office:value="1298" calcext:value-type="float">
            <text:p>1298</text:p>
          </table:table-cell>
          <table:table-cell office:value-type="float" office:value="1310" calcext:value-type="float">
            <text:p>1310</text:p>
          </table:table-cell>
          <table:table-cell office:value-type="percentage" office:value="0.0121118" calcext:value-type="percentage">
            <text:p>1.21%</text:p>
          </table:table-cell>
          <table:table-cell office:value-type="percentage" office:value="0.00776398" calcext:value-type="percentage">
            <text:p>0.78%</text:p>
          </table:table-cell>
          <table:table-cell office:value-type="percentage" office:value="0.0170807" calcext:value-type="percentage">
            <text:p>1.7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0.73s</text:p>
          </table:table-cell>
          <table:table-cell office:value-type="float" office:value="1321" calcext:value-type="float">
            <text:p>1321</text:p>
          </table:table-cell>
          <table:table-cell office:value-type="float" office:value="1318" calcext:value-type="float">
            <text:p>1318</text:p>
          </table:table-cell>
          <table:table-cell office:value-type="float" office:value="1325" calcext:value-type="float">
            <text:p>1325</text:p>
          </table:table-cell>
          <table:table-cell office:value-type="percentage" office:value="0.00532725" calcext:value-type="percentage">
            <text:p>0.53%</text:p>
          </table:table-cell>
          <table:table-cell office:value-type="percentage" office:value="0.00304414" calcext:value-type="percentage">
            <text:p>0.30%</text:p>
          </table:table-cell>
          <table:table-cell office:value-type="percentage" office:value="0.00837139" calcext:value-type="percentage">
            <text:p>0.8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0.69s</text:p>
          </table:table-cell>
          <table:table-cell office:value-type="float" office:value="1629.2" calcext:value-type="float">
            <text:p>1629.2</text:p>
          </table:table-cell>
          <table:table-cell office:value-type="float" office:value="1627" calcext:value-type="float">
            <text:p>1627</text:p>
          </table:table-cell>
          <table:table-cell office:value-type="float" office:value="1637" calcext:value-type="float">
            <text:p>1637</text:p>
          </table:table-cell>
          <table:table-cell office:value-type="percentage" office:value="0.00816832" calcext:value-type="percentage">
            <text:p>0.82%</text:p>
          </table:table-cell>
          <table:table-cell office:value-type="percentage" office:value="0.00680693" calcext:value-type="percentage">
            <text:p>0.68%</text:p>
          </table:table-cell>
          <table:table-cell office:value-type="percentage" office:value="0.012995" calcext:value-type="percentage">
            <text:p>1.3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0.83s</text:p>
          </table:table-cell>
          <table:table-cell office:value-type="float" office:value="1419.5" calcext:value-type="float">
            <text:p>1419.5</text:p>
          </table:table-cell>
          <table:table-cell office:value-type="float" office:value="1414" calcext:value-type="float">
            <text:p>1414</text:p>
          </table:table-cell>
          <table:table-cell office:value-type="float" office:value="1425" calcext:value-type="float">
            <text:p>1425</text:p>
          </table:table-cell>
          <table:table-cell office:value-type="percentage" office:value="0.0132049" calcext:value-type="percentage">
            <text:p>1.32%</text:p>
          </table:table-cell>
          <table:table-cell office:value-type="percentage" office:value="0.00927909" calcext:value-type="percentage">
            <text:p>0.93%</text:p>
          </table:table-cell>
          <table:table-cell office:value-type="percentage" office:value="0.0171306" calcext:value-type="percentage">
            <text:p>1.7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0.50s</text:p>
          </table:table-cell>
          <table:table-cell office:value-type="float" office:value="1181.9" calcext:value-type="float">
            <text:p>1181.9</text:p>
          </table:table-cell>
          <table:table-cell office:value-type="float" office:value="1177" calcext:value-type="float">
            <text:p>1177</text:p>
          </table:table-cell>
          <table:table-cell office:value-type="float" office:value="1184" calcext:value-type="float">
            <text:p>1184</text:p>
          </table:table-cell>
          <table:table-cell office:value-type="percentage" office:value="0.00672913" calcext:value-type="percentage">
            <text:p>0.67%</text:p>
          </table:table-cell>
          <table:table-cell office:value-type="percentage" office:value="0.00255537" calcext:value-type="percentage">
            <text:p>0.26%</text:p>
          </table:table-cell>
          <table:table-cell office:value-type="percentage" office:value="0.00851789" calcext:value-type="percentage">
            <text:p>0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0.82s</text:p>
          </table:table-cell>
          <table:table-cell office:value-type="float" office:value="1167.1" calcext:value-type="float">
            <text:p>1167.1</text:p>
          </table:table-cell>
          <table:table-cell office:value-type="float" office:value="1159" calcext:value-type="float">
            <text:p>1159</text:p>
          </table:table-cell>
          <table:table-cell office:value-type="float" office:value="1171" calcext:value-type="float">
            <text:p>1171</text:p>
          </table:table-cell>
          <table:table-cell office:value-type="percentage" office:value="0.00698878" calcext:value-type="percentage">
            <text:p>0.7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3538" calcext:value-type="percentage">
            <text:p>1.0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1.51s</text:p>
          </table:table-cell>
          <table:table-cell office:value-type="float" office:value="1786.6" calcext:value-type="float">
            <text:p>1786.6</text:p>
          </table:table-cell>
          <table:table-cell office:value-type="float" office:value="1766" calcext:value-type="float">
            <text:p>1766</text:p>
          </table:table-cell>
          <table:table-cell office:value-type="float" office:value="1798" calcext:value-type="float">
            <text:p>1798</text:p>
          </table:table-cell>
          <table:table-cell office:value-type="percentage" office:value="0.0133863" calcext:value-type="percentage">
            <text:p>1.34%</text:p>
          </table:table-cell>
          <table:table-cell office:value-type="percentage" office:value="0.00170164" calcext:value-type="percentage">
            <text:p>0.17%</text:p>
          </table:table-cell>
          <table:table-cell office:value-type="percentage" office:value="0.0198525" calcext:value-type="percentage">
            <text:p>1.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0.25s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0.31s</text:p>
          </table:table-cell>
          <table:table-cell table:number-columns-repeated="3" office:value-type="float" office:value="805" calcext:value-type="float">
            <text:p>80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0.34s</text:p>
          </table:table-cell>
          <table:table-cell office:value-type="float" office:value="549.6" calcext:value-type="float">
            <text:p>549.6</text:p>
          </table:table-cell>
          <table:table-cell office:value-type="float" office:value="549" calcext:value-type="float">
            <text:p>549</text:p>
          </table:table-cell>
          <table:table-cell office:value-type="float" office:value="553" calcext:value-type="float">
            <text:p>553</text:p>
          </table:table-cell>
          <table:table-cell office:value-type="percentage" office:value="0.0010929" calcext:value-type="percentage">
            <text:p>0.1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28597" calcext:value-type="percentage">
            <text:p>0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0.48s</text:p>
          </table:table-cell>
          <table:table-cell office:value-type="float" office:value="831.5" calcext:value-type="float">
            <text:p>831.5</text:p>
          </table:table-cell>
          <table:table-cell office:value-type="float" office:value="830" calcext:value-type="float">
            <text:p>830</text:p>
          </table:table-cell>
          <table:table-cell office:value-type="float" office:value="839" calcext:value-type="float">
            <text:p>839</text:p>
          </table:table-cell>
          <table:table-cell office:value-type="percentage" office:value="0.00301568" calcext:value-type="percentage">
            <text:p>0.30%</text:p>
          </table:table-cell>
          <table:table-cell office:value-type="percentage" office:value="0.00120627" calcext:value-type="percentage">
            <text:p>0.12%</text:p>
          </table:table-cell>
          <table:table-cell office:value-type="percentage" office:value="0.0120627" calcext:value-type="percentage">
            <text:p>1.2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0.31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0.34s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0.35s</text:p>
          </table:table-cell>
          <table:table-cell table:number-columns-repeated="3" office:value-type="float" office:value="751" calcext:value-type="float">
            <text:p>75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0.46s</text:p>
          </table:table-cell>
          <table:table-cell office:value-type="float" office:value="682.1" calcext:value-type="float">
            <text:p>682.1</text:p>
          </table:table-cell>
          <table:table-cell office:value-type="float" office:value="678" calcext:value-type="float">
            <text:p>678</text:p>
          </table:table-cell>
          <table:table-cell office:value-type="float" office:value="713" calcext:value-type="float">
            <text:p>713</text:p>
          </table:table-cell>
          <table:table-cell office:value-type="percentage" office:value="0.0060472" calcext:value-type="percentage">
            <text:p>0.6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16224" calcext:value-type="percentage">
            <text:p>5.1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0.32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0.50s</text:p>
          </table:table-cell>
          <table:table-cell office:value-type="float" office:value="747.1" calcext:value-type="float">
            <text:p>747.1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00133869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3869" calcext:value-type="percentage">
            <text:p>0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0.54s</text:p>
          </table:table-cell>
          <table:table-cell office:value-type="float" office:value="707.5" calcext:value-type="float">
            <text:p>707.5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office:value-type="percentage" office:value="0.000707214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24328" calcext:value-type="percentage">
            <text:p>0.4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0.81s</text:p>
          </table:table-cell>
          <table:table-cell office:value-type="float" office:value="1602.3" calcext:value-type="float">
            <text:p>1602.3</text:p>
          </table:table-cell>
          <table:table-cell office:value-type="float" office:value="1598" calcext:value-type="float">
            <text:p>1598</text:p>
          </table:table-cell>
          <table:table-cell office:value-type="float" office:value="1611" calcext:value-type="float">
            <text:p>1611</text:p>
          </table:table-cell>
          <table:table-cell office:value-type="percentage" office:value="0.00269086" calcext:value-type="percentage">
            <text:p>0.2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13517" calcext:value-type="percentage">
            <text:p>0.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0.71s</text:p>
          </table:table-cell>
          <table:table-cell office:value-type="float" office:value="1529.2" calcext:value-type="float">
            <text:p>1529.2</text:p>
          </table:table-cell>
          <table:table-cell office:value-type="float" office:value="1506" calcext:value-type="float">
            <text:p>1506</text:p>
          </table:table-cell>
          <table:table-cell office:value-type="float" office:value="1543" calcext:value-type="float">
            <text:p>1543</text:p>
          </table:table-cell>
          <table:table-cell office:value-type="percentage" office:value="0.0221925" calcext:value-type="percentage">
            <text:p>2.22%</text:p>
          </table:table-cell>
          <table:table-cell office:value-type="percentage" office:value="0.00668449" calcext:value-type="percentage">
            <text:p>0.67%</text:p>
          </table:table-cell>
          <table:table-cell office:value-type="percentage" office:value="0.0314171" calcext:value-type="percentage">
            <text:p>3.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0.75s</text:p>
          </table:table-cell>
          <table:table-cell office:value-type="float" office:value="877.9" calcext:value-type="float">
            <text:p>877.9</text:p>
          </table:table-cell>
          <table:table-cell office:value-type="float" office:value="863" calcext:value-type="float">
            <text:p>863</text:p>
          </table:table-cell>
          <table:table-cell office:value-type="float" office:value="884" calcext:value-type="float">
            <text:p>884</text:p>
          </table:table-cell>
          <table:table-cell office:value-type="percentage" office:value="0.0196283" calcext:value-type="percentage">
            <text:p>1.96%</text:p>
          </table:table-cell>
          <table:table-cell office:value-type="percentage" office:value="0.00232288" calcext:value-type="percentage">
            <text:p>0.23%</text:p>
          </table:table-cell>
          <table:table-cell office:value-type="percentage" office:value="0.0267131" calcext:value-type="percentage">
            <text:p>2.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0.84s</text:p>
          </table:table-cell>
          <table:table-cell office:value-type="float" office:value="1318.7" calcext:value-type="float">
            <text:p>1318.7</text:p>
          </table:table-cell>
          <table:table-cell office:value-type="float" office:value="1316" calcext:value-type="float">
            <text:p>1316</text:p>
          </table:table-cell>
          <table:table-cell office:value-type="float" office:value="1322" calcext:value-type="float">
            <text:p>1322</text:p>
          </table:table-cell>
          <table:table-cell office:value-type="percentage" office:value="0.00205167" calcext:value-type="percentage">
            <text:p>0.2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55927" calcext:value-type="percentage">
            <text:p>0.4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1.05s</text:p>
          </table:table-cell>
          <table:table-cell office:value-type="float" office:value="1041.9" calcext:value-type="float">
            <text:p>1041.9</text:p>
          </table:table-cell>
          <table:table-cell office:value-type="float" office:value="1032" calcext:value-type="float">
            <text:p>1032</text:p>
          </table:table-cell>
          <table:table-cell office:value-type="float" office:value="1070" calcext:value-type="float">
            <text:p>1070</text:p>
          </table:table-cell>
          <table:table-cell office:value-type="percentage" office:value="0.00959302" calcext:value-type="percentage">
            <text:p>0.9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68217" calcext:value-type="percentage">
            <text:p>3.6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0.87s</text:p>
          </table:table-cell>
          <table:table-cell office:value-type="float" office:value="1285.4" calcext:value-type="float">
            <text:p>1285.4</text:p>
          </table:table-cell>
          <table:table-cell office:value-type="float" office:value="1277" calcext:value-type="float">
            <text:p>1277</text:p>
          </table:table-cell>
          <table:table-cell office:value-type="float" office:value="1288" calcext:value-type="float">
            <text:p>1288</text:p>
          </table:table-cell>
          <table:table-cell office:value-type="percentage" office:value="0.0105346" calcext:value-type="percentage">
            <text:p>1.05%</text:p>
          </table:table-cell>
          <table:table-cell office:value-type="percentage" office:value="0.00393082" calcext:value-type="percentage">
            <text:p>0.39%</text:p>
          </table:table-cell>
          <table:table-cell office:value-type="percentage" office:value="0.0125786" calcext:value-type="percentage">
            <text:p>1.2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1.09s</text:p>
          </table:table-cell>
          <table:table-cell office:value-type="float" office:value="1226.7" calcext:value-type="float">
            <text:p>1226.7</text:p>
          </table:table-cell>
          <table:table-cell office:value-type="float" office:value="1222" calcext:value-type="float">
            <text:p>1222</text:p>
          </table:table-cell>
          <table:table-cell office:value-type="float" office:value="1242" calcext:value-type="float">
            <text:p>1242</text:p>
          </table:table-cell>
          <table:table-cell office:value-type="percentage" office:value="0.0046683" calcext:value-type="percentage">
            <text:p>0.47%</text:p>
          </table:table-cell>
          <table:table-cell office:value-type="percentage" office:value="0.000819001" calcext:value-type="percentage">
            <text:p>0.08%</text:p>
          </table:table-cell>
          <table:table-cell office:value-type="percentage" office:value="0.017199" calcext:value-type="percentage">
            <text:p>1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1.29s</text:p>
          </table:table-cell>
          <table:table-cell office:value-type="float" office:value="1083.9" calcext:value-type="float">
            <text:p>1083.9</text:p>
          </table:table-cell>
          <table:table-cell office:value-type="float" office:value="1080" calcext:value-type="float">
            <text:p>1080</text:p>
          </table:table-cell>
          <table:table-cell office:value-type="float" office:value="1089" calcext:value-type="float">
            <text:p>1089</text:p>
          </table:table-cell>
          <table:table-cell office:value-type="percentage" office:value="0.0158388" calcext:value-type="percentage">
            <text:p>1.58%</text:p>
          </table:table-cell>
          <table:table-cell office:value-type="percentage" office:value="0.0121837" calcext:value-type="percentage">
            <text:p>1.22%</text:p>
          </table:table-cell>
          <table:table-cell office:value-type="percentage" office:value="0.0206186" calcext:value-type="percentage">
            <text:p>2.0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1.38s</text:p>
          </table:table-cell>
          <table:table-cell office:value-type="float" office:value="819.9" calcext:value-type="float">
            <text:p>819.9</text:p>
          </table:table-cell>
          <table:table-cell office:value-type="float" office:value="818" calcext:value-type="float">
            <text:p>818</text:p>
          </table:table-cell>
          <table:table-cell office:value-type="float" office:value="823" calcext:value-type="float">
            <text:p>823</text:p>
          </table:table-cell>
          <table:table-cell office:value-type="percentage" office:value="0.00601227" calcext:value-type="percentage">
            <text:p>0.60%</text:p>
          </table:table-cell>
          <table:table-cell office:value-type="percentage" office:value="0.00368098" calcext:value-type="percentage">
            <text:p>0.37%</text:p>
          </table:table-cell>
          <table:table-cell office:value-type="percentage" office:value="0.00981595" calcext:value-type="percentage">
            <text:p>0.9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0.19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0.17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0.24s</text:p>
          </table:table-cell>
          <table:table-cell table:number-columns-repeated="3" office:value-type="float" office:value="835" calcext:value-type="float">
            <text:p>83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0.38s</text:p>
          </table:table-cell>
          <table:table-cell office:value-type="float" office:value="522.3" calcext:value-type="float">
            <text:p>522.3</text:p>
          </table:table-cell>
          <table:table-cell office:value-type="float" office:value="521" calcext:value-type="float">
            <text:p>521</text:p>
          </table:table-cell>
          <table:table-cell office:value-type="float" office:value="528" calcext:value-type="float">
            <text:p>528</text:p>
          </table:table-cell>
          <table:table-cell office:value-type="percentage" office:value="0.0024952" calcext:value-type="percentage">
            <text:p>0.2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4357" calcext:value-type="percentage">
            <text:p>1.3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1.00s</text:p>
          </table:table-cell>
          <table:table-cell office:value-type="float" office:value="837.7" calcext:value-type="float">
            <text:p>837.7</text:p>
          </table:table-cell>
          <table:table-cell office:value-type="float" office:value="833" calcext:value-type="float">
            <text:p>833</text:p>
          </table:table-cell>
          <table:table-cell office:value-type="float" office:value="844" calcext:value-type="float">
            <text:p>844</text:p>
          </table:table-cell>
          <table:table-cell office:value-type="percentage" office:value="0.00927711" calcext:value-type="percentage">
            <text:p>0.93%</text:p>
          </table:table-cell>
          <table:table-cell office:value-type="percentage" office:value="0.00361446" calcext:value-type="percentage">
            <text:p>0.36%</text:p>
          </table:table-cell>
          <table:table-cell office:value-type="percentage" office:value="0.0168675" calcext:value-type="percentage">
            <text:p>1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1.15s</text:p>
          </table:table-cell>
          <table:table-cell office:value-type="float" office:value="1031.1" calcext:value-type="float">
            <text:p>1031.1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percentage" office:value="0.00989226" calcext:value-type="percentage">
            <text:p>0.99%</text:p>
          </table:table-cell>
          <table:table-cell office:value-type="percentage" office:value="0.0029383" calcext:value-type="percentage">
            <text:p>0.29%</text:p>
          </table:table-cell>
          <table:table-cell office:value-type="percentage" office:value="0.0156709" calcext:value-type="percentage">
            <text:p>1.5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0.85s</text:p>
          </table:table-cell>
          <table:table-cell office:value-type="float" office:value="688" calcext:value-type="float">
            <text:p>688</text:p>
          </table:table-cell>
          <table:table-cell office:value-type="float" office:value="685" calcext:value-type="float">
            <text:p>685</text:p>
          </table:table-cell>
          <table:table-cell office:value-type="float" office:value="692" calcext:value-type="float">
            <text:p>692</text:p>
          </table:table-cell>
          <table:table-cell office:value-type="percentage" office:value="0.00879765" calcext:value-type="percentage">
            <text:p>0.88%</text:p>
          </table:table-cell>
          <table:table-cell office:value-type="percentage" office:value="0.00439883" calcext:value-type="percentage">
            <text:p>0.44%</text:p>
          </table:table-cell>
          <table:table-cell office:value-type="percentage" office:value="0.0146628" calcext:value-type="percentage">
            <text:p>1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0.83s</text:p>
          </table:table-cell>
          <table:table-cell office:value-type="float" office:value="738.8" calcext:value-type="float">
            <text:p>738.8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office:value-type="percentage" office:value="0.00517007" calcext:value-type="percentage">
            <text:p>0.52%</text:p>
          </table:table-cell>
          <table:table-cell office:value-type="percentage" office:value="0.00272109" calcext:value-type="percentage">
            <text:p>0.27%</text:p>
          </table:table-cell>
          <table:table-cell office:value-type="percentage" office:value="0.0122449" calcext:value-type="percentage">
            <text:p>1.2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0.84s</text:p>
          </table:table-cell>
          <table:table-cell table:number-columns-repeated="3" office:value-type="float" office:value="820" calcext:value-type="float">
            <text:p>82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2.40s</text:p>
          </table:table-cell>
          <table:table-cell office:value-type="float" office:value="1035.1" calcext:value-type="float">
            <text:p>1035.1</text:p>
          </table:table-cell>
          <table:table-cell office:value-type="float" office:value="1034" calcext:value-type="float">
            <text:p>1034</text:p>
          </table:table-cell>
          <table:table-cell office:value-type="float" office:value="1039" calcext:value-type="float">
            <text:p>1039</text:p>
          </table:table-cell>
          <table:table-cell office:value-type="percentage" office:value="0.00106383" calcext:value-type="percentage">
            <text:p>0.1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83559" calcext:value-type="percentage">
            <text:p>0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3.29s</text:p>
          </table:table-cell>
          <table:table-cell office:value-type="float" office:value="1033.1" calcext:value-type="float">
            <text:p>1033.1</text:p>
          </table:table-cell>
          <table:table-cell office:value-type="float" office:value="1022" calcext:value-type="float">
            <text:p>1022</text:p>
          </table:table-cell>
          <table:table-cell office:value-type="float" office:value="1043" calcext:value-type="float">
            <text:p>1043</text:p>
          </table:table-cell>
          <table:table-cell office:value-type="percentage" office:value="0.0178325" calcext:value-type="percentage">
            <text:p>1.78%</text:p>
          </table:table-cell>
          <table:table-cell office:value-type="percentage" office:value="0.00689655" calcext:value-type="percentage">
            <text:p>0.69%</text:p>
          </table:table-cell>
          <table:table-cell office:value-type="percentage" office:value="0.0275862" calcext:value-type="percentage">
            <text:p>2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5.76s</text:p>
          </table:table-cell>
          <table:table-cell office:value-type="float" office:value="1308.4" calcext:value-type="float">
            <text:p>1308.4</text:p>
          </table:table-cell>
          <table:table-cell office:value-type="float" office:value="1299" calcext:value-type="float">
            <text:p>1299</text:p>
          </table:table-cell>
          <table:table-cell office:value-type="float" office:value="1315" calcext:value-type="float">
            <text:p>1315</text:p>
          </table:table-cell>
          <table:table-cell office:value-type="percentage" office:value="0.0270016" calcext:value-type="percentage">
            <text:p>2.70%</text:p>
          </table:table-cell>
          <table:table-cell office:value-type="percentage" office:value="0.0196232" calcext:value-type="percentage">
            <text:p>1.96%</text:p>
          </table:table-cell>
          <table:table-cell office:value-type="percentage" office:value="0.0321821" calcext:value-type="percentage">
            <text:p>3.2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6.49s</text:p>
          </table:table-cell>
          <table:table-cell office:value-type="float" office:value="1310.7" calcext:value-type="float">
            <text:p>1310.7</text:p>
          </table:table-cell>
          <table:table-cell office:value-type="float" office:value="1302" calcext:value-type="float">
            <text:p>1302</text:p>
          </table:table-cell>
          <table:table-cell office:value-type="float" office:value="1323" calcext:value-type="float">
            <text:p>1323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211765" calcext:value-type="percentage">
            <text:p>2.12%</text:p>
          </table:table-cell>
          <table:table-cell office:value-type="percentage" office:value="0.0376471" calcext:value-type="percentage">
            <text:p>3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1.46s</text:p>
          </table:table-cell>
          <table:table-cell office:value-type="float" office:value="681.5" calcext:value-type="float">
            <text:p>681.5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percentage" office:value="0.000734214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93686" calcext:value-type="percentage">
            <text:p>0.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20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15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18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16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16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0.28s</text:p>
          </table:table-cell>
          <table:table-cell table:number-columns-repeated="3" office:value-type="float" office:value="529" calcext:value-type="float">
            <text:p>52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0.34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0.50s</text:p>
          </table:table-cell>
          <table:table-cell office:value-type="float" office:value="701.8" calcext:value-type="float">
            <text:p>701.8</text:p>
          </table:table-cell>
          <table:table-cell office:value-type="float" office:value="697" calcext:value-type="float">
            <text:p>697</text:p>
          </table:table-cell>
          <table:table-cell office:value-type="float" office:value="706" calcext:value-type="float">
            <text:p>706</text:p>
          </table:table-cell>
          <table:table-cell office:value-type="percentage" office:value="0.00833333" calcext:value-type="percentage">
            <text:p>0.83%</text:p>
          </table:table-cell>
          <table:table-cell office:value-type="percentage" office:value="0.00143678" calcext:value-type="percentage">
            <text:p>0.14%</text:p>
          </table:table-cell>
          <table:table-cell office:value-type="percentage" office:value="0.0143678" calcext:value-type="percentage">
            <text:p>1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0.43s</text:p>
          </table:table-cell>
          <table:table-cell office:value-type="float" office:value="556" calcext:value-type="float">
            <text:p>556</text:p>
          </table:table-cell>
          <table:table-cell office:value-type="float" office:value="554" calcext:value-type="float">
            <text:p>554</text:p>
          </table:table-cell>
          <table:table-cell office:value-type="float" office:value="561" calcext:value-type="float">
            <text:p>561</text:p>
          </table:table-cell>
          <table:table-cell office:value-type="percentage" office:value="0.00361011" calcext:value-type="percentage">
            <text:p>0.3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26354" calcext:value-type="percentage">
            <text:p>1.2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0.48s</text:p>
          </table:table-cell>
          <table:table-cell office:value-type="float" office:value="747.5" calcext:value-type="float">
            <text:p>747.5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0877193" calcext:value-type="percentage">
            <text:p>0.88%</text:p>
          </table:table-cell>
          <table:table-cell office:value-type="percentage" office:value="0.00809717" calcext:value-type="percentage">
            <text:p>0.81%</text:p>
          </table:table-cell>
          <table:table-cell office:value-type="percentage" office:value="0.00944669" calcext:value-type="percentage">
            <text:p>0.9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0.59s</text:p>
          </table:table-cell>
          <table:table-cell office:value-type="float" office:value="697.7" calcext:value-type="float">
            <text:p>697.7</text:p>
          </table:table-cell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percentage" office:value="0.00533141" calcext:value-type="percentage">
            <text:p>0.53%</text:p>
          </table:table-cell>
          <table:table-cell office:value-type="percentage" office:value="0.00144092" calcext:value-type="percentage">
            <text:p>0.14%</text:p>
          </table:table-cell>
          <table:table-cell office:value-type="percentage" office:value="0.0100865" calcext:value-type="percentage">
            <text:p>1.0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0.53s</text:p>
          </table:table-cell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576" calcext:value-type="float">
            <text:p>576</text:p>
          </table:table-cell>
          <table:table-cell office:value-type="percentage" office:value="0.00704225" calcext:value-type="percentage">
            <text:p>0.7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0845" calcext:value-type="percentage">
            <text:p>1.4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0.63s</text:p>
          </table:table-cell>
          <table:table-cell office:value-type="float" office:value="747.9" calcext:value-type="float">
            <text:p>747.9</text:p>
          </table:table-cell>
          <table:table-cell office:value-type="float" office:value="745" calcext:value-type="float">
            <text:p>745</text:p>
          </table:table-cell>
          <table:table-cell office:value-type="float" office:value="753" calcext:value-type="float">
            <text:p>753</text:p>
          </table:table-cell>
          <table:table-cell office:value-type="percentage" office:value="0.00524194" calcext:value-type="percentage">
            <text:p>0.52%</text:p>
          </table:table-cell>
          <table:table-cell office:value-type="percentage" office:value="0.00134409" calcext:value-type="percentage">
            <text:p>0.13%</text:p>
          </table:table-cell>
          <table:table-cell office:value-type="percentage" office:value="0.0120968" calcext:value-type="percentage">
            <text:p>1.2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0.62s</text:p>
          </table:table-cell>
          <table:table-cell office:value-type="float" office:value="974" calcext:value-type="float">
            <text:p>974</text:p>
          </table:table-cell>
          <table:table-cell office:value-type="float" office:value="968" calcext:value-type="float">
            <text:p>968</text:p>
          </table:table-cell>
          <table:table-cell office:value-type="float" office:value="976" calcext:value-type="float">
            <text:p>976</text:p>
          </table:table-cell>
          <table:table-cell office:value-type="percentage" office:value="0.00619835" calcext:value-type="percentage">
            <text:p>0.6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26446" calcext:value-type="percentage">
            <text:p>0.8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0.63s</text:p>
          </table:table-cell>
          <table:table-cell office:value-type="float" office:value="802" calcext:value-type="float">
            <text:p>802</text:p>
          </table:table-cell>
          <table:table-cell office:value-type="float" office:value="792" calcext:value-type="float">
            <text:p>792</text:p>
          </table:table-cell>
          <table:table-cell office:value-type="float" office:value="809" calcext:value-type="float">
            <text:p>809</text:p>
          </table:table-cell>
          <table:table-cell office:value-type="percentage" office:value="0.0126263" calcext:value-type="percentage">
            <text:p>1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14646" calcext:value-type="percentage">
            <text:p>2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1.00s</text:p>
          </table:table-cell>
          <table:table-cell office:value-type="float" office:value="833.8" calcext:value-type="float">
            <text:p>833.8</text:p>
          </table:table-cell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percentage" office:value="0.00822249" calcext:value-type="percentage">
            <text:p>0.82%</text:p>
          </table:table-cell>
          <table:table-cell office:value-type="percentage" office:value="0.00362757" calcext:value-type="percentage">
            <text:p>0.36%</text:p>
          </table:table-cell>
          <table:table-cell office:value-type="percentage" office:value="0.0133011" calcext:value-type="percentage">
            <text:p>1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0.91s</text:p>
          </table:table-cell>
          <table:table-cell office:value-type="float" office:value="594.4" calcext:value-type="float">
            <text:p>594.4</text:p>
          </table:table-cell>
          <table:table-cell office:value-type="float" office:value="593" calcext:value-type="float">
            <text:p>593</text:p>
          </table:table-cell>
          <table:table-cell office:value-type="float" office:value="600" calcext:value-type="float">
            <text:p>600</text:p>
          </table:table-cell>
          <table:table-cell office:value-type="percentage" office:value="0.00236088" calcext:value-type="percentage">
            <text:p>0.2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18044" calcext:value-type="percentage">
            <text:p>1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0.85s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office:value-type="float" office:value="633" calcext:value-type="float">
            <text:p>633</text:p>
          </table:table-cell>
          <table:table-cell office:value-type="percentage" office:value="0.00318979" calcext:value-type="percentage">
            <text:p>0.32%</text:p>
          </table:table-cell>
          <table:table-cell office:value-type="percentage" office:value="0.0015949" calcext:value-type="percentage">
            <text:p>0.16%</text:p>
          </table:table-cell>
          <table:table-cell office:value-type="percentage" office:value="0.00956938" calcext:value-type="percentage">
            <text:p>0.96%</text:p>
          </table:table-cell>
          <table:table-cell table:number-columns-repeated="7"/>
        </table:table-row>
      </table:table>
      <table:table table:name="sa" table:style-name="ta1">
        <office:forms form:automatic-focus="false" form:apply-design-mode="false"/>
        <table:table-column table:style-name="co9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2.06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96];[.$J2]&amp;&quot;*&quot;;[.F2:.F96])" office:value-type="percentage" office:value="0.0049201272962963" calcext:value-type="percentage">
            <text:p>0.49%</text:p>
          </table:table-cell>
          <table:table-cell table:style-name="ce2" table:formula="of:=AVERAGEIF([.$A2:.$A96];[.$J2]&amp;&quot;*&quot;;[.G2:.G96])" office:value-type="percentage" office:value="0.00271078659259259" calcext:value-type="percentage">
            <text:p>0.27%</text:p>
          </table:table-cell>
          <table:table-cell table:style-name="ce2" table:formula="of:=AVERAGEIF([.$A2:.$A96];[.$J2]&amp;&quot;*&quot;;[.H2:.H96])" office:value-type="percentage" office:value="0.00732948614814815" calcext:value-type="percentage">
            <text:p>0.73%</text:p>
          </table:table-cell>
          <table:table-cell/>
          <table:table-cell table:formula="of:=COUNTIF([.$G2:.$G110];&quot;=0&quot;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2.45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97];[.$J3]&amp;&quot;*&quot;;[.F3:.F97])" office:value-type="percentage" office:value="0.00392945395" calcext:value-type="percentage">
            <text:p>0.39%</text:p>
          </table:table-cell>
          <table:table-cell table:style-name="ce2" table:formula="of:=AVERAGEIF([.$A3:.$A97];[.$J3]&amp;&quot;*&quot;;[.G3:.G97])" office:value-type="percentage" office:value="0.0020114346" calcext:value-type="percentage">
            <text:p>0.20%</text:p>
          </table:table-cell>
          <table:table-cell table:style-name="ce2" table:formula="of:=AVERAGEIF([.$A3:.$A97];[.$J3]&amp;&quot;*&quot;;[.H3:.H97])" office:value-type="percentage" office:value="0.007011363" calcext:value-type="percentage">
            <text:p>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2.76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98];[.$J4]&amp;&quot;*&quot;;[.F4:.F98])" office:value-type="percentage" office:value="0.009083006" calcext:value-type="percentage">
            <text:p>0.91%</text:p>
          </table:table-cell>
          <table:table-cell table:style-name="ce2" table:formula="of:=AVERAGEIF([.$A4:.$A98];[.$J4]&amp;&quot;*&quot;;[.G4:.G98])" office:value-type="percentage" office:value="0.005023664" calcext:value-type="percentage">
            <text:p>0.50%</text:p>
          </table:table-cell>
          <table:table-cell table:style-name="ce2" table:formula="of:=AVERAGEIF([.$A4:.$A98];[.$J4]&amp;&quot;*&quot;;[.H4:.H98])" office:value-type="percentage" office:value="0.01297597" calcext:value-type="percentage">
            <text:p>1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2.56s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99];[.$J5]&amp;&quot;*&quot;;[.F5:.F99])" office:value-type="percentage" office:value="0.0478698902" calcext:value-type="percentage">
            <text:p>4.79%</text:p>
          </table:table-cell>
          <table:table-cell table:style-name="ce2" table:formula="of:=AVERAGEIF([.$A5:.$A99];[.$J5]&amp;&quot;*&quot;;[.G5:.G99])" office:value-type="percentage" office:value="0.03154862" calcext:value-type="percentage">
            <text:p>3.15%</text:p>
          </table:table-cell>
          <table:table-cell table:style-name="ce2" table:formula="of:=AVERAGEIF([.$A5:.$A99];[.$J5]&amp;&quot;*&quot;;[.H5:.H99])" office:value-type="percentage" office:value="0.059695782" calcext:value-type="percentage">
            <text:p>5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2.61s</text:p>
          </table:table-cell>
          <table:table-cell office:value-type="float" office:value="802.8" calcext:value-type="float">
            <text:p>802.8</text:p>
          </table:table-cell>
          <table:table-cell office:value-type="float" office:value="799" calcext:value-type="float">
            <text:p>799</text:p>
          </table:table-cell>
          <table:table-cell office:value-type="float" office:value="807" calcext:value-type="float">
            <text:p>807</text:p>
          </table:table-cell>
          <table:table-cell office:value-type="percentage" office:value="0.00475594" calcext:value-type="percentage">
            <text:p>0.4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0125" calcext:value-type="percentage">
            <text:p>1.00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100];[.$J6]&amp;&quot;*&quot;;[.F6:.F100])" office:value-type="percentage" office:value="0.0049583878" calcext:value-type="percentage">
            <text:p>0.50%</text:p>
          </table:table-cell>
          <table:table-cell table:style-name="ce2" table:formula="of:=AVERAGEIF([.$A6:.$A100];[.$J6]&amp;&quot;*&quot;;[.G6:.G100])" office:value-type="percentage" office:value="0.0014368965" calcext:value-type="percentage">
            <text:p>0.14%</text:p>
          </table:table-cell>
          <table:table-cell table:style-name="ce2" table:formula="of:=AVERAGEIF([.$A6:.$A100];[.$J6]&amp;&quot;*&quot;;[.H6:.H100])" office:value-type="percentage" office:value="0.0080370485" calcext:value-type="percentage">
            <text:p>0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3.10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1];[.$J7]&amp;&quot;*&quot;;[.F7:.F101])" office:value-type="string" office:string-value="" calcext:value-type="error">
            <text:p>#DIV/0!</text:p>
          </table:table-cell>
          <table:table-cell table:style-name="ce2" table:formula="of:=AVERAGEIF([.$A7:.$A101];[.$J7]&amp;&quot;*&quot;;[.G7:.G101])" office:value-type="string" office:string-value="" calcext:value-type="error">
            <text:p>#DIV/0!</text:p>
          </table:table-cell>
          <table:table-cell table:style-name="ce2" table:formula="of:=AVERAGEIF([.$A7:.$A101];[.$J7]&amp;&quot;*&quot;;[.H7:.H10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3.23s</text:p>
          </table:table-cell>
          <table:table-cell table:number-columns-repeated="3" office:value-type="float" office:value="949" calcext:value-type="float">
            <text:p>94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3.37s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3.25s</text:p>
          </table:table-cell>
          <table:table-cell office:value-type="float" office:value="822.8" calcext:value-type="float">
            <text:p>822.8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0973236" calcext:value-type="percentage">
            <text:p>0.1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3.47s</text:p>
          </table:table-cell>
          <table:table-cell office:value-type="float" office:value="832.5" calcext:value-type="float">
            <text:p>832.5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0180505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40674" calcext:value-type="percentage">
            <text:p>0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4.10s</text:p>
          </table:table-cell>
          <table:table-cell office:value-type="float" office:value="937.4" calcext:value-type="float">
            <text:p>937.4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percentage" office:value="0.00042689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20171" calcext:value-type="percentage">
            <text:p>0.3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4.92s</text:p>
          </table:table-cell>
          <table:table-cell office:value-type="float" office:value="952.3" calcext:value-type="float">
            <text:p>952.3</text:p>
          </table:table-cell>
          <table:table-cell office:value-type="float" office:value="946" calcext:value-type="float">
            <text:p>946</text:p>
          </table:table-cell>
          <table:table-cell office:value-type="float" office:value="953" calcext:value-type="float">
            <text:p>953</text:p>
          </table:table-cell>
          <table:table-cell office:value-type="percentage" office:value="0.00879237" calcext:value-type="percentage">
            <text:p>0.88%</text:p>
          </table:table-cell>
          <table:table-cell office:value-type="percentage" office:value="0.00211864" calcext:value-type="percentage">
            <text:p>0.21%</text:p>
          </table:table-cell>
          <table:table-cell office:value-type="percentage" office:value="0.0095339" calcext:value-type="percentage">
            <text:p>0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4.09s</text:p>
          </table:table-cell>
          <table:table-cell office:value-type="float" office:value="1150" calcext:value-type="float">
            <text:p>1150</text:p>
          </table:table-cell>
          <table:table-cell office:value-type="float" office:value="1146" calcext:value-type="float">
            <text:p>1146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034904" calcext:value-type="percentage">
            <text:p>0.3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5986" calcext:value-type="percentage">
            <text:p>0.9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5.05s</text:p>
          </table:table-cell>
          <table:table-cell table:number-columns-repeated="3" office:value-type="float" office:value="914" calcext:value-type="float">
            <text:p>914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4.92s</text:p>
          </table:table-cell>
          <table:table-cell table:number-columns-repeated="3" office:value-type="float" office:value="1073" calcext:value-type="float">
            <text:p>1073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6.68s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3" office:value-type="percentage" office:value="0.00693069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6.32s</text:p>
          </table:table-cell>
          <table:table-cell office:value-type="float" office:value="1170.3" calcext:value-type="float">
            <text:p>1170.3</text:p>
          </table:table-cell>
          <table:table-cell office:value-type="float" office:value="1167" calcext:value-type="float">
            <text:p>1167</text:p>
          </table:table-cell>
          <table:table-cell office:value-type="float" office:value="1175" calcext:value-type="float">
            <text:p>1175</text:p>
          </table:table-cell>
          <table:table-cell office:value-type="percentage" office:value="0.00282776" calcext:value-type="percentage">
            <text:p>0.2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685518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8.43s</text:p>
          </table:table-cell>
          <table:table-cell office:value-type="float" office:value="1073.7" calcext:value-type="float">
            <text:p>1073.7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00652377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8.57s</text:p>
          </table:table-cell>
          <table:table-cell office:value-type="float" office:value="1359.7" calcext:value-type="float">
            <text:p>1359.7</text:p>
          </table:table-cell>
          <table:table-cell office:value-type="float" office:value="1359" calcext:value-type="float">
            <text:p>1359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00420975" calcext:value-type="percentage">
            <text:p>0.42%</text:p>
          </table:table-cell>
          <table:table-cell office:value-type="percentage" office:value="0.00369276" calcext:value-type="percentage">
            <text:p>0.37%</text:p>
          </table:table-cell>
          <table:table-cell office:value-type="percentage" office:value="0.00664697" calcext:value-type="percentage">
            <text:p>0.6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9.91s</text:p>
          </table:table-cell>
          <table:table-cell office:value-type="float" office:value="1037.6" calcext:value-type="float">
            <text:p>1037.6</text:p>
          </table:table-cell>
          <table:table-cell office:value-type="float" office:value="1035" calcext:value-type="float">
            <text:p>1035</text:p>
          </table:table-cell>
          <table:table-cell office:value-type="float" office:value="1042" calcext:value-type="float">
            <text:p>1042</text:p>
          </table:table-cell>
          <table:table-cell office:value-type="percentage" office:value="0.00348162" calcext:value-type="percentage">
            <text:p>0.35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773694" calcext:value-type="percentage">
            <text:p>0.7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9.13s</text:p>
          </table:table-cell>
          <table:table-cell office:value-type="float" office:value="1310.1" calcext:value-type="float">
            <text:p>1310.1</text:p>
          </table:table-cell>
          <table:table-cell office:value-type="float" office:value="1304" calcext:value-type="float">
            <text:p>1304</text:p>
          </table:table-cell>
          <table:table-cell office:value-type="float" office:value="1316" calcext:value-type="float">
            <text:p>1316</text:p>
          </table:table-cell>
          <table:table-cell office:value-type="percentage" office:value="0.0171584" calcext:value-type="percentage">
            <text:p>1.72%</text:p>
          </table:table-cell>
          <table:table-cell office:value-type="percentage" office:value="0.0124224" calcext:value-type="percentage">
            <text:p>1.24%</text:p>
          </table:table-cell>
          <table:table-cell office:value-type="percentage" office:value="0.0217391" calcext:value-type="percentage">
            <text:p>2.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10.35s</text:p>
          </table:table-cell>
          <table:table-cell office:value-type="float" office:value="1323.7" calcext:value-type="float">
            <text:p>1323.7</text:p>
          </table:table-cell>
          <table:table-cell office:value-type="float" office:value="1318" calcext:value-type="float">
            <text:p>1318</text:p>
          </table:table-cell>
          <table:table-cell office:value-type="float" office:value="1331" calcext:value-type="float">
            <text:p>1331</text:p>
          </table:table-cell>
          <table:table-cell office:value-type="percentage" office:value="0.00738204" calcext:value-type="percentage">
            <text:p>0.74%</text:p>
          </table:table-cell>
          <table:table-cell office:value-type="percentage" office:value="0.00304414" calcext:value-type="percentage">
            <text:p>0.30%</text:p>
          </table:table-cell>
          <table:table-cell office:value-type="percentage" office:value="0.0129376" calcext:value-type="percentage">
            <text:p>1.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8.36s</text:p>
          </table:table-cell>
          <table:table-cell office:value-type="float" office:value="1638.3" calcext:value-type="float">
            <text:p>1638.3</text:p>
          </table:table-cell>
          <table:table-cell office:value-type="float" office:value="1628" calcext:value-type="float">
            <text:p>1628</text:p>
          </table:table-cell>
          <table:table-cell office:value-type="float" office:value="1645" calcext:value-type="float">
            <text:p>1645</text:p>
          </table:table-cell>
          <table:table-cell office:value-type="percentage" office:value="0.0137995" calcext:value-type="percentage">
            <text:p>1.38%</text:p>
          </table:table-cell>
          <table:table-cell office:value-type="percentage" office:value="0.00742574" calcext:value-type="percentage">
            <text:p>0.74%</text:p>
          </table:table-cell>
          <table:table-cell office:value-type="percentage" office:value="0.0179455" calcext:value-type="percentage">
            <text:p>1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9.12s</text:p>
          </table:table-cell>
          <table:table-cell office:value-type="float" office:value="1423.1" calcext:value-type="float">
            <text:p>1423.1</text:p>
          </table:table-cell>
          <table:table-cell office:value-type="float" office:value="1416" calcext:value-type="float">
            <text:p>1416</text:p>
          </table:table-cell>
          <table:table-cell office:value-type="float" office:value="1431" calcext:value-type="float">
            <text:p>1431</text:p>
          </table:table-cell>
          <table:table-cell office:value-type="percentage" office:value="0.0157744" calcext:value-type="percentage">
            <text:p>1.58%</text:p>
          </table:table-cell>
          <table:table-cell office:value-type="percentage" office:value="0.0107066" calcext:value-type="percentage">
            <text:p>1.07%</text:p>
          </table:table-cell>
          <table:table-cell office:value-type="percentage" office:value="0.0214133" calcext:value-type="percentage">
            <text:p>2.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11.02s</text:p>
          </table:table-cell>
          <table:table-cell office:value-type="float" office:value="1180.2" calcext:value-type="float">
            <text:p>1180.2</text:p>
          </table:table-cell>
          <table:table-cell office:value-type="float" office:value="1177" calcext:value-type="float">
            <text:p>1177</text:p>
          </table:table-cell>
          <table:table-cell office:value-type="float" office:value="1184" calcext:value-type="float">
            <text:p>1184</text:p>
          </table:table-cell>
          <table:table-cell office:value-type="percentage" office:value="0.00528109" calcext:value-type="percentage">
            <text:p>0.53%</text:p>
          </table:table-cell>
          <table:table-cell office:value-type="percentage" office:value="0.00255537" calcext:value-type="percentage">
            <text:p>0.26%</text:p>
          </table:table-cell>
          <table:table-cell office:value-type="percentage" office:value="0.00851789" calcext:value-type="percentage">
            <text:p>0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12.31s</text:p>
          </table:table-cell>
          <table:table-cell office:value-type="float" office:value="1170.1" calcext:value-type="float">
            <text:p>1170.1</text:p>
          </table:table-cell>
          <table:table-cell office:value-type="float" office:value="1165" calcext:value-type="float">
            <text:p>1165</text:p>
          </table:table-cell>
          <table:table-cell office:value-type="float" office:value="1175" calcext:value-type="float">
            <text:p>1175</text:p>
          </table:table-cell>
          <table:table-cell office:value-type="percentage" office:value="0.00957722" calcext:value-type="percentage">
            <text:p>0.96%</text:p>
          </table:table-cell>
          <table:table-cell office:value-type="percentage" office:value="0.00517688" calcext:value-type="percentage">
            <text:p>0.52%</text:p>
          </table:table-cell>
          <table:table-cell office:value-type="percentage" office:value="0.013805" calcext:value-type="percentage">
            <text:p>1.3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13.35s</text:p>
          </table:table-cell>
          <table:table-cell office:value-type="float" office:value="1808" calcext:value-type="float">
            <text:p>1808</text:p>
          </table:table-cell>
          <table:table-cell office:value-type="float" office:value="1795" calcext:value-type="float">
            <text:p>1795</text:p>
          </table:table-cell>
          <table:table-cell office:value-type="float" office:value="1823" calcext:value-type="float">
            <text:p>1823</text:p>
          </table:table-cell>
          <table:table-cell office:value-type="percentage" office:value="0.0255247" calcext:value-type="percentage">
            <text:p>2.55%</text:p>
          </table:table-cell>
          <table:table-cell office:value-type="percentage" office:value="0.0181509" calcext:value-type="percentage">
            <text:p>1.82%</text:p>
          </table:table-cell>
          <table:table-cell office:value-type="percentage" office:value="0.0340329" calcext:value-type="percentage">
            <text:p>3.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1.94s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2.24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2.53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3.10s</text:p>
          </table:table-cell>
          <table:table-cell table:number-columns-repeated="3" office:value-type="float" office:value="805" calcext:value-type="float">
            <text:p>80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3.15s</text:p>
          </table:table-cell>
          <table:table-cell office:value-type="float" office:value="549.1" calcext:value-type="float">
            <text:p>549.1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00182149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82149" calcext:value-type="percentage">
            <text:p>0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3.98s</text:p>
          </table:table-cell>
          <table:table-cell office:value-type="float" office:value="830.9" calcext:value-type="float">
            <text:p>830.9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percentage" office:value="0.00229192" calcext:value-type="percentage">
            <text:p>0.23%</text:p>
          </table:table-cell>
          <table:table-cell office:value-type="percentage" office:value="0.00120627" calcext:value-type="percentage">
            <text:p>0.12%</text:p>
          </table:table-cell>
          <table:table-cell office:value-type="percentage" office:value="0.00361882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4.09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4.20s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4.81s</text:p>
          </table:table-cell>
          <table:table-cell table:number-columns-repeated="3" office:value-type="float" office:value="751" calcext:value-type="float">
            <text:p>75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4.65s</text:p>
          </table:table-cell>
          <table:table-cell office:value-type="float" office:value="680.3" calcext:value-type="float">
            <text:p>680.3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percentage" office:value="0.00339233" calcext:value-type="percentage">
            <text:p>0.3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37463" calcext:value-type="percentage">
            <text:p>0.7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5.93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6.33s</text:p>
          </table:table-cell>
          <table:table-cell table:number-columns-repeated="3" office:value-type="float" office:value="747" calcext:value-type="float">
            <text:p>747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7.37s</text:p>
          </table:table-cell>
          <table:table-cell office:value-type="float" office:value="709.8" calcext:value-type="float">
            <text:p>709.8</text:p>
          </table:table-cell>
          <table:table-cell office:value-type="float" office:value="708" calcext:value-type="float">
            <text:p>708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039604" calcext:value-type="percentage">
            <text:p>0.40%</text:p>
          </table:table-cell>
          <table:table-cell office:value-type="percentage" office:value="0.00141443" calcext:value-type="percentage">
            <text:p>0.14%</text:p>
          </table:table-cell>
          <table:table-cell office:value-type="percentage" office:value="0.00707214" calcext:value-type="percentage">
            <text:p>0.7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6.87s</text:p>
          </table:table-cell>
          <table:table-cell office:value-type="float" office:value="1607.2" calcext:value-type="float">
            <text:p>1607.2</text:p>
          </table:table-cell>
          <table:table-cell office:value-type="float" office:value="1599" calcext:value-type="float">
            <text:p>1599</text:p>
          </table:table-cell>
          <table:table-cell office:value-type="float" office:value="1615" calcext:value-type="float">
            <text:p>1615</text:p>
          </table:table-cell>
          <table:table-cell office:value-type="percentage" office:value="0.0057572" calcext:value-type="percentage">
            <text:p>0.58%</text:p>
          </table:table-cell>
          <table:table-cell office:value-type="percentage" office:value="0.000625782" calcext:value-type="percentage">
            <text:p>0.06%</text:p>
          </table:table-cell>
          <table:table-cell office:value-type="percentage" office:value="0.0106383" calcext:value-type="percentage">
            <text:p>1.0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9.40s</text:p>
          </table:table-cell>
          <table:table-cell office:value-type="float" office:value="1512" calcext:value-type="float">
            <text:p>1512</text:p>
          </table:table-cell>
          <table:table-cell office:value-type="float" office:value="1504" calcext:value-type="float">
            <text:p>1504</text:p>
          </table:table-cell>
          <table:table-cell office:value-type="float" office:value="1535" calcext:value-type="float">
            <text:p>1535</text:p>
          </table:table-cell>
          <table:table-cell office:value-type="percentage" office:value="0.0106952" calcext:value-type="percentage">
            <text:p>1.07%</text:p>
          </table:table-cell>
          <table:table-cell office:value-type="percentage" office:value="0.00534759" calcext:value-type="percentage">
            <text:p>0.53%</text:p>
          </table:table-cell>
          <table:table-cell office:value-type="percentage" office:value="0.0260695" calcext:value-type="percentage">
            <text:p>2.6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10.77s</text:p>
          </table:table-cell>
          <table:table-cell office:value-type="float" office:value="870.3" calcext:value-type="float">
            <text:p>870.3</text:p>
          </table:table-cell>
          <table:table-cell office:value-type="float" office:value="865" calcext:value-type="float">
            <text:p>865</text:p>
          </table:table-cell>
          <table:table-cell office:value-type="float" office:value="885" calcext:value-type="float">
            <text:p>885</text:p>
          </table:table-cell>
          <table:table-cell office:value-type="percentage" office:value="0.0108014" calcext:value-type="percentage">
            <text:p>1.08%</text:p>
          </table:table-cell>
          <table:table-cell office:value-type="percentage" office:value="0.00464576" calcext:value-type="percentage">
            <text:p>0.46%</text:p>
          </table:table-cell>
          <table:table-cell office:value-type="percentage" office:value="0.0278746" calcext:value-type="percentage">
            <text:p>2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9.98s</text:p>
          </table:table-cell>
          <table:table-cell office:value-type="float" office:value="1323.7" calcext:value-type="float">
            <text:p>1323.7</text:p>
          </table:table-cell>
          <table:table-cell office:value-type="float" office:value="1321" calcext:value-type="float">
            <text:p>1321</text:p>
          </table:table-cell>
          <table:table-cell office:value-type="float" office:value="1326" calcext:value-type="float">
            <text:p>1326</text:p>
          </table:table-cell>
          <table:table-cell office:value-type="percentage" office:value="0.00585106" calcext:value-type="percentage">
            <text:p>0.59%</text:p>
          </table:table-cell>
          <table:table-cell office:value-type="percentage" office:value="0.00379939" calcext:value-type="percentage">
            <text:p>0.38%</text:p>
          </table:table-cell>
          <table:table-cell office:value-type="percentage" office:value="0.00759878" calcext:value-type="percentage">
            <text:p>0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12.01s</text:p>
          </table:table-cell>
          <table:table-cell office:value-type="float" office:value="1042" calcext:value-type="float">
            <text:p>1042</text:p>
          </table:table-cell>
          <table:table-cell office:value-type="float" office:value="1037" calcext:value-type="float">
            <text:p>1037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00968992" calcext:value-type="percentage">
            <text:p>0.97%</text:p>
          </table:table-cell>
          <table:table-cell office:value-type="percentage" office:value="0.00484496" calcext:value-type="percentage">
            <text:p>0.48%</text:p>
          </table:table-cell>
          <table:table-cell office:value-type="percentage" office:value="0.0135659" calcext:value-type="percentage">
            <text:p>1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10.04s</text:p>
          </table:table-cell>
          <table:table-cell office:value-type="float" office:value="1289.3" calcext:value-type="float">
            <text:p>1289.3</text:p>
          </table:table-cell>
          <table:table-cell office:value-type="float" office:value="1287" calcext:value-type="float">
            <text:p>1287</text:p>
          </table:table-cell>
          <table:table-cell office:value-type="float" office:value="1291" calcext:value-type="float">
            <text:p>1291</text:p>
          </table:table-cell>
          <table:table-cell office:value-type="percentage" office:value="0.0136006" calcext:value-type="percentage">
            <text:p>1.36%</text:p>
          </table:table-cell>
          <table:table-cell office:value-type="percentage" office:value="0.0117925" calcext:value-type="percentage">
            <text:p>1.18%</text:p>
          </table:table-cell>
          <table:table-cell office:value-type="percentage" office:value="0.0149371" calcext:value-type="percentage">
            <text:p>1.4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15.61s</text:p>
          </table:table-cell>
          <table:table-cell office:value-type="float" office:value="1236.1" calcext:value-type="float">
            <text:p>1236.1</text:p>
          </table:table-cell>
          <table:table-cell office:value-type="float" office:value="1229" calcext:value-type="float">
            <text:p>1229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0123669" calcext:value-type="percentage">
            <text:p>1.24%</text:p>
          </table:table-cell>
          <table:table-cell office:value-type="percentage" office:value="0.00655201" calcext:value-type="percentage">
            <text:p>0.66%</text:p>
          </table:table-cell>
          <table:table-cell office:value-type="percentage" office:value="0.019656" calcext:value-type="percentage">
            <text:p>1.9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29.32s</text:p>
          </table:table-cell>
          <table:table-cell office:value-type="float" office:value="1094.2" calcext:value-type="float">
            <text:p>1094.2</text:p>
          </table:table-cell>
          <table:table-cell office:value-type="float" office:value="1084" calcext:value-type="float">
            <text:p>1084</text:p>
          </table:table-cell>
          <table:table-cell office:value-type="float" office:value="1104" calcext:value-type="float">
            <text:p>1104</text:p>
          </table:table-cell>
          <table:table-cell office:value-type="percentage" office:value="0.025492" calcext:value-type="percentage">
            <text:p>2.55%</text:p>
          </table:table-cell>
          <table:table-cell office:value-type="percentage" office:value="0.0159325" calcext:value-type="percentage">
            <text:p>1.59%</text:p>
          </table:table-cell>
          <table:table-cell office:value-type="percentage" office:value="0.0346767" calcext:value-type="percentage">
            <text:p>3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28.45s</text:p>
          </table:table-cell>
          <table:table-cell office:value-type="float" office:value="825.2" calcext:value-type="float">
            <text:p>825.2</text:p>
          </table:table-cell>
          <table:table-cell office:value-type="float" office:value="823" calcext:value-type="float">
            <text:p>823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25153" calcext:value-type="percentage">
            <text:p>1.25%</text:p>
          </table:table-cell>
          <table:table-cell office:value-type="percentage" office:value="0.00981595" calcext:value-type="percentage">
            <text:p>0.98%</text:p>
          </table:table-cell>
          <table:table-cell office:value-type="percentage" office:value="0.0147239" calcext:value-type="percentage">
            <text:p>1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1.17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1.14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1.80s</text:p>
          </table:table-cell>
          <table:table-cell table:number-columns-repeated="3" office:value-type="float" office:value="835" calcext:value-type="float">
            <text:p>83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5.92s</text:p>
          </table:table-cell>
          <table:table-cell table:number-columns-repeated="3" office:value-type="float" office:value="521" calcext:value-type="float">
            <text:p>52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16.42s</text:p>
          </table:table-cell>
          <table:table-cell office:value-type="float" office:value="844.2" calcext:value-type="float">
            <text:p>844.2</text:p>
          </table:table-cell>
          <table:table-cell office:value-type="float" office:value="838" calcext:value-type="float">
            <text:p>838</text:p>
          </table:table-cell>
          <table:table-cell office:value-type="float" office:value="853" calcext:value-type="float">
            <text:p>853</text:p>
          </table:table-cell>
          <table:table-cell office:value-type="percentage" office:value="0.0171084" calcext:value-type="percentage">
            <text:p>1.71%</text:p>
          </table:table-cell>
          <table:table-cell office:value-type="percentage" office:value="0.00963855" calcext:value-type="percentage">
            <text:p>0.96%</text:p>
          </table:table-cell>
          <table:table-cell office:value-type="percentage" office:value="0.0277108" calcext:value-type="percentage">
            <text:p>2.7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17.39s</text:p>
          </table:table-cell>
          <table:table-cell office:value-type="float" office:value="1037.4" calcext:value-type="float">
            <text:p>1037.4</text:p>
          </table:table-cell>
          <table:table-cell office:value-type="float" office:value="1029" calcext:value-type="float">
            <text:p>1029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0160627" calcext:value-type="percentage">
            <text:p>1.61%</text:p>
          </table:table-cell>
          <table:table-cell office:value-type="percentage" office:value="0.00783546" calcext:value-type="percentage">
            <text:p>0.78%</text:p>
          </table:table-cell>
          <table:table-cell office:value-type="percentage" office:value="0.0244858" calcext:value-type="percentage">
            <text:p>2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14.03s</text:p>
          </table:table-cell>
          <table:table-cell office:value-type="float" office:value="689" calcext:value-type="float">
            <text:p>689</text:p>
          </table:table-cell>
          <table:table-cell office:value-type="float" office:value="684" calcext:value-type="float">
            <text:p>684</text:p>
          </table:table-cell>
          <table:table-cell office:value-type="float" office:value="691" calcext:value-type="float">
            <text:p>691</text:p>
          </table:table-cell>
          <table:table-cell office:value-type="percentage" office:value="0.0102639" calcext:value-type="percentage">
            <text:p>1.03%</text:p>
          </table:table-cell>
          <table:table-cell office:value-type="percentage" office:value="0.00293255" calcext:value-type="percentage">
            <text:p>0.29%</text:p>
          </table:table-cell>
          <table:table-cell office:value-type="percentage" office:value="0.0131965" calcext:value-type="percentage">
            <text:p>1.3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15.26s</text:p>
          </table:table-cell>
          <table:table-cell office:value-type="float" office:value="741.9" calcext:value-type="float">
            <text:p>741.9</text:p>
          </table:table-cell>
          <table:table-cell office:value-type="float" office:value="738" calcext:value-type="float">
            <text:p>738</text:p>
          </table:table-cell>
          <table:table-cell office:value-type="float" office:value="746" calcext:value-type="float">
            <text:p>746</text:p>
          </table:table-cell>
          <table:table-cell office:value-type="percentage" office:value="0.00938776" calcext:value-type="percentage">
            <text:p>0.94%</text:p>
          </table:table-cell>
          <table:table-cell office:value-type="percentage" office:value="0.00408163" calcext:value-type="percentage">
            <text:p>0.41%</text:p>
          </table:table-cell>
          <table:table-cell office:value-type="percentage" office:value="0.014966" calcext:value-type="percentage">
            <text:p>1.5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25.02s</text:p>
          </table:table-cell>
          <table:table-cell office:value-type="float" office:value="820.1" calcext:value-type="float">
            <text:p>820.1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percentage" office:value="0.000121951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1951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27.64s</text:p>
          </table:table-cell>
          <table:table-cell office:value-type="float" office:value="1138.6" calcext:value-type="float">
            <text:p>1138.6</text:p>
          </table:table-cell>
          <table:table-cell office:value-type="float" office:value="1082" calcext:value-type="float">
            <text:p>1082</text:p>
          </table:table-cell>
          <table:table-cell office:value-type="float" office:value="1170" calcext:value-type="float">
            <text:p>1170</text:p>
          </table:table-cell>
          <table:table-cell office:value-type="percentage" office:value="0.101161" calcext:value-type="percentage">
            <text:p>10.12%</text:p>
          </table:table-cell>
          <table:table-cell office:value-type="percentage" office:value="0.0464217" calcext:value-type="percentage">
            <text:p>4.64%</text:p>
          </table:table-cell>
          <table:table-cell office:value-type="percentage" office:value="0.131528" calcext:value-type="percentage">
            <text:p>13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62.79s</text:p>
          </table:table-cell>
          <table:table-cell office:value-type="float" office:value="1048.9" calcext:value-type="float">
            <text:p>1048.9</text:p>
          </table:table-cell>
          <table:table-cell office:value-type="float" office:value="1038" calcext:value-type="float">
            <text:p>1038</text:p>
          </table:table-cell>
          <table:table-cell office:value-type="float" office:value="1055" calcext:value-type="float">
            <text:p>1055</text:p>
          </table:table-cell>
          <table:table-cell office:value-type="percentage" office:value="0.033399" calcext:value-type="percentage">
            <text:p>3.34%</text:p>
          </table:table-cell>
          <table:table-cell office:value-type="percentage" office:value="0.0226601" calcext:value-type="percentage">
            <text:p>2.27%</text:p>
          </table:table-cell>
          <table:table-cell office:value-type="percentage" office:value="0.0394089" calcext:value-type="percentage">
            <text:p>3.9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113.05s</text:p>
          </table:table-cell>
          <table:table-cell office:value-type="float" office:value="1339" calcext:value-type="float">
            <text:p>1339</text:p>
          </table:table-cell>
          <table:table-cell office:value-type="float" office:value="1329" calcext:value-type="float">
            <text:p>1329</text:p>
          </table:table-cell>
          <table:table-cell office:value-type="float" office:value="1352" calcext:value-type="float">
            <text:p>1352</text:p>
          </table:table-cell>
          <table:table-cell office:value-type="percentage" office:value="0.0510204" calcext:value-type="percentage">
            <text:p>5.10%</text:p>
          </table:table-cell>
          <table:table-cell office:value-type="percentage" office:value="0.0431711" calcext:value-type="percentage">
            <text:p>4.32%</text:p>
          </table:table-cell>
          <table:table-cell office:value-type="percentage" office:value="0.0612245" calcext:value-type="percentage">
            <text:p>6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113.65s</text:p>
          </table:table-cell>
          <table:table-cell office:value-type="float" office:value="1343.4" calcext:value-type="float">
            <text:p>1343.4</text:p>
          </table:table-cell>
          <table:table-cell office:value-type="float" office:value="1333" calcext:value-type="float">
            <text:p>1333</text:p>
          </table:table-cell>
          <table:table-cell office:value-type="float" office:value="1358" calcext:value-type="float">
            <text:p>1358</text:p>
          </table:table-cell>
          <table:table-cell office:value-type="percentage" office:value="0.0536471" calcext:value-type="percentage">
            <text:p>5.36%</text:p>
          </table:table-cell>
          <table:table-cell office:value-type="percentage" office:value="0.0454902" calcext:value-type="percentage">
            <text:p>4.55%</text:p>
          </table:table-cell>
          <table:table-cell office:value-type="percentage" office:value="0.065098" calcext:value-type="percentage">
            <text:p>6.5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23.54s</text:p>
          </table:table-cell>
          <table:table-cell office:value-type="float" office:value="688" calcext:value-type="float">
            <text:p>688</text:p>
          </table:table-cell>
          <table:table-cell office:value-type="float" office:value="683" calcext:value-type="float">
            <text:p>683</text:p>
          </table:table-cell>
          <table:table-cell office:value-type="float" office:value="692" calcext:value-type="float">
            <text:p>692</text:p>
          </table:table-cell>
          <table:table-cell office:value-type="percentage" office:value="0.010279" calcext:value-type="percentage">
            <text:p>1.03%</text:p>
          </table:table-cell>
          <table:table-cell office:value-type="percentage" office:value="0.00293686" calcext:value-type="percentage">
            <text:p>0.29%</text:p>
          </table:table-cell>
          <table:table-cell office:value-type="percentage" office:value="0.0161527" calcext:value-type="percentage">
            <text:p>1.6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78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59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62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63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73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1.60s</text:p>
          </table:table-cell>
          <table:table-cell table:number-columns-repeated="3" office:value-type="float" office:value="529" calcext:value-type="float">
            <text:p>52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3.62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4.39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6.76s</text:p>
          </table:table-cell>
          <table:table-cell office:value-type="float" office:value="699.8" calcext:value-type="float">
            <text:p>699.8</text:p>
          </table:table-cell>
          <table:table-cell office:value-type="float" office:value="697" calcext:value-type="float">
            <text:p>697</text:p>
          </table:table-cell>
          <table:table-cell office:value-type="float" office:value="704" calcext:value-type="float">
            <text:p>704</text:p>
          </table:table-cell>
          <table:table-cell office:value-type="percentage" office:value="0.00545977" calcext:value-type="percentage">
            <text:p>0.55%</text:p>
          </table:table-cell>
          <table:table-cell office:value-type="percentage" office:value="0.00143678" calcext:value-type="percentage">
            <text:p>0.14%</text:p>
          </table:table-cell>
          <table:table-cell office:value-type="percentage" office:value="0.0114943" calcext:value-type="percentage">
            <text:p>1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6.00s</text:p>
          </table:table-cell>
          <table:table-cell office:value-type="float" office:value="554.3" calcext:value-type="float">
            <text:p>554.3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percentage" office:value="0.000541516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1011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7.45s</text:p>
          </table:table-cell>
          <table:table-cell office:value-type="float" office:value="747.5" calcext:value-type="float">
            <text:p>747.5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percentage" office:value="0.00877193" calcext:value-type="percentage">
            <text:p>0.88%</text:p>
          </table:table-cell>
          <table:table-cell office:value-type="percentage" office:value="0.00809717" calcext:value-type="percentage">
            <text:p>0.81%</text:p>
          </table:table-cell>
          <table:table-cell office:value-type="percentage" office:value="0.0107962" calcext:value-type="percentage">
            <text:p>1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8.12s</text:p>
          </table:table-cell>
          <table:table-cell office:value-type="float" office:value="698.5" calcext:value-type="float">
            <text:p>698.5</text:p>
          </table:table-cell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percentage" office:value="0.00648415" calcext:value-type="percentage">
            <text:p>0.65%</text:p>
          </table:table-cell>
          <table:table-cell office:value-type="percentage" office:value="0.00144092" calcext:value-type="percentage">
            <text:p>0.14%</text:p>
          </table:table-cell>
          <table:table-cell office:value-type="percentage" office:value="0.0100865" calcext:value-type="percentage">
            <text:p>1.0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7.08s</text:p>
          </table:table-cell>
          <table:table-cell office:value-type="float" office:value="570.8" calcext:value-type="float">
            <text:p>570.8</text:p>
          </table:table-cell>
          <table:table-cell office:value-type="float" office:value="568" calcext:value-type="float">
            <text:p>568</text:p>
          </table:table-cell>
          <table:table-cell office:value-type="float" office:value="575" calcext:value-type="float">
            <text:p>575</text:p>
          </table:table-cell>
          <table:table-cell office:value-type="percentage" office:value="0.00492958" calcext:value-type="percentage">
            <text:p>0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23239" calcext:value-type="percentage">
            <text:p>1.2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9.52s</text:p>
          </table:table-cell>
          <table:table-cell office:value-type="float" office:value="748.3" calcext:value-type="float">
            <text:p>748.3</text:p>
          </table:table-cell>
          <table:table-cell office:value-type="float" office:value="746" calcext:value-type="float">
            <text:p>746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0577957" calcext:value-type="percentage">
            <text:p>0.58%</text:p>
          </table:table-cell>
          <table:table-cell office:value-type="percentage" office:value="0.00268817" calcext:value-type="percentage">
            <text:p>0.27%</text:p>
          </table:table-cell>
          <table:table-cell office:value-type="percentage" office:value="0.0107527" calcext:value-type="percentage">
            <text:p>1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11.69s</text:p>
          </table:table-cell>
          <table:table-cell office:value-type="float" office:value="973.2" calcext:value-type="float">
            <text:p>973.2</text:p>
          </table:table-cell>
          <table:table-cell office:value-type="float" office:value="969" calcext:value-type="float">
            <text:p>969</text:p>
          </table:table-cell>
          <table:table-cell office:value-type="float" office:value="976" calcext:value-type="float">
            <text:p>976</text:p>
          </table:table-cell>
          <table:table-cell office:value-type="percentage" office:value="0.0053719" calcext:value-type="percentage">
            <text:p>0.54%</text:p>
          </table:table-cell>
          <table:table-cell office:value-type="percentage" office:value="0.00103306" calcext:value-type="percentage">
            <text:p>0.10%</text:p>
          </table:table-cell>
          <table:table-cell office:value-type="percentage" office:value="0.00826446" calcext:value-type="percentage">
            <text:p>0.8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11.20s</text:p>
          </table:table-cell>
          <table:table-cell office:value-type="float" office:value="801" calcext:value-type="float">
            <text:p>801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percentage" office:value="0.0113636" calcext:value-type="percentage">
            <text:p>1.1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4141" calcext:value-type="percentage">
            <text:p>1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13.38s</text:p>
          </table:table-cell>
          <table:table-cell office:value-type="float" office:value="840.7" calcext:value-type="float">
            <text:p>840.7</text:p>
          </table:table-cell>
          <table:table-cell office:value-type="float" office:value="832" calcext:value-type="float">
            <text:p>832</text:p>
          </table:table-cell>
          <table:table-cell office:value-type="float" office:value="846" calcext:value-type="float">
            <text:p>846</text:p>
          </table:table-cell>
          <table:table-cell office:value-type="percentage" office:value="0.0165659" calcext:value-type="percentage">
            <text:p>1.66%</text:p>
          </table:table-cell>
          <table:table-cell office:value-type="percentage" office:value="0.00604595" calcext:value-type="percentage">
            <text:p>0.60%</text:p>
          </table:table-cell>
          <table:table-cell office:value-type="percentage" office:value="0.0229746" calcext:value-type="percentage">
            <text:p>2.3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13.44s</text:p>
          </table:table-cell>
          <table:table-cell office:value-type="float" office:value="601.9" calcext:value-type="float">
            <text:p>601.9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office:value-type="percentage" office:value="0.0150084" calcext:value-type="percentage">
            <text:p>1.50%</text:p>
          </table:table-cell>
          <table:table-cell office:value-type="percentage" office:value="0.00505902" calcext:value-type="percentage">
            <text:p>0.51%</text:p>
          </table:table-cell>
          <table:table-cell office:value-type="percentage" office:value="0.0219224" calcext:value-type="percentage">
            <text:p>2.1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14.06s</text:p>
          </table:table-cell>
          <table:table-cell office:value-type="float" office:value="632.4" calcext:value-type="float">
            <text:p>632.4</text:p>
          </table:table-cell>
          <table:table-cell office:value-type="float" office:value="627" calcext:value-type="float">
            <text:p>627</text:p>
          </table:table-cell>
          <table:table-cell office:value-type="float" office:value="637" calcext:value-type="float">
            <text:p>637</text:p>
          </table:table-cell>
          <table:table-cell office:value-type="percentage" office:value="0.00861244" calcext:value-type="percentage">
            <text:p>0.8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949" calcext:value-type="percentage">
            <text:p>1.59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20:15:58.880612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3T08:20:59.510789652</dc:date>
    <meta:editing-duration>PT11H9M3S</meta:editing-duration>
    <meta:editing-cycles>5</meta:editing-cycles>
    <meta:generator>LibreOffice/6.4.4.2$Linux_X86_64 LibreOffice_project/40$Build-2</meta:generator>
    <meta:document-statistic meta:table-count="5" meta:cell-count="3617" meta:object-count="0"/>
  </office:meta>
</office:document-meta>
</file>